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8.36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9999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HARACTERISTI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HARACTERISTIC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ADD SPACE</text:p>
          </table:table-cell>
          <table:table-cell table:style-name="ce2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1ST END CONNECTION TYPE</text:p>
          </table:table-cell>
          <table:table-cell office:value-type="string" calcext:value-type="string">
            <text:p>1ST END CONNECT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office:value-type="string" calcext:value-type="string">
            <text:p>2ND END CONNECTION TYPE</text:p>
          </table:table-cell>
          <table:table-cell office:value-type="string" calcext:value-type="string">
            <text:p>2ND END CONNECT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BRASIVE DATA</text:p>
          </table:table-cell>
          <table:table-cell table:formula="of:=[.A5]" office:value-type="string" office:string-value="ABRASIVE DATA" calcext:value-type="string">
            <text:p>ABRASIV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office:value-type="string" calcext:value-type="string">
            <text:p>ABRASIVE GRAIN</text:p>
          </table:table-cell>
          <table:table-cell table:formula="of:=[.A6]" office:value-type="string" office:string-value="ABRASIVE GRAIN" calcext:value-type="string">
            <text:p>ABRASIVE GRAI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ABRASIVE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BSORBTION CAPACITY</text:p>
          </table:table-cell>
          <table:table-cell table:formula="of:=[.A8]" office:value-type="string" office:string-value="ABSORBTION CAPACITY" calcext:value-type="string">
            <text:p>ABSORBTION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office:value-type="string" calcext:value-type="string">
            <text:p>ABSORBTION CAPACITY-1</text:p>
          </table:table-cell>
          <table:table-cell office:value-type="string" calcext:value-type="string">
            <text:p>ABSORBTION CAP-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office:value-type="string" calcext:value-type="string">
            <text:p>ABSORBTION CAPACITY-2</text:p>
          </table:table-cell>
          <table:table-cell office:value-type="string" calcext:value-type="string">
            <text:p>ABSORBTION CAP-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C VOLTAGE RANGE</text:p>
          </table:table-cell>
          <table:table-cell table:formula="of:=[.A11]" office:value-type="string" office:string-value="AC VOLTAGE RANGE" calcext:value-type="string">
            <text:p>AC VOLTAGE RAN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ACCELERA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CCEPTABLE LINK SIZE</text:p>
          </table:table-cell>
          <table:table-cell table:formula="of:=[.A13]" office:value-type="string" office:string-value="ACCEPTABLE LINK SIZE" calcext:value-type="string">
            <text:p>ACCEPTABLE LINK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CCOMMODATED PIPE SIZE</text:p>
          </table:table-cell>
          <table:table-cell table:formula="of:=[.A14]" office:value-type="string" office:string-value="ACCOMMODATED PIPE SIZE" calcext:value-type="string">
            <text:p>ACCOMMODATED PIPE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CCOMODATE PIPE SIZE</text:p>
          </table:table-cell>
          <table:table-cell table:formula="of:=[.A15]" office:value-type="string" office:string-value="ACCOMODATE PIPE SIZE" calcext:value-type="string">
            <text:p>ACCOMODATE PIPE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CCOMODATION PIPE SIZE</text:p>
          </table:table-cell>
          <table:table-cell table:formula="of:=[.A16]" office:value-type="string" office:string-value="ACCOMODATION PIPE SIZE" calcext:value-type="string">
            <text:p>ACCOMODATION PIPE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CCOMODATION PIPE WALL THK</text:p>
          </table:table-cell>
          <table:table-cell table:formula="of:=[.A17]" office:value-type="string" office:string-value="ACCOMODATION PIPE WALL THK" calcext:value-type="string">
            <text:p>ACCOMODATION PIPE WALL THK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ACCURAC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CID NUMBER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ACID SOLUBIL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CID/ALKALI CONTENT</text:p>
          </table:table-cell>
          <table:table-cell table:formula="of:=[.A21]" office:value-type="string" office:string-value="ACID/ALKALI CONTENT" calcext:value-type="string">
            <text:p>ACID/ALKALI CONTE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CQUISITION TIME</text:p>
          </table:table-cell>
          <table:table-cell table:formula="of:=[.A22]" office:value-type="string" office:string-value="ACQUISITION TIME" calcext:value-type="string">
            <text:p>ACQUISITION TIM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CTIVATION MODE</text:p>
          </table:table-cell>
          <table:table-cell table:formula="of:=[.A23]" office:value-type="string" office:string-value="ACTIVATION MODE" calcext:value-type="string">
            <text:p>ACTIVATION MOD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CTIVATION TARGET</text:p>
          </table:table-cell>
          <table:table-cell table:formula="of:=[.A24]" office:value-type="string" office:string-value="ACTIVATION TARGET" calcext:value-type="string">
            <text:p>ACTIVATION TARGE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ACTIVE INGREDIE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CTIVE SURFACE AREA</text:p>
          </table:table-cell>
          <table:table-cell table:formula="of:=[.A26]" office:value-type="string" office:string-value="ACTIVE SURFACE AREA" calcext:value-type="string">
            <text:p>ACTIVE SURFACE ARE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CTUATING DEVICE</text:p>
          </table:table-cell>
          <table:table-cell table:formula="of:=[.A27]" office:value-type="string" office:string-value="ACTUATING DEVICE" calcext:value-type="string">
            <text:p>ACTUATING DEVIC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CTUATION DATA</text:p>
          </table:table-cell>
          <table:table-cell table:formula="of:=[.A28]" office:value-type="string" office:string-value="ACTUATION DATA" calcext:value-type="string">
            <text:p>ACTUATION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ACTUATION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ACTUATOR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ACTUATOR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CTUATOR SIZE</text:p>
          </table:table-cell>
          <table:table-cell table:formula="of:=[.A32]" office:value-type="string" office:string-value="ACTUATOR SIZE" calcext:value-type="string">
            <text:p>ACTUATOR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DDITIONAL DATA</text:p>
          </table:table-cell>
          <table:table-cell table:formula="of:=[.A33]" office:value-type="string" office:string-value="ADDITIONAL DATA" calcext:value-type="string">
            <text:p>ADDITIONAL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DDITIONAL EQUIPMENT DATA</text:p>
          </table:table-cell>
          <table:table-cell office:value-type="string" calcext:value-type="string">
            <text:p>EQUIPMENT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office:value-type="string" calcext:value-type="string">
            <text:p>ADDITIONAL FEATURES</text:p>
          </table:table-cell>
          <table:table-cell office:value-type="string" calcext:value-type="string">
            <text:p>ADD FEATURE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DDITIONAL FEATURES-1</text:p>
          </table:table-cell>
          <table:table-cell office:value-type="string" calcext:value-type="string">
            <text:p>ADD FEATURES-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DDITIONAL FEATURES-2</text:p>
          </table:table-cell>
          <table:table-cell office:value-type="string" calcext:value-type="string">
            <text:p>ADD FEATURES-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DDITIONAL FEATURES-3</text:p>
          </table:table-cell>
          <table:table-cell office:value-type="string" calcext:value-type="string">
            <text:p>ADD FEATURES-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DDITIONAL FEATURES-4</text:p>
          </table:table-cell>
          <table:table-cell table:formula="of:=[.A39]" office:value-type="string" office:string-value="ADDITIONAL FEATURES-4" calcext:value-type="string">
            <text:p>ADDITIONAL FEATURES-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DDITIONAL FEATURES-5</text:p>
          </table:table-cell>
          <table:table-cell table:formula="of:=[.A40]" office:value-type="string" office:string-value="ADDITIONAL FEATURES-5" calcext:value-type="string">
            <text:p>ADDITIONAL FEATURES-5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ADDITIONAL ITEM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DDITIONAL ITEMS_1</text:p>
          </table:table-cell>
          <table:table-cell office:value-type="string" calcext:value-type="string">
            <text:p>ADDITIONAL ITEM-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ADDITIONAL ITEMS_1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DDITIONAL ITEMS_2</text:p>
          </table:table-cell>
          <table:table-cell office:value-type="string" calcext:value-type="string">
            <text:p>ADDITIONAL ITEM-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DDITIONAL ITEMS_3</text:p>
          </table:table-cell>
          <table:table-cell office:value-type="string" calcext:value-type="string">
            <text:p>ADDITIONAL ITEM-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DDITIONAL ITEMS_4</text:p>
          </table:table-cell>
          <table:table-cell office:value-type="string" calcext:value-type="string">
            <text:p>ADDITIONAL ITEM-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DDITIONAL ITEMS_5</text:p>
          </table:table-cell>
          <table:table-cell office:value-type="string" calcext:value-type="string">
            <text:p>ADDITIONAL ITEM-5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ADDITIONAL ITEMS_6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ADDITIONAL ITEMS_7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ADDITIONAL ITEMS_8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ADDITIONAL ITEMS_9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DDITIVE DATA</text:p>
          </table:table-cell>
          <table:table-cell table:formula="of:=[.A52]" office:value-type="string" office:string-value="ADDITIVE DATA" calcext:value-type="string">
            <text:p>ADDITIV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DHESION</text:p>
          </table:table-cell>
          <table:table-cell table:formula="of:=[.A53]" office:value-type="string" office:string-value="ADHESION" calcext:value-type="string">
            <text:p>ADHES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DHESIVE DATA</text:p>
          </table:table-cell>
          <table:table-cell table:formula="of:=[.A54]" office:value-type="string" office:string-value="ADHESIVE DATA" calcext:value-type="string">
            <text:p>ADHESIV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DHESIVE LOCATION</text:p>
          </table:table-cell>
          <table:table-cell table:formula="of:=[.A55]" office:value-type="string" office:string-value="ADHESIVE LOCATION" calcext:value-type="string">
            <text:p>ADHESIVE LOCA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DHESIVE TYPE</text:p>
          </table:table-cell>
          <table:table-cell table:formula="of:=[.A56]" office:value-type="string" office:string-value="ADHESIVE TYPE" calcext:value-type="string">
            <text:p>ADHESIVE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ADJUSTABLE RAN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ADJUSTING METHO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IR CONSUMED</text:p>
          </table:table-cell>
          <table:table-cell table:formula="of:=[.A59]" office:value-type="string" office:string-value="AIR CONSUMED" calcext:value-type="string">
            <text:p>AIR CONSUME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IR FLOW CAPACITY</text:p>
          </table:table-cell>
          <table:table-cell table:formula="of:=[.A60]" office:value-type="string" office:string-value="AIR FLOW CAPACITY" calcext:value-type="string">
            <text:p>AIR FLOW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IR FLOW VOLUME</text:p>
          </table:table-cell>
          <table:table-cell table:formula="of:=[.A61]" office:value-type="string" office:string-value="AIR FLOW VOLUME" calcext:value-type="string">
            <text:p>AIR FLOW VOLUM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IR INLET CONNECTION</text:p>
          </table:table-cell>
          <table:table-cell office:value-type="string" calcext:value-type="string">
            <text:p>AIR INLET CONNEC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IR PRESSURE CONNECTION</text:p>
          </table:table-cell>
          <table:table-cell office:value-type="string" calcext:value-type="string">
            <text:p>AIR PRESSURE CON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IR RETENTION METHOD</text:p>
          </table:table-cell>
          <table:table-cell table:formula="of:=[.A64]" office:value-type="string" office:string-value="AIR RETENTION METHOD" calcext:value-type="string">
            <text:p>AIR RETENTION METHO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IR VELOCITY VOLUME</text:p>
          </table:table-cell>
          <table:table-cell office:value-type="string" calcext:value-type="string">
            <text:p>AIR VELOCITY VOLU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table:formula="of:=[.A66]" office:value-type="string" office:string-value="ALARM" calcext:value-type="string">
            <text:p>ALARM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LARM DELAY TIME</text:p>
          </table:table-cell>
          <table:table-cell table:formula="of:=[.A67]" office:value-type="string" office:string-value="ALARM DELAY TIME" calcext:value-type="string">
            <text:p>ALARM DELAY TIM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LARM INDICATOR</text:p>
          </table:table-cell>
          <table:table-cell table:formula="of:=[.A68]" office:value-type="string" office:string-value="ALARM INDICATOR" calcext:value-type="string">
            <text:p>ALARM INDICATO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LARM TYPE</text:p>
          </table:table-cell>
          <table:table-cell table:formula="of:=[.A69]" office:value-type="string" office:string-value="ALARM TYPE" calcext:value-type="string">
            <text:p>ALARM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MBIENT TEMPERATURE</text:p>
          </table:table-cell>
          <table:table-cell table:formula="of:=[.A70]" office:value-type="string" office:string-value="AMBIENT TEMPERATURE" calcext:value-type="string">
            <text:p>AMBIENT TEMPERATUR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AMPLITUDE RAN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ANALYSIS METHO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ANG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NGLE INCREMENTS</text:p>
          </table:table-cell>
          <table:table-cell table:formula="of:=[.A74]" office:value-type="string" office:string-value="ANGLE INCREMENTS" calcext:value-type="string">
            <text:p>ANGLE INCREMENT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NODE DIMENSIONS</text:p>
          </table:table-cell>
          <table:table-cell table:formula="of:=[.A75]" office:value-type="string" office:string-value="ANODE DIMENSIONS" calcext:value-type="string">
            <text:p>ANODE DIMENSION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NODE WEIGHT</text:p>
          </table:table-cell>
          <table:table-cell table:formula="of:=[.A76]" office:value-type="string" office:string-value="ANODE WEIGHT" calcext:value-type="string">
            <text:p>ANODE WEIGH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NTENNA CONNECTION</text:p>
          </table:table-cell>
          <table:table-cell table:formula="of:=[.A77]" office:value-type="string" office:string-value="ANTENNA CONNECTION" calcext:value-type="string">
            <text:p>ANTENNA CONNEC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NTENNA MATERIAL</text:p>
          </table:table-cell>
          <table:table-cell table:formula="of:=[.A78]" office:value-type="string" office:string-value="ANTENNA MATERIAL" calcext:value-type="string">
            <text:p>ANTENNA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NVIL</text:p>
          </table:table-cell>
          <table:table-cell table:formula="of:=[.A79]" office:value-type="string" office:string-value="ANVIL" calcext:value-type="string">
            <text:p>ANVI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PERTURE LENGTH</text:p>
          </table:table-cell>
          <table:table-cell table:formula="of:=[.A80]" office:value-type="string" office:string-value="APERTURE LENGTH" calcext:value-type="string">
            <text:p>APERTURE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PERTURE WIDTH</text:p>
          </table:table-cell>
          <table:table-cell table:formula="of:=[.A81]" office:value-type="string" office:string-value="APERTURE WIDTH" calcext:value-type="string">
            <text:p>APERTURE WID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APPEARANC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PPLICABLE FLOOR AREA</text:p>
          </table:table-cell>
          <table:table-cell table:formula="of:=[.A83]" office:value-type="string" office:string-value="APPLICABLE FLOOR AREA" calcext:value-type="string">
            <text:p>APPLICABLE FLOOR ARE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APPLICA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PPLICATION AREA</text:p>
          </table:table-cell>
          <table:table-cell table:formula="of:=[.A85]" office:value-type="string" office:string-value="APPLICATION AREA" calcext:value-type="string">
            <text:p>APPLICATION ARE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PPLICATION TYPE</text:p>
          </table:table-cell>
          <table:table-cell table:formula="of:=[.A86]" office:value-type="string" office:string-value="APPLICATION TYPE" calcext:value-type="string">
            <text:p>APPLICATION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PPLICATION-1</text:p>
          </table:table-cell>
          <table:table-cell table:formula="of:=[.A87]" office:value-type="string" office:string-value="APPLICATION-1" calcext:value-type="string">
            <text:p>APPLICATION-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PPLICATION-2</text:p>
          </table:table-cell>
          <table:table-cell table:formula="of:=[.A88]" office:value-type="string" office:string-value="APPLICATION-2" calcext:value-type="string">
            <text:p>APPLICATION-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PPLICATION-3</text:p>
          </table:table-cell>
          <table:table-cell table:formula="of:=[.A89]" office:value-type="string" office:string-value="APPLICATION-3" calcext:value-type="string">
            <text:p>APPLICATION-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PPLICATION/PARENT EQUIPMENT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PPROVAL</text:p>
          </table:table-cell>
          <table:table-cell table:formula="of:=[.A91]" office:value-type="string" office:string-value="APPROVAL" calcext:value-type="string">
            <text:p>APPROV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RBOR HOLE SIZE</text:p>
          </table:table-cell>
          <table:table-cell table:formula="of:=[.A92]" office:value-type="string" office:string-value="ARBOR HOLE SIZE" calcext:value-type="string">
            <text:p>ARBOR HOLE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RBOR SIZE OR TYPE</text:p>
          </table:table-cell>
          <table:table-cell table:formula="of:=[.A93]" office:value-type="string" office:string-value="ARBOR SIZE OR TYPE" calcext:value-type="string">
            <text:p>ARBOR SIZE OR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RCH QUANTITY</text:p>
          </table:table-cell>
          <table:table-cell table:formula="of:=[.A94]" office:value-type="string" office:string-value="ARCH QUANTITY" calcext:value-type="string">
            <text:p>ARCH QUANT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table:formula="of:=[.A95]" office:value-type="string" office:string-value="AREA" calcext:value-type="string">
            <text:p>ARE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AREA CLAS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RM DATA</text:p>
          </table:table-cell>
          <table:table-cell table:formula="of:=[.A97]" office:value-type="string" office:string-value="ARM DATA" calcext:value-type="string">
            <text:p>ARM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RM STYLE</text:p>
          </table:table-cell>
          <table:table-cell table:formula="of:=[.A98]" office:value-type="string" office:string-value="ARM STYLE" calcext:value-type="string">
            <text:p>ARM STY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RRANGEMENT</text:p>
          </table:table-cell>
          <table:table-cell table:formula="of:=[.A99]" office:value-type="string" office:string-value="ARRANGEMENT" calcext:value-type="string">
            <text:p>ARRANGEME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SH CONTENT</text:p>
          </table:table-cell>
          <table:table-cell table:formula="of:=[.A100]" office:value-type="string" office:string-value="ASH CONTENT" calcext:value-type="string">
            <text:p>ASH CONTE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SPECT RATIO</text:p>
          </table:table-cell>
          <table:table-cell table:formula="of:=[.A101]" office:value-type="string" office:string-value="ASPECT RATIO" calcext:value-type="string">
            <text:p>ASPECT RATIO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ASSAY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SSEMBLED LENGTH</text:p>
          </table:table-cell>
          <table:table-cell table:formula="of:=[.A103]" office:value-type="string" office:string-value="ASSEMBLED LENGTH" calcext:value-type="string">
            <text:p>ASSEMBLED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TTACHMENT DOCUMENT-1</text:p>
          </table:table-cell>
          <table:table-cell office:value-type="string" calcext:value-type="string">
            <text:p>ATTACHMENT DOC-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TTACHMENT DOCUMENT-2</text:p>
          </table:table-cell>
          <table:table-cell office:value-type="string" calcext:value-type="string">
            <text:p>ATTACHMENT DOC-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TTACHMENT DOCUMENT-3</text:p>
          </table:table-cell>
          <table:table-cell office:value-type="string" calcext:value-type="string">
            <text:p>ATTACHMENT DOC-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ATTACHMENT METHO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TTENUATOR</text:p>
          </table:table-cell>
          <table:table-cell table:formula="of:=[.A108]" office:value-type="string" office:string-value="ATTENUATOR" calcext:value-type="string">
            <text:p>ATTENUATO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UDIBLE DISTANCE</text:p>
          </table:table-cell>
          <table:table-cell table:formula="of:=[.A109]" office:value-type="string" office:string-value="AUDIBLE DISTANCE" calcext:value-type="string">
            <text:p>AUDIBLE DISTANC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UDIO CONNECTION</text:p>
          </table:table-cell>
          <table:table-cell table:formula="of:=[.A110]" office:value-type="string" office:string-value="AUDIO CONNECTION" calcext:value-type="string">
            <text:p>AUDIO CONNEC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UDIO INPUT</text:p>
          </table:table-cell>
          <table:table-cell table:formula="of:=[.A111]" office:value-type="string" office:string-value="AUDIO INPUT" calcext:value-type="string">
            <text:p>AUDIO INPU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UTHOR</text:p>
          </table:table-cell>
          <table:table-cell table:formula="of:=[.A112]" office:value-type="string" office:string-value="AUTHOR" calcext:value-type="string">
            <text:p>AUTHO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UTOIGNITION TEMPERATURE</text:p>
          </table:table-cell>
          <table:table-cell office:value-type="string" calcext:value-type="string">
            <text:p>AUTOIGNITION TEMP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AUXILIARY NETWORK PORT</text:p>
          </table:table-cell>
          <table:table-cell table:formula="of:=[.A114]" office:value-type="string" office:string-value="AUXILIARY NETWORK PORT" calcext:value-type="string">
            <text:p>AUXILIARY NETWORK POR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ACK DATA</text:p>
          </table:table-cell>
          <table:table-cell table:formula="of:=[.A115]" office:value-type="string" office:string-value="BACK DATA" calcext:value-type="string">
            <text:p>BACK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ACKING DATA</text:p>
          </table:table-cell>
          <table:table-cell table:formula="of:=[.A116]" office:value-type="string" office:string-value="BACKING DATA" calcext:value-type="string">
            <text:p>BACKING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ACKING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ACKREST SIZE</text:p>
          </table:table-cell>
          <table:table-cell table:formula="of:=[.A118]" office:value-type="string" office:string-value="BACKREST SIZE" calcext:value-type="string">
            <text:p>BACKREST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ALL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ALL OR PLUNGER DATA</text:p>
          </table:table-cell>
          <table:table-cell table:formula="of:=[.A120]" office:value-type="string" office:string-value="BALL OR PLUNGER DATA" calcext:value-type="string">
            <text:p>BALL OR PLUNGER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AR LENGTH</text:p>
          </table:table-cell>
          <table:table-cell table:formula="of:=[.A121]" office:value-type="string" office:string-value="BAR LENGTH" calcext:value-type="string">
            <text:p>BAR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ARREL MATERIAL</text:p>
          </table:table-cell>
          <table:table-cell table:formula="of:=[.A122]" office:value-type="string" office:string-value="BARREL MATERIAL" calcext:value-type="string">
            <text:p>BARREL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ARREL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AS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ASE COLOUR</text:p>
          </table:table-cell>
          <table:table-cell table:formula="of:=[.A125]" office:value-type="string" office:string-value="BASE COLOUR" calcext:value-type="string">
            <text:p>BASE COLOU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ASE DATA</text:p>
          </table:table-cell>
          <table:table-cell table:formula="of:=[.A126]" office:value-type="string" office:string-value="BASE DATA" calcext:value-type="string">
            <text:p>BAS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ASE DIMENSIONS</text:p>
          </table:table-cell>
          <table:table-cell table:formula="of:=[.A127]" office:value-type="string" office:string-value="BASE DIMENSIONS" calcext:value-type="string">
            <text:p>BASE DIMENSION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ASE LENGTH</text:p>
          </table:table-cell>
          <table:table-cell table:formula="of:=[.A128]" office:value-type="string" office:string-value="BASE LENGTH" calcext:value-type="string">
            <text:p>BASE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ASE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ASE MATERIAL THICKNESS</text:p>
          </table:table-cell>
          <table:table-cell table:formula="of:=[.A130]" office:value-type="string" office:string-value="BASE MATERIAL THICKNESS" calcext:value-type="string">
            <text:p>BASE MATERIAL THICKNES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ASE OR THICKEN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ASE PLATE DIAMETER</text:p>
          </table:table-cell>
          <table:table-cell office:value-type="string" calcext:value-type="string">
            <text:p>BASE PLATE DI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ASE STY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ASE TO BASE VOLTAGE</text:p>
          </table:table-cell>
          <table:table-cell table:formula="of:=[.A134]" office:value-type="string" office:string-value="BASE TO BASE VOLTAGE" calcext:value-type="string">
            <text:p>BASE TO BASE VOLTA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ASE TYPE</text:p>
          </table:table-cell>
          <table:table-cell table:formula="of:=[.A135]" office:value-type="string" office:string-value="BASE TYPE" calcext:value-type="string">
            <text:p>BASE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ASIC INPULSE LEVEL</text:p>
          </table:table-cell>
          <table:table-cell office:value-type="string" calcext:value-type="string">
            <text:p>BASIC INPULSE LEV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ASICITY</text:p>
          </table:table-cell>
          <table:table-cell table:formula="of:=[.A137]" office:value-type="string" office:string-value="BASICITY" calcext:value-type="string">
            <text:p>BASI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ATTERY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ATTERY LIFE</text:p>
          </table:table-cell>
          <table:table-cell table:formula="of:=[.A139]" office:value-type="string" office:string-value="BATTERY LIFE" calcext:value-type="string">
            <text:p>BATTERY LIF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EAM LENGTH</text:p>
          </table:table-cell>
          <table:table-cell table:formula="of:=[.A140]" office:value-type="string" office:string-value="BEAM LENGTH" calcext:value-type="string">
            <text:p>BEAM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EAN MATERIAL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EARING DATA</text:p>
          </table:table-cell>
          <table:table-cell table:formula="of:=[.A142]" office:value-type="string" office:string-value="BEARING DATA" calcext:value-type="string">
            <text:p>BEARING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EARING SHAFT SIZE</text:p>
          </table:table-cell>
          <table:table-cell office:value-type="string" calcext:value-type="string">
            <text:p>BEARING SHAFT SIZ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EARING SURFACE TYPE</text:p>
          </table:table-cell>
          <table:table-cell office:value-type="string" calcext:value-type="string">
            <text:p>BRG SURFACE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EARING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ELLOWS DATA</text:p>
          </table:table-cell>
          <table:table-cell table:formula="of:=[.A146]" office:value-type="string" office:string-value="BELLOWS DATA" calcext:value-type="string">
            <text:p>BELLOWS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ELT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END RADIU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ENDING CAPACITY</text:p>
          </table:table-cell>
          <table:table-cell table:formula="of:=[.A149]" office:value-type="string" office:string-value="BENDING CAPACITY" calcext:value-type="string">
            <text:p>BENDING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ETWEEN FRAM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INDER MATERIAL</text:p>
          </table:table-cell>
          <table:table-cell table:formula="of:=[.A151]" office:value-type="string" office:string-value="BINDER MATERIAL" calcext:value-type="string">
            <text:p>BINDER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INDING FEATURE</text:p>
          </table:table-cell>
          <table:table-cell table:formula="of:=[.A152]" office:value-type="string" office:string-value="BINDING FEATURE" calcext:value-type="string">
            <text:p>BINDING FEATUR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IT DATA</text:p>
          </table:table-cell>
          <table:table-cell table:formula="of:=[.A153]" office:value-type="string" office:string-value="BIT DATA" calcext:value-type="string">
            <text:p>BIT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IT HOLDER</text:p>
          </table:table-cell>
          <table:table-cell table:formula="of:=[.A154]" office:value-type="string" office:string-value="BIT HOLDER" calcext:value-type="string">
            <text:p>BIT HOLD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IT SIZE</text:p>
          </table:table-cell>
          <table:table-cell table:formula="of:=[.A155]" office:value-type="string" office:string-value="BIT SIZE" calcext:value-type="string">
            <text:p>BIT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LADE DIAMETER</text:p>
          </table:table-cell>
          <table:table-cell table:formula="of:=[.A156]" office:value-type="string" office:string-value="BLADE DIAMETER" calcext:value-type="string">
            <text:p>BLADE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LADE EDGE</text:p>
          </table:table-cell>
          <table:table-cell table:formula="of:=[.A157]" office:value-type="string" office:string-value="BLADE EDGE" calcext:value-type="string">
            <text:p>BLADE ED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LADE LENGTH</text:p>
          </table:table-cell>
          <table:table-cell office:value-type="string" calcext:value-type="string">
            <text:p>BLADE L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LADE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LADE QUANTITY</text:p>
          </table:table-cell>
          <table:table-cell table:formula="of:=[.A160]" office:value-type="string" office:string-value="BLADE QUANTITY" calcext:value-type="string">
            <text:p>BLADE QUANT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LADE SIZE</text:p>
          </table:table-cell>
          <table:table-cell office:value-type="string" calcext:value-type="string">
            <text:p>BLADE SZ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LADE SPEED</text:p>
          </table:table-cell>
          <table:table-cell table:formula="of:=[.A162]" office:value-type="string" office:string-value="BLADE SPEED" calcext:value-type="string">
            <text:p>BLADE SPEE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LADE STYLE</text:p>
          </table:table-cell>
          <table:table-cell office:value-type="string" calcext:value-type="string">
            <text:p>BLADE STY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LADE SYSTEM</text:p>
          </table:table-cell>
          <table:table-cell table:formula="of:=[.A164]" office:value-type="string" office:string-value="BLADE SYSTEM" calcext:value-type="string">
            <text:p>BLADE SYSTEM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LADE TYPE</text:p>
          </table:table-cell>
          <table:table-cell table:formula="of:=[.A165]" office:value-type="string" office:string-value="BLADE TYPE" calcext:value-type="string">
            <text:p>BLADE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LADE WIDTH</text:p>
          </table:table-cell>
          <table:table-cell table:formula="of:=[.A166]" office:value-type="string" office:string-value="BLADE WIDTH" calcext:value-type="string">
            <text:p>BLADE WID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LEED HOLE DATA</text:p>
          </table:table-cell>
          <table:table-cell table:formula="of:=[.A167]" office:value-type="string" office:string-value="BLEED HOLE DATA" calcext:value-type="string">
            <text:p>BLEED HOL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table:formula="of:=[.A168]" office:value-type="string" office:string-value="BLOCK" calcext:value-type="string">
            <text:p>BLOCK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LOWS PER MINUTE</text:p>
          </table:table-cell>
          <table:table-cell office:value-type="string" calcext:value-type="string">
            <text:p>BLOW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DY COLOUR</text:p>
          </table:table-cell>
          <table:table-cell table:formula="of:=[.A170]" office:value-type="string" office:string-value="BODY COLOUR" calcext:value-type="string">
            <text:p>BODY COLOU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DY DIAMETER</text:p>
          </table:table-cell>
          <table:table-cell table:formula="of:=[.A171]" office:value-type="string" office:string-value="BODY DIAMETER" calcext:value-type="string">
            <text:p>BODY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ODY DIMENSION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DY HEIGHT</text:p>
          </table:table-cell>
          <table:table-cell table:formula="of:=[.A173]" office:value-type="string" office:string-value="BODY HEIGHT" calcext:value-type="string">
            <text:p>BODY HEIGH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DY INSIDE DIAMETER</text:p>
          </table:table-cell>
          <table:table-cell table:formula="of:=[.A174]" office:value-type="string" office:string-value="BODY INSIDE DIAMETER" calcext:value-type="string">
            <text:p>BODY INSIDE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DY LENGTH</text:p>
          </table:table-cell>
          <table:table-cell table:formula="of:=[.A175]" office:value-type="string" office:string-value="BODY LENGTH" calcext:value-type="string">
            <text:p>BODY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ODY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DY OUTSIDE DIAMETER</text:p>
          </table:table-cell>
          <table:table-cell table:formula="of:=[.A177]" office:value-type="string" office:string-value="BODY OUTSIDE DIAMETER" calcext:value-type="string">
            <text:p>BODY OUTSIDE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DY OVERALL LENGTH</text:p>
          </table:table-cell>
          <table:table-cell table:formula="of:=[.A178]" office:value-type="string" office:string-value="BODY OVERALL LENGTH" calcext:value-type="string">
            <text:p>BODY OVERALL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DY STYL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DY TYPE</text:p>
          </table:table-cell>
          <table:table-cell table:formula="of:=[.A180]" office:value-type="string" office:string-value="BODY TYPE" calcext:value-type="string">
            <text:p>BODY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OILING POI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LT CAPACITY</text:p>
          </table:table-cell>
          <table:table-cell table:formula="of:=[.A182]" office:value-type="string" office:string-value="BOLT CAPACITY" calcext:value-type="string">
            <text:p>BOLT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LT CIRCLE DIAMETER</text:p>
          </table:table-cell>
          <table:table-cell table:formula="of:=[.A183]" office:value-type="string" office:string-value="BOLT CIRCLE DIAMETER" calcext:value-type="string">
            <text:p>BOLT CIRCLE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LT HOLE CENTRE TO CENTRE</text:p>
          </table:table-cell>
          <table:table-cell table:formula="of:=[.A184]" office:value-type="string" office:string-value="BOLT HOLE CENTRE TO CENTRE" calcext:value-type="string">
            <text:p>BOLT HOLE CENTRE TO CENTR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LT HOLE DIAMETER</text:p>
          </table:table-cell>
          <table:table-cell table:formula="of:=[.A185]" office:value-type="string" office:string-value="BOLT HOLE DIAMETER" calcext:value-type="string">
            <text:p>BOLT HOLE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LT HOLE QUANTITY</text:p>
          </table:table-cell>
          <table:table-cell table:formula="of:=[.A186]" office:value-type="string" office:string-value="BOLT HOLE QUANTITY" calcext:value-type="string">
            <text:p>BOLT HOLE QUANT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OLT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ND DATA</text:p>
          </table:table-cell>
          <table:table-cell table:formula="of:=[.A188]" office:value-type="string" office:string-value="BOND DATA" calcext:value-type="string">
            <text:p>BOND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ND TYPE</text:p>
          </table:table-cell>
          <table:table-cell table:formula="of:=[.A189]" office:value-type="string" office:string-value="BOND TYPE" calcext:value-type="string">
            <text:p>BOND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NNET DESIGN</text:p>
          </table:table-cell>
          <table:table-cell table:formula="of:=[.A190]" office:value-type="string" office:string-value="BONNET DESIGN" calcext:value-type="string">
            <text:p>BONNET DESIG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NNET MATERIAL</text:p>
          </table:table-cell>
          <table:table-cell office:value-type="string" calcext:value-type="string">
            <text:p>BONNE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NNET TYPE</text:p>
          </table:table-cell>
          <table:table-cell table:formula="of:=[.A192]" office:value-type="string" office:string-value="BONNET TYPE" calcext:value-type="string">
            <text:p>BONNET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P SIZE</text:p>
          </table:table-cell>
          <table:table-cell table:formula="of:=[.A193]" office:value-type="string" office:string-value="BOP SIZE" calcext:value-type="string">
            <text:p>BOP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RE</text:p>
          </table:table-cell>
          <table:table-cell table:formula="of:=[.A194]" office:value-type="string" office:string-value="BORE" calcext:value-type="string">
            <text:p>BOR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RE DEPTH</text:p>
          </table:table-cell>
          <table:table-cell table:formula="of:=[.A195]" office:value-type="string" office:string-value="BORE DEPTH" calcext:value-type="string">
            <text:p>BORE DEP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ORE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RE LARGEST DIAMETER</text:p>
          </table:table-cell>
          <table:table-cell table:formula="of:=[.A197]" office:value-type="string" office:string-value="BORE LARGEST DIAMETER" calcext:value-type="string">
            <text:p>BORE LARGEST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RE LENGTH</text:p>
          </table:table-cell>
          <table:table-cell office:value-type="string" calcext:value-type="string">
            <text:p>BORE L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RE LOWER OR OVERSIZE</text:p>
          </table:table-cell>
          <table:table-cell table:formula="of:=[.A199]" office:value-type="string" office:string-value="BORE LOWER OR OVERSIZE" calcext:value-type="string">
            <text:p>BORE LOWER OR OVER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RE SHAPE</text:p>
          </table:table-cell>
          <table:table-cell office:value-type="string" calcext:value-type="string">
            <text:p>BORE SHP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RE SIZE</text:p>
          </table:table-cell>
          <table:table-cell table:formula="of:=[.A201]" office:value-type="string" office:string-value="BORE SIZE" calcext:value-type="string">
            <text:p>BORE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RE SMALLEST DIAMETER</text:p>
          </table:table-cell>
          <table:table-cell table:formula="of:=[.A202]" office:value-type="string" office:string-value="BORE SMALLEST DIAMETER" calcext:value-type="string">
            <text:p>BORE SMALLEST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ORE STY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RE TYPE</text:p>
          </table:table-cell>
          <table:table-cell table:formula="of:=[.A204]" office:value-type="string" office:string-value="BORE TYPE" calcext:value-type="string">
            <text:p>BORE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TTLES DATA</text:p>
          </table:table-cell>
          <table:table-cell table:formula="of:=[.A205]" office:value-type="string" office:string-value="BOTTLES DATA" calcext:value-type="string">
            <text:p>BOTTLES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TTOM CONNECTION DATA</text:p>
          </table:table-cell>
          <table:table-cell table:formula="of:=[.A206]" office:value-type="string" office:string-value="BOTTOM CONNECTION DATA" calcext:value-type="string">
            <text:p>BOTTOM CONNECTION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TTOM SPOUT</text:p>
          </table:table-cell>
          <table:table-cell office:value-type="string" calcext:value-type="string">
            <text:p>BTM SPOU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TTOM THREAD CONNECTION</text:p>
          </table:table-cell>
          <table:table-cell table:formula="of:=[.A208]" office:value-type="string" office:string-value="BOTTOM THREAD CONNECTION" calcext:value-type="string">
            <text:p>BOTTOM THREAD CONNEC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WL MATERIAL</text:p>
          </table:table-cell>
          <table:table-cell table:formula="of:=[.A209]" office:value-type="string" office:string-value="BOWL MATERIAL" calcext:value-type="string">
            <text:p>BOWL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WL,GLASS OR DIFFUSER</text:p>
          </table:table-cell>
          <table:table-cell table:formula="of:=[.A210]" office:value-type="string" office:string-value="BOWL,GLASS OR DIFFUSER" calcext:value-type="string">
            <text:p>BOWL,GLASS OR DIFFUS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OX MATERIAL</text:p>
          </table:table-cell>
          <table:table-cell table:formula="of:=[.A211]" office:value-type="string" office:string-value="BOX MATERIAL" calcext:value-type="string">
            <text:p>BOX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RAID MATERIAL</text:p>
          </table:table-cell>
          <table:table-cell table:formula="of:=[.A212]" office:value-type="string" office:string-value="BRAID MATERIAL" calcext:value-type="string">
            <text:p>BRAID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RAKING DIAMETER</text:p>
          </table:table-cell>
          <table:table-cell table:formula="of:=[.A213]" office:value-type="string" office:string-value="BRAKING DIAMETER" calcext:value-type="string">
            <text:p>BRAKING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RANCH CONNECTION DATA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RANCH SIZE</text:p>
          </table:table-cell>
          <table:table-cell table:formula="of:=[.A215]" office:value-type="string" office:string-value="BRANCH SIZE" calcext:value-type="string">
            <text:p>BRANCH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RAND</text:p>
          </table:table-cell>
          <table:table-cell table:formula="of:=[.A216]" office:value-type="string" office:string-value="BRAND" calcext:value-type="string">
            <text:p>BRAN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RAND OR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RAND/MANUFACTURER</text:p>
          </table:table-cell>
          <table:table-cell table:formula="of:=[.A218]" office:value-type="string" office:string-value="BRAND/MANUFACTURER" calcext:value-type="string">
            <text:p>BRAND/MANUFACTUR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REAKDOWN VOLTAGE</text:p>
          </table:table-cell>
          <table:table-cell table:formula="of:=[.A219]" office:value-type="string" office:string-value="BREAKDOWN VOLTAGE" calcext:value-type="string">
            <text:p>BREAKDOWN VOLTA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REAKING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REAKING CURRENT</text:p>
          </table:table-cell>
          <table:table-cell table:formula="of:=[.A221]" office:value-type="string" office:string-value="BREAKING CURRENT" calcext:value-type="string">
            <text:p>BREAKING CURRE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REAKING LOAD</text:p>
          </table:table-cell>
          <table:table-cell table:formula="of:=[.A222]" office:value-type="string" office:string-value="BREAKING LOAD" calcext:value-type="string">
            <text:p>BREAKING LOA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REAKING STRENGTH</text:p>
          </table:table-cell>
          <table:table-cell table:formula="of:=[.A223]" office:value-type="string" office:string-value="BREAKING STRENGTH" calcext:value-type="string">
            <text:p>BREAKING STR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RIGHTNESS</text:p>
          </table:table-cell>
          <table:table-cell table:formula="of:=[.A224]" office:value-type="string" office:string-value="BRIGHTNESS" calcext:value-type="string">
            <text:p>BRIGHTNES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RISTLE DIAMETER</text:p>
          </table:table-cell>
          <table:table-cell table:formula="of:=[.A225]" office:value-type="string" office:string-value="BRISTLE DIAMETER" calcext:value-type="string">
            <text:p>BRISTLE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RISTLE LENGTH</text:p>
          </table:table-cell>
          <table:table-cell table:formula="of:=[.A226]" office:value-type="string" office:string-value="BRISTLE LENGTH" calcext:value-type="string">
            <text:p>BRISTLE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RISTLE SIZE</text:p>
          </table:table-cell>
          <table:table-cell table:formula="of:=[.A227]" office:value-type="string" office:string-value="BRISTLE SIZE" calcext:value-type="string">
            <text:p>BRISTLE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ROACH DIMENSIONS</text:p>
          </table:table-cell>
          <table:table-cell table:formula="of:=[.A228]" office:value-type="string" office:string-value="BROACH DIMENSIONS" calcext:value-type="string">
            <text:p>BROACH DIMENSION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RUSH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RUSH DIMENSION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RUSH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RUSH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UFFER STRENGTH</text:p>
          </table:table-cell>
          <table:table-cell table:formula="of:=[.A233]" office:value-type="string" office:string-value="BUFFER STRENGTH" calcext:value-type="string">
            <text:p>BUFFER STR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UFFER UNDERRUN PROTECTON</text:p>
          </table:table-cell>
          <table:table-cell table:formula="of:=[.A234]" office:value-type="string" office:string-value="BUFFER UNDERRUN PROTECTON" calcext:value-type="string">
            <text:p>BUFFER UNDERRUN PROTECT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ULB DATA</text:p>
          </table:table-cell>
          <table:table-cell table:formula="of:=[.A235]" office:value-type="string" office:string-value="BULB DATA" calcext:value-type="string">
            <text:p>BULB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ULB DIAMETER</text:p>
          </table:table-cell>
          <table:table-cell office:value-type="string" calcext:value-type="string">
            <text:p>BULB DI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ULB DIMENSIONS</text:p>
          </table:table-cell>
          <table:table-cell table:formula="of:=[.A237]" office:value-type="string" office:string-value="BULB DIMENSIONS" calcext:value-type="string">
            <text:p>BULB DIMENSION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ULB LENGTH</text:p>
          </table:table-cell>
          <table:table-cell table:formula="of:=[.A238]" office:value-type="string" office:string-value="BULB LENGTH" calcext:value-type="string">
            <text:p>BULB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ULB MATERIAL</text:p>
          </table:table-cell>
          <table:table-cell table:formula="of:=[.A239]" office:value-type="string" office:string-value="BULB MATERIAL" calcext:value-type="string">
            <text:p>BULB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ULB SHAPE</text:p>
          </table:table-cell>
          <table:table-cell office:value-type="string" calcext:value-type="string">
            <text:p>BL SHA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ULB STYLE</text:p>
          </table:table-cell>
          <table:table-cell table:formula="of:=[.A241]" office:value-type="string" office:string-value="BULB STYLE" calcext:value-type="string">
            <text:p>BULB STY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ULK DENS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UOYANCY</text:p>
          </table:table-cell>
          <table:table-cell table:formula="of:=[.A243]" office:value-type="string" office:string-value="BUOYANCY" calcext:value-type="string">
            <text:p>BUOYANC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URNER CAPACITY</text:p>
          </table:table-cell>
          <table:table-cell table:formula="of:=[.A244]" office:value-type="string" office:string-value="BURNER CAPACITY" calcext:value-type="string">
            <text:p>BURNER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URST PRESSURE</text:p>
          </table:table-cell>
          <table:table-cell table:formula="of:=[.A245]" office:value-type="string" office:string-value="BURST PRESSURE" calcext:value-type="string">
            <text:p>BURST PRESSUR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URST TOLERANCE</text:p>
          </table:table-cell>
          <table:table-cell table:formula="of:=[.A246]" office:value-type="string" office:string-value="BURST TOLERANCE" calcext:value-type="string">
            <text:p>BURST TOLERANC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US SPEED</text:p>
          </table:table-cell>
          <table:table-cell table:formula="of:=[.A247]" office:value-type="string" office:string-value="BUS SPEED" calcext:value-type="string">
            <text:p>BUS SPEE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USBAR CURRENT RATING</text:p>
          </table:table-cell>
          <table:table-cell table:formula="of:=[.A248]" office:value-type="string" office:string-value="BUSBAR CURRENT RATING" calcext:value-type="string">
            <text:p>BUSBAR CURRENT RAT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USH NUMB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USH TYPE</text:p>
          </table:table-cell>
          <table:table-cell table:formula="of:=[.A250]" office:value-type="string" office:string-value="BUSH TYPE" calcext:value-type="string">
            <text:p>BUSH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USHBAR DATA</text:p>
          </table:table-cell>
          <table:table-cell table:formula="of:=[.A251]" office:value-type="string" office:string-value="BUSHBAR DATA" calcext:value-type="string">
            <text:p>BUSHBAR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USHING MATERIAL</text:p>
          </table:table-cell>
          <table:table-cell table:formula="of:=[.A252]" office:value-type="string" office:string-value="BUSHING MATERIAL" calcext:value-type="string">
            <text:p>BUSHING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USHING SIZE</text:p>
          </table:table-cell>
          <table:table-cell table:formula="of:=[.A253]" office:value-type="string" office:string-value="BUSHING SIZE" calcext:value-type="string">
            <text:p>BUSHING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BUTT DIAMETER</text:p>
          </table:table-cell>
          <table:table-cell office:value-type="string" calcext:value-type="string">
            <text:p>BUTT DI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BYPASS CONNEC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BLE CAPACITY</text:p>
          </table:table-cell>
          <table:table-cell table:formula="of:=[.A256]" office:value-type="string" office:string-value="CABLE CAPACITY" calcext:value-type="string">
            <text:p>CABLE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BLE CONNECTION DATA</text:p>
          </table:table-cell>
          <table:table-cell office:value-type="string" calcext:value-type="string">
            <text:p>CABLE CONN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BLE DATA</text:p>
          </table:table-cell>
          <table:table-cell table:formula="of:=[.A258]" office:value-type="string" office:string-value="CABLE DATA" calcext:value-type="string">
            <text:p>CABL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BLE DIAMETER</text:p>
          </table:table-cell>
          <table:table-cell table:formula="of:=[.A259]" office:value-type="string" office:string-value="CABLE DIAMETER" calcext:value-type="string">
            <text:p>CABLE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BLE ENTRANCE DIAMETER</text:p>
          </table:table-cell>
          <table:table-cell table:formula="of:=[.A260]" office:value-type="string" office:string-value="CABLE ENTRANCE DIAMETER" calcext:value-type="string">
            <text:p>CABLE ENTRANCE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BLE LENGTH</text:p>
          </table:table-cell>
          <table:table-cell table:formula="of:=[.A261]" office:value-type="string" office:string-value="CABLE LENGTH" calcext:value-type="string">
            <text:p>CABLE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BLE PROTECTIVE COVERING</text:p>
          </table:table-cell>
          <table:table-cell table:formula="of:=[.A262]" office:value-type="string" office:string-value="CABLE PROTECTIVE COVERING" calcext:value-type="string">
            <text:p>CABLE PROTECTIVE COVER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BLE RANGE</text:p>
          </table:table-cell>
          <table:table-cell table:formula="of:=[.A263]" office:value-type="string" office:string-value="CABLE RANGE" calcext:value-type="string">
            <text:p>CABLE RAN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BLE STYLE</text:p>
          </table:table-cell>
          <table:table-cell table:formula="of:=[.A264]" office:value-type="string" office:string-value="CABLE STYLE" calcext:value-type="string">
            <text:p>CABLE STY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BLE TYPE</text:p>
          </table:table-cell>
          <table:table-cell table:formula="of:=[.A265]" office:value-type="string" office:string-value="CABLE TYPE" calcext:value-type="string">
            <text:p>CABLE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LIBRATED</text:p>
          </table:table-cell>
          <table:table-cell table:formula="of:=[.A266]" office:value-type="string" office:string-value="CALIBRATED" calcext:value-type="string">
            <text:p>CALIBRATE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ALIBRA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LIBRATION SPAN</text:p>
          </table:table-cell>
          <table:table-cell table:formula="of:=[.A268]" office:value-type="string" office:string-value="CALIBRATION SPAN" calcext:value-type="string">
            <text:p>CALIBRATION SPA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LIBRATION TYPE</text:p>
          </table:table-cell>
          <table:table-cell table:formula="of:=[.A269]" office:value-type="string" office:string-value="CALIBRATION TYPE" calcext:value-type="string">
            <text:p>CALIBRATION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P DATA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P DESIGN</text:p>
          </table:table-cell>
          <table:table-cell table:formula="of:=[.A271]" office:value-type="string" office:string-value="CAP DESIGN" calcext:value-type="string">
            <text:p>CAP DESIG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P MATERIAL</text:p>
          </table:table-cell>
          <table:table-cell table:formula="of:=[.A272]" office:value-type="string" office:string-value="CAP MATERIAL" calcext:value-type="string">
            <text:p>CAP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PACITANCE</text:p>
          </table:table-cell>
          <table:table-cell table:formula="of:=[.A273]" office:value-type="string" office:string-value="CAPACITANCE" calcext:value-type="string">
            <text:p>CAPACITANC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PILLARY MATERIAL</text:p>
          </table:table-cell>
          <table:table-cell office:value-type="string" calcext:value-type="string">
            <text:p>CAPILLARY MATERI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PILLARY TUBE LENGTH</text:p>
          </table:table-cell>
          <table:table-cell office:value-type="string" calcext:value-type="string">
            <text:p>CAPILLARY TUBE L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RD SUPPORT</text:p>
          </table:table-cell>
          <table:table-cell table:formula="of:=[.A277]" office:value-type="string" office:string-value="CARD SUPPORT" calcext:value-type="string">
            <text:p>CARD SUPPOR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RRYING CAPACITY</text:p>
          </table:table-cell>
          <table:table-cell table:formula="of:=[.A278]" office:value-type="string" office:string-value="CARRYING CAPACITY" calcext:value-type="string">
            <text:p>CARRYING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RTRIDGE COLOUR</text:p>
          </table:table-cell>
          <table:table-cell table:formula="of:=[.A279]" office:value-type="string" office:string-value="CARTRIDGE COLOUR" calcext:value-type="string">
            <text:p>CARTRIDGE COLOU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AS NUMB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table:formula="of:=[.A281]" office:value-type="string" office:string-value="CASE" calcext:value-type="string">
            <text:p>CAS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SE DATA</text:p>
          </table:table-cell>
          <table:table-cell table:formula="of:=[.A282]" office:value-type="string" office:string-value="CASE DATA" calcext:value-type="string">
            <text:p>CAS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ASE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ASE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SE STYLE</text:p>
          </table:table-cell>
          <table:table-cell table:formula="of:=[.A285]" office:value-type="string" office:string-value="CASE STYLE" calcext:value-type="string">
            <text:p>CASE STY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SING DATA</text:p>
          </table:table-cell>
          <table:table-cell table:formula="of:=[.A286]" office:value-type="string" office:string-value="CASING DATA" calcext:value-type="string">
            <text:p>CASING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ASING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SING SIZE</text:p>
          </table:table-cell>
          <table:table-cell table:formula="of:=[.A288]" office:value-type="string" office:string-value="CASING SIZE" calcext:value-type="string">
            <text:p>CASING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SING TYPE</text:p>
          </table:table-cell>
          <table:table-cell table:formula="of:=[.A289]" office:value-type="string" office:string-value="CASING TYPE" calcext:value-type="string">
            <text:p>CASING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ST0R DATA</text:p>
          </table:table-cell>
          <table:table-cell table:formula="of:=[.A290]" office:value-type="string" office:string-value="CAST0R DATA" calcext:value-type="string">
            <text:p>CAST0R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TALOGUE SPECIAL NOTES</text:p>
          </table:table-cell>
          <table:table-cell table:formula="of:=[.A291]" office:value-type="string" office:string-value="CATALOGUE SPECIAL NOTES" calcext:value-type="string">
            <text:p>CATALOGUE SPECIAL NOTE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ATEGORY</text:p>
          </table:table-cell>
          <table:table-cell table:formula="of:=[.A292]" office:value-type="string" office:string-value="CATEGORY" calcext:value-type="string">
            <text:p>CATEGOR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ELL CONSTANT</text:p>
          </table:table-cell>
          <table:table-cell table:formula="of:=[.A293]" office:value-type="string" office:string-value="CELL CONSTANT" calcext:value-type="string">
            <text:p>CELL CONSTA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ELL QUANTITY</text:p>
          </table:table-cell>
          <table:table-cell table:formula="of:=[.A294]" office:value-type="string" office:string-value="CELL QUANTITY" calcext:value-type="string">
            <text:p>CELL QUANT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ENTRE STYLE</text:p>
          </table:table-cell>
          <table:table-cell table:formula="of:=[.A295]" office:value-type="string" office:string-value="CENTRE STYLE" calcext:value-type="string">
            <text:p>CENTRE STY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ENTRE TO CENTRE LENGTH</text:p>
          </table:table-cell>
          <table:table-cell table:formula="of:=[.A296]" office:value-type="string" office:string-value="CENTRE TO CENTRE LENGTH" calcext:value-type="string">
            <text:p>CENTRE TO CENTRE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ETANE INDEX</text:p>
          </table:table-cell>
          <table:table-cell table:formula="of:=[.A297]" office:value-type="string" office:string-value="CETANE INDEX" calcext:value-type="string">
            <text:p>CETANE INDEX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ETANE NUMBER</text:p>
          </table:table-cell>
          <table:table-cell table:formula="of:=[.A298]" office:value-type="string" office:string-value="CETANE NUMBER" calcext:value-type="string">
            <text:p>CETANE NUMB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HAIN DATA</text:p>
          </table:table-cell>
          <table:table-cell table:formula="of:=[.A299]" office:value-type="string" office:string-value="CHAIN DATA" calcext:value-type="string">
            <text:p>CHAIN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HAIN OILER TYPE</text:p>
          </table:table-cell>
          <table:table-cell table:formula="of:=[.A300]" office:value-type="string" office:string-value="CHAIN OILER TYPE" calcext:value-type="string">
            <text:p>CHAIN OILER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HAIN SIZE</text:p>
          </table:table-cell>
          <table:table-cell table:formula="of:=[.A301]" office:value-type="string" office:string-value="CHAIN SIZE" calcext:value-type="string">
            <text:p>CHAIN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HAMBER CONSTRUCTION</text:p>
          </table:table-cell>
          <table:table-cell office:value-type="string" calcext:value-type="string">
            <text:p>CHAMBER CONSTRUC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HAMBER PIPE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HARACTER DATA</text:p>
          </table:table-cell>
          <table:table-cell table:formula="of:=[.A304]" office:value-type="string" office:string-value="CHARACTER DATA" calcext:value-type="string">
            <text:p>CHARACTER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HARACTER HEIGHT</text:p>
          </table:table-cell>
          <table:table-cell table:formula="of:=[.A305]" office:value-type="string" office:string-value="CHARACTER HEIGHT" calcext:value-type="string">
            <text:p>CHARACTER HEIGH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HARACTER SIZE</text:p>
          </table:table-cell>
          <table:table-cell table:formula="of:=[.A306]" office:value-type="string" office:string-value="CHARACTER SIZE" calcext:value-type="string">
            <text:p>CHARACTER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HARACTER TYPE</text:p>
          </table:table-cell>
          <table:table-cell table:formula="of:=[.A307]" office:value-type="string" office:string-value="CHARACTER TYPE" calcext:value-type="string">
            <text:p>CHARACTER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HARGED WEIGHT</text:p>
          </table:table-cell>
          <table:table-cell table:formula="of:=[.A308]" office:value-type="string" office:string-value="CHARGED WEIGHT" calcext:value-type="string">
            <text:p>CHARGED WEIGH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HARGING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HARGING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HARGING TIM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HART DATA</text:p>
          </table:table-cell>
          <table:table-cell table:formula="of:=[.A312]" office:value-type="string" office:string-value="CHART DATA" calcext:value-type="string">
            <text:p>CHART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HART DRIVE</text:p>
          </table:table-cell>
          <table:table-cell table:formula="of:=[.A313]" office:value-type="string" office:string-value="CHART DRIVE" calcext:value-type="string">
            <text:p>CHART DRIV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HEMICAL COMPOSITION</text:p>
          </table:table-cell>
          <table:table-cell table:formula="of:=[.A314]" office:value-type="string" office:string-value="CHEMICAL COMPOSITION" calcext:value-type="string">
            <text:p>CHEMICAL COMPOSI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HEMICAL COMPOSITION-1</text:p>
          </table:table-cell>
          <table:table-cell table:formula="of:=[.A315]" office:value-type="string" office:string-value="CHEMICAL COMPOSITION-1" calcext:value-type="string">
            <text:p>CHEMICAL COMPOSITION-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HEMICAL COMPOSITION-2</text:p>
          </table:table-cell>
          <table:table-cell table:formula="of:=[.A316]" office:value-type="string" office:string-value="CHEMICAL COMPOSITION-2" calcext:value-type="string">
            <text:p>CHEMICAL COMPOSITION-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HEMICAL COMPOSITION-3</text:p>
          </table:table-cell>
          <table:table-cell table:formula="of:=[.A317]" office:value-type="string" office:string-value="CHEMICAL COMPOSITION-3" calcext:value-type="string">
            <text:p>CHEMICAL COMPOSITION-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HEMICAL COMPOSITION-4</text:p>
          </table:table-cell>
          <table:table-cell table:formula="of:=[.A318]" office:value-type="string" office:string-value="CHEMICAL COMPOSITION-4" calcext:value-type="string">
            <text:p>CHEMICAL COMPOSITION-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HEMICAL COMPOSITION-5</text:p>
          </table:table-cell>
          <table:table-cell table:formula="of:=[.A319]" office:value-type="string" office:string-value="CHEMICAL COMPOSITION-5" calcext:value-type="string">
            <text:p>CHEMICAL COMPOSITION-5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HEMICAL COMPOSITION-6</text:p>
          </table:table-cell>
          <table:table-cell table:formula="of:=[.A320]" office:value-type="string" office:string-value="CHEMICAL COMPOSITION-6" calcext:value-type="string">
            <text:p>CHEMICAL COMPOSITION-6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HEMICAL COMPOSITION-7</text:p>
          </table:table-cell>
          <table:table-cell table:formula="of:=[.A321]" office:value-type="string" office:string-value="CHEMICAL COMPOSITION-7" calcext:value-type="string">
            <text:p>CHEMICAL COMPOSITION-7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HEMICAL COMPOSITION-8</text:p>
          </table:table-cell>
          <table:table-cell table:formula="of:=[.A322]" office:value-type="string" office:string-value="CHEMICAL COMPOSITION-8" calcext:value-type="string">
            <text:p>CHEMICAL COMPOSITION-8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HEMICAL COMPOSITION-9</text:p>
          </table:table-cell>
          <table:table-cell table:formula="of:=[.A323]" office:value-type="string" office:string-value="CHEMICAL COMPOSITION-9" calcext:value-type="string">
            <text:p>CHEMICAL COMPOSITION-9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HEMICAL FORMUL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HEMICAL NAM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HUCK DATA</text:p>
          </table:table-cell>
          <table:table-cell table:formula="of:=[.A326]" office:value-type="string" office:string-value="CHUCK DATA" calcext:value-type="string">
            <text:p>CHUCK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HUCK SIZE</text:p>
          </table:table-cell>
          <table:table-cell table:formula="of:=[.A327]" office:value-type="string" office:string-value="CHUCK SIZE" calcext:value-type="string">
            <text:p>CHUCK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IRCUIT BREAKER CURR RTG</text:p>
          </table:table-cell>
          <table:table-cell table:formula="of:=[.A328]" office:value-type="string" office:string-value="CIRCUIT BREAKER CURR RTG" calcext:value-type="string">
            <text:p>CIRCUIT BREAKER CURR RT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IRCUIT BREAKER DATA</text:p>
          </table:table-cell>
          <table:table-cell table:formula="of:=[.A329]" office:value-type="string" office:string-value="CIRCUIT BREAKER DATA" calcext:value-type="string">
            <text:p>CIRCUIT BREAKER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IRCUIT PROTECTION TYPE</text:p>
          </table:table-cell>
          <table:table-cell table:formula="of:=[.A330]" office:value-type="string" office:string-value="CIRCUIT PROTECTION TYPE" calcext:value-type="string">
            <text:p>CIRCUIT PROTECTION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IRCUIT TYPE</text:p>
          </table:table-cell>
          <table:table-cell table:formula="of:=[.A331]" office:value-type="string" office:string-value="CIRCUIT TYPE" calcext:value-type="string">
            <text:p>CIRCUIT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IRCUMFERENCE DIA</text:p>
          </table:table-cell>
          <table:table-cell table:formula="of:=[.A332]" office:value-type="string" office:string-value="CIRCUMFERENCE DIA" calcext:value-type="string">
            <text:p>CIRCUMFERENCE DI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table:formula="of:=[.A333]" office:value-type="string" office:string-value="CLASS" calcext:value-type="string">
            <text:p>CLAS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LEANING PROCESS</text:p>
          </table:table-cell>
          <table:table-cell table:formula="of:=[.A334]" office:value-type="string" office:string-value="CLEANING PROCESS" calcext:value-type="string">
            <text:p>CLEANING PROCES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LEARANCE</text:p>
          </table:table-cell>
          <table:table-cell table:formula="of:=[.A335]" office:value-type="string" office:string-value="CLEARANCE" calcext:value-type="string">
            <text:p>CLEARANC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LOCK SPEED</text:p>
          </table:table-cell>
          <table:table-cell table:formula="of:=[.A336]" office:value-type="string" office:string-value="CLOCK SPEED" calcext:value-type="string">
            <text:p>CLOCK SPEE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LOSED LENGTH</text:p>
          </table:table-cell>
          <table:table-cell table:formula="of:=[.A337]" office:value-type="string" office:string-value="CLOSED LENGTH" calcext:value-type="string">
            <text:p>CLOSED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LOSURE DATA</text:p>
          </table:table-cell>
          <table:table-cell table:formula="of:=[.A338]" office:value-type="string" office:string-value="CLOSURE DATA" calcext:value-type="string">
            <text:p>CLOSUR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LOTH NAME</text:p>
          </table:table-cell>
          <table:table-cell table:formula="of:=[.A339]" office:value-type="string" office:string-value="CLOTH NAME" calcext:value-type="string">
            <text:p>CLOTH NAM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AT DATA</text:p>
          </table:table-cell>
          <table:table-cell table:formula="of:=[.A340]" office:value-type="string" office:string-value="COAT DATA" calcext:value-type="string">
            <text:p>COAT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IL DIRECTION</text:p>
          </table:table-cell>
          <table:table-cell table:formula="of:=[.A341]" office:value-type="string" office:string-value="COIL DIRECTION" calcext:value-type="string">
            <text:p>COIL DIREC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IL INSIDE DIAMETER</text:p>
          </table:table-cell>
          <table:table-cell office:value-type="string" calcext:value-type="string">
            <text:p>COIL I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IL OUTSIDE DIAMETER</text:p>
          </table:table-cell>
          <table:table-cell office:value-type="string" calcext:value-type="string">
            <text:p>COIL O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IL RESISTANCE</text:p>
          </table:table-cell>
          <table:table-cell table:formula="of:=[.A344]" office:value-type="string" office:string-value="COIL RESISTANCE" calcext:value-type="string">
            <text:p>COIL RESISTANC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IL VOLTAGE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LD CRANKING</text:p>
          </table:table-cell>
          <table:table-cell table:formula="of:=[.A346]" office:value-type="string" office:string-value="COLD CRANKING" calcext:value-type="string">
            <text:p>COLD CRANK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LLAPSED HEIGHT</text:p>
          </table:table-cell>
          <table:table-cell table:formula="of:=[.A347]" office:value-type="string" office:string-value="COLLAPSED HEIGHT" calcext:value-type="string">
            <text:p>COLLAPSED HEIGH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LLECTOR CURRENT</text:p>
          </table:table-cell>
          <table:table-cell table:formula="of:=[.A348]" office:value-type="string" office:string-value="COLLECTOR CURRENT" calcext:value-type="string">
            <text:p>COLLECTOR CURRE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LLECTOR-BASE VOLTAGE</text:p>
          </table:table-cell>
          <table:table-cell table:formula="of:=[.A349]" office:value-type="string" office:string-value="COLLECTOR-BASE VOLTAGE" calcext:value-type="string">
            <text:p>COLLECTOR-BASE VOLTA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LLECTOR-EMITTER VOLTAGE</text:p>
          </table:table-cell>
          <table:table-cell table:formula="of:=[.A350]" office:value-type="string" office:string-value="COLLECTOR-EMITTER VOLTAGE" calcext:value-type="string">
            <text:p>COLLECTOR-EMITTER VOLTA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LLET OR DISK SIZE</text:p>
          </table:table-cell>
          <table:table-cell table:formula="of:=[.A351]" office:value-type="string" office:string-value="COLLET OR DISK SIZE" calcext:value-type="string">
            <text:p>COLLET OR DISK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LLET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LOU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LOUR CHANGE</text:p>
          </table:table-cell>
          <table:table-cell table:formula="of:=[.A354]" office:value-type="string" office:string-value="COLOUR CHANGE" calcext:value-type="string">
            <text:p>COLOUR CHAN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LOUR COD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LOUR DATA</text:p>
          </table:table-cell>
          <table:table-cell table:formula="of:=[.A356]" office:value-type="string" office:string-value="COLOUR DATA" calcext:value-type="string">
            <text:p>COLOUR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LOUR LOCATION</text:p>
          </table:table-cell>
          <table:table-cell table:formula="of:=[.A357]" office:value-type="string" office:string-value="COLOUR LOCATION" calcext:value-type="string">
            <text:p>COLOUR LOCA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MMUNICATION PROTOCOL</text:p>
          </table:table-cell>
          <table:table-cell office:value-type="string" calcext:value-type="string">
            <text:p>COMMUNICATION PRO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MPARTMENTS</text:p>
          </table:table-cell>
          <table:table-cell table:formula="of:=[.A359]" office:value-type="string" office:string-value="COMPARTMENTS" calcext:value-type="string">
            <text:p>COMPARTMENT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MPATIBILITY</text:p>
          </table:table-cell>
          <table:table-cell table:formula="of:=[.A360]" office:value-type="string" office:string-value="COMPATIBILITY" calcext:value-type="string">
            <text:p>COMPATIBIL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MPONENT ITEMS-1</text:p>
          </table:table-cell>
          <table:table-cell table:formula="of:=[.A361]" office:value-type="string" office:string-value="COMPONENT ITEMS-1" calcext:value-type="string">
            <text:p>COMPONENT ITEMS-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MPONENT ITEMS-2</text:p>
          </table:table-cell>
          <table:table-cell table:formula="of:=[.A362]" office:value-type="string" office:string-value="COMPONENT ITEMS-2" calcext:value-type="string">
            <text:p>COMPONENT ITEMS-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MPONENT ITEMS-3</text:p>
          </table:table-cell>
          <table:table-cell table:formula="of:=[.A363]" office:value-type="string" office:string-value="COMPONENT ITEMS-3" calcext:value-type="string">
            <text:p>COMPONENT ITEMS-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MPONENT ITEMS-4</text:p>
          </table:table-cell>
          <table:table-cell table:formula="of:=[.A364]" office:value-type="string" office:string-value="COMPONENT ITEMS-4" calcext:value-type="string">
            <text:p>COMPONENT ITEMS-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MPONENT ITEMS-5</text:p>
          </table:table-cell>
          <table:table-cell table:formula="of:=[.A365]" office:value-type="string" office:string-value="COMPONENT ITEMS-5" calcext:value-type="string">
            <text:p>COMPONENT ITEMS-5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MPONENT ITEMS-6</text:p>
          </table:table-cell>
          <table:table-cell table:formula="of:=[.A366]" office:value-type="string" office:string-value="COMPONENT ITEMS-6" calcext:value-type="string">
            <text:p>COMPONENT ITEMS-6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MPONENT PARTS</text:p>
          </table:table-cell>
          <table:table-cell table:formula="of:=[.A367]" office:value-type="string" office:string-value="COMPONENT PARTS" calcext:value-type="string">
            <text:p>COMPONENT PART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MPONENT QUANTITY</text:p>
          </table:table-cell>
          <table:table-cell table:formula="of:=[.A368]" office:value-type="string" office:string-value="COMPONENT QUANTITY" calcext:value-type="string">
            <text:p>COMPONENT QUANT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MPONENTS</text:p>
          </table:table-cell>
          <table:table-cell table:formula="of:=[.A369]" office:value-type="string" office:string-value="COMPONENTS" calcext:value-type="string">
            <text:p>COMPONENT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MPONENTS DATA</text:p>
          </table:table-cell>
          <table:table-cell table:formula="of:=[.A370]" office:value-type="string" office:string-value="COMPONENTS DATA" calcext:value-type="string">
            <text:p>COMPONENTS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MPONENTS DATA_1</text:p>
          </table:table-cell>
          <table:table-cell table:formula="of:=[.A371]" office:value-type="string" office:string-value="COMPONENTS DATA_1" calcext:value-type="string">
            <text:p>COMPONENTS DATA_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MPONENTS DATA_2</text:p>
          </table:table-cell>
          <table:table-cell table:formula="of:=[.A372]" office:value-type="string" office:string-value="COMPONENTS DATA_2" calcext:value-type="string">
            <text:p>COMPONENTS DATA_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MPOSITION</text:p>
          </table:table-cell>
          <table:table-cell table:formula="of:=[.A373]" office:value-type="string" office:string-value="COMPOSITION" calcext:value-type="string">
            <text:p>COMPOSI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MPOSITION-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MPOSITION-1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MPOSITION-1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MPOSITION-1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MPOSITION-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MPOSITION-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MPOSITION-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MPOSITION-5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MPOSITION-6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MPOSITION-7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MPOSITION-8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MPOSITION-9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MPOUND DATA</text:p>
          </table:table-cell>
          <table:table-cell table:formula="of:=[.A386]" office:value-type="string" office:string-value="COMPOUND DATA" calcext:value-type="string">
            <text:p>COMPOUND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MPRESSED CAPACITY</text:p>
          </table:table-cell>
          <table:table-cell table:formula="of:=[.A387]" office:value-type="string" office:string-value="COMPRESSED CAPACITY" calcext:value-type="string">
            <text:p>COMPRESSED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MPRESSOR DATA</text:p>
          </table:table-cell>
          <table:table-cell table:formula="of:=[.A388]" office:value-type="string" office:string-value="COMPRESSOR DATA" calcext:value-type="string">
            <text:p>COMPRESSOR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CENTRATION</text:p>
          </table:table-cell>
          <table:table-cell table:formula="of:=[.A389]" office:value-type="string" office:string-value="CONCENTRATION" calcext:value-type="string">
            <text:p>CONCENTRA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CENTRATION UNITS</text:p>
          </table:table-cell>
          <table:table-cell table:formula="of:=[.A390]" office:value-type="string" office:string-value="CONCENTRATION UNITS" calcext:value-type="string">
            <text:p>CONCENTRATION UNIT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DITION</text:p>
          </table:table-cell>
          <table:table-cell table:formula="of:=[.A391]" office:value-type="string" office:string-value="CONDITION" calcext:value-type="string">
            <text:p>CONDI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DUCTIV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DUCTOR ARRANGEMENT</text:p>
          </table:table-cell>
          <table:table-cell table:formula="of:=[.A393]" office:value-type="string" office:string-value="CONDUCTOR ARRANGEMENT" calcext:value-type="string">
            <text:p>CONDUCTOR ARRANGEME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DUCTOR COVERING</text:p>
          </table:table-cell>
          <table:table-cell table:formula="of:=[.A394]" office:value-type="string" office:string-value="CONDUCTOR COVERING" calcext:value-type="string">
            <text:p>CONDUCTOR COVER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DUCTOR DATA</text:p>
          </table:table-cell>
          <table:table-cell table:formula="of:=[.A395]" office:value-type="string" office:string-value="CONDUCTOR DATA" calcext:value-type="string">
            <text:p>CONDUCTOR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DUCTOR MATERIAL</text:p>
          </table:table-cell>
          <table:table-cell office:value-type="string" calcext:value-type="string">
            <text:p>CONDUCTOR MAT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DUCTOR QUANTITY</text:p>
          </table:table-cell>
          <table:table-cell table:formula="of:=[.A397]" office:value-type="string" office:string-value="CONDUCTOR QUANTITY" calcext:value-type="string">
            <text:p>CONDUCTOR QUANT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DUCTOR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DUCTOR TYPE</text:p>
          </table:table-cell>
          <table:table-cell table:formula="of:=[.A399]" office:value-type="string" office:string-value="CONDUCTOR TYPE" calcext:value-type="string">
            <text:p>CONDUCTOR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DUIT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E WIDTH</text:p>
          </table:table-cell>
          <table:table-cell office:value-type="string" calcext:value-type="string">
            <text:p>CONE W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table:formula="of:=[.A402]" office:value-type="string" office:string-value="CONFIGURATION" calcext:value-type="string">
            <text:p>CONFIGURA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N 1ST EN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CONN 2ND EN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office:value-type="string" calcext:value-type="string">
            <text:p>CONNECTION</text:p>
          </table:table-cell>
          <table:table-cell table:formula="of:=[.A405]" office:value-type="string" office:string-value="CONNECTION" calcext:value-type="string">
            <text:p>CONNEC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NECTION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NECTION DATA 3RD END</text:p>
          </table:table-cell>
          <table:table-cell office:value-type="string" calcext:value-type="string">
            <text:p>CONN DATA 3RD EN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NECTION LOCATION</text:p>
          </table:table-cell>
          <table:table-cell office:value-type="string" calcext:value-type="string">
            <text:p>CONN LOCA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NECTION MATERIAL</text:p>
          </table:table-cell>
          <table:table-cell office:value-type="string" calcext:value-type="string">
            <text:p>CONNECTION MAT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NECTION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NECTION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NECTION TYPE-1ST END</text:p>
          </table:table-cell>
          <table:table-cell office:value-type="string" calcext:value-type="string">
            <text:p>1ST EN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NECTION TYPE-2ND END</text:p>
          </table:table-cell>
          <table:table-cell office:value-type="string" calcext:value-type="string">
            <text:p>2ND EN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NECTIVITY</text:p>
          </table:table-cell>
          <table:table-cell table:formula="of:=[.A414]" office:value-type="string" office:string-value="CONNECTIVITY" calcext:value-type="string">
            <text:p>CONNECTIV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NECTIVITY TECHNOLOGY</text:p>
          </table:table-cell>
          <table:table-cell table:formula="of:=[.A415]" office:value-type="string" office:string-value="CONNECTIVITY TECHNOLOGY" calcext:value-type="string">
            <text:p>CONNECTIVITY TECHNOLOG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NECTOR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NECTOR TYPE</text:p>
          </table:table-cell>
          <table:table-cell table:formula="of:=[.A417]" office:value-type="string" office:string-value="CONNECTOR TYPE" calcext:value-type="string">
            <text:p>CONNECTOR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STRUC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STRUCTION DATA</text:p>
          </table:table-cell>
          <table:table-cell table:formula="of:=[.A419]" office:value-type="string" office:string-value="CONSTRUCTION DATA" calcext:value-type="string">
            <text:p>CONSTRUCTION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STRUCTION MATERIAL</text:p>
          </table:table-cell>
          <table:table-cell table:formula="of:=[.A420]" office:value-type="string" office:string-value="CONSTRUCTION MATERIAL" calcext:value-type="string">
            <text:p>CONSTRUCTION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TACT ARRANGEMENT</text:p>
          </table:table-cell>
          <table:table-cell table:formula="of:=[.A421]" office:value-type="string" office:string-value="CONTACT ARRANGEMENT" calcext:value-type="string">
            <text:p>CONTACT ARRANGEME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TACT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TACT FACE STYLE</text:p>
          </table:table-cell>
          <table:table-cell table:formula="of:=[.A423]" office:value-type="string" office:string-value="CONTACT FACE STYLE" calcext:value-type="string">
            <text:p>CONTACT FACE STY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TACT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TACT MAXIMUM CURRENT</text:p>
          </table:table-cell>
          <table:table-cell table:formula="of:=[.A425]" office:value-type="string" office:string-value="CONTACT MAXIMUM CURRENT" calcext:value-type="string">
            <text:p>CONTACT MAXIMUM CURRE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TACT MAXIMUM VOLTAGE</text:p>
          </table:table-cell>
          <table:table-cell table:formula="of:=[.A426]" office:value-type="string" office:string-value="CONTACT MAXIMUM VOLTAGE" calcext:value-type="string">
            <text:p>CONTACT MAXIMUM VOLTA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TACT QUANTITY</text:p>
          </table:table-cell>
          <table:table-cell table:formula="of:=[.A427]" office:value-type="string" office:string-value="CONTACT QUANTITY" calcext:value-type="string">
            <text:p>CONTACT QUANT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TACT STYLE</text:p>
          </table:table-cell>
          <table:table-cell table:formula="of:=[.A428]" office:value-type="string" office:string-value="CONTACT STYLE" calcext:value-type="string">
            <text:p>CONTACT STY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TACTOR DATA</text:p>
          </table:table-cell>
          <table:table-cell table:formula="of:=[.A429]" office:value-type="string" office:string-value="CONTACTOR DATA" calcext:value-type="string">
            <text:p>CONTACTOR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TAINER MATERIAL</text:p>
          </table:table-cell>
          <table:table-cell table:formula="of:=[.A430]" office:value-type="string" office:string-value="CONTAINER MATERIAL" calcext:value-type="string">
            <text:p>CONTAINER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TAINER SIZE</text:p>
          </table:table-cell>
          <table:table-cell table:formula="of:=[.A431]" office:value-type="string" office:string-value="CONTAINER SIZE" calcext:value-type="string">
            <text:p>CONTAINER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TAINER TYPE</text:p>
          </table:table-cell>
          <table:table-cell table:formula="of:=[.A432]" office:value-type="string" office:string-value="CONTAINER TYPE" calcext:value-type="string">
            <text:p>CONTAINER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TENT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TENTS-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TENTS-1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TENTS-1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TENTS-1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TENTS-1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TENTS-1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TENTS-15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TENTS-16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TENTS-17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TENTS-18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TENTS-19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TENTS-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TENTS-2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TENTS-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TENTS-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TENTS-5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TENTS-6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TENTS-7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TENTS-8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NTENTS-9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TINUITY</text:p>
          </table:table-cell>
          <table:table-cell table:formula="of:=[.A454]" office:value-type="string" office:string-value="CONTINUITY" calcext:value-type="string">
            <text:p>CONTINU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TRAST RATIO</text:p>
          </table:table-cell>
          <table:table-cell table:formula="of:=[.A455]" office:value-type="string" office:string-value="CONTRAST RATIO" calcext:value-type="string">
            <text:p>CONTRAST RATIO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TROL CAPABILITY</text:p>
          </table:table-cell>
          <table:table-cell table:formula="of:=[.A456]" office:value-type="string" office:string-value="CONTROL CAPABILITY" calcext:value-type="string">
            <text:p>CONTROL CAPABIL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TROL DATA</text:p>
          </table:table-cell>
          <table:table-cell table:formula="of:=[.A457]" office:value-type="string" office:string-value="CONTROL DATA" calcext:value-type="string">
            <text:p>CONTROL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NTROL METHOD</text:p>
          </table:table-cell>
          <table:table-cell table:formula="of:=[.A458]" office:value-type="string" office:string-value="CONTROL METHOD" calcext:value-type="string">
            <text:p>CONTROL METHO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OLING CAPACITY</text:p>
          </table:table-cell>
          <table:table-cell table:formula="of:=[.A459]" office:value-type="string" office:string-value="COOLING CAPACITY" calcext:value-type="string">
            <text:p>COOLING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OLING METHOD</text:p>
          </table:table-cell>
          <table:table-cell table:formula="of:=[.A460]" office:value-type="string" office:string-value="COOLING METHOD" calcext:value-type="string">
            <text:p>COOLING METHO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ORDINAT</text:p>
          </table:table-cell>
          <table:table-cell table:formula="of:=[.A461]" office:value-type="string" office:string-value="COORDINAT" calcext:value-type="string">
            <text:p>COORDINA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PPER CORROSION</text:p>
          </table:table-cell>
          <table:table-cell table:formula="of:=[.A462]" office:value-type="string" office:string-value="COPPER CORROSION" calcext:value-type="string">
            <text:p>COPPER CORROS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RD DATA</text:p>
          </table:table-cell>
          <table:table-cell table:formula="of:=[.A463]" office:value-type="string" office:string-value="CORD DATA" calcext:value-type="string">
            <text:p>CORD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RD LENGTH</text:p>
          </table:table-cell>
          <table:table-cell office:value-type="string" calcext:value-type="string">
            <text:p>CORD L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RD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RE COLOURS</text:p>
          </table:table-cell>
          <table:table-cell table:formula="of:=[.A466]" office:value-type="string" office:string-value="CORE COLOURS" calcext:value-type="string">
            <text:p>CORE COLOUR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RE DATA</text:p>
          </table:table-cell>
          <table:table-cell table:formula="of:=[.A467]" office:value-type="string" office:string-value="CORE DATA" calcext:value-type="string">
            <text:p>COR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RE DIAMETER</text:p>
          </table:table-cell>
          <table:table-cell table:formula="of:=[.A468]" office:value-type="string" office:string-value="CORE DIAMETER" calcext:value-type="string">
            <text:p>CORE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RE DIMENSION</text:p>
          </table:table-cell>
          <table:table-cell table:formula="of:=[.A469]" office:value-type="string" office:string-value="CORE DIMENSION" calcext:value-type="string">
            <text:p>CORE DIMENS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RE HOUSING MATERIAL</text:p>
          </table:table-cell>
          <table:table-cell office:value-type="string" calcext:value-type="string">
            <text:p>CORE HOUS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RRECTION MEMORY</text:p>
          </table:table-cell>
          <table:table-cell table:formula="of:=[.A471]" office:value-type="string" office:string-value="CORRECTION MEMORY" calcext:value-type="string">
            <text:p>CORRECTION MEMOR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RROSION</text:p>
          </table:table-cell>
          <table:table-cell table:formula="of:=[.A472]" office:value-type="string" office:string-value="CORROSION" calcext:value-type="string">
            <text:p>CORROS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UNT DIRECTION</text:p>
          </table:table-cell>
          <table:table-cell table:formula="of:=[.A473]" office:value-type="string" office:string-value="COUNT DIRECTION" calcext:value-type="string">
            <text:p>COUNT DIREC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UNTING RANGE</text:p>
          </table:table-cell>
          <table:table-cell table:formula="of:=[.A474]" office:value-type="string" office:string-value="COUNTING RANGE" calcext:value-type="string">
            <text:p>COUNTING RAN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table:formula="of:=[.A475]" office:value-type="string" office:string-value="COUNTRY" calcext:value-type="string">
            <text:p>COUNTR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UPLING SIZE</text:p>
          </table:table-cell>
          <table:table-cell table:formula="of:=[.A476]" office:value-type="string" office:string-value="COUPLING SIZE" calcext:value-type="string">
            <text:p>COUPLING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UPLING STYLE</text:p>
          </table:table-cell>
          <table:table-cell table:formula="of:=[.A477]" office:value-type="string" office:string-value="COUPLING STYLE" calcext:value-type="string">
            <text:p>COUPLING STY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VER COLOUR</text:p>
          </table:table-cell>
          <table:table-cell table:formula="of:=[.A478]" office:value-type="string" office:string-value="COVER COLOUR" calcext:value-type="string">
            <text:p>COVER COLOU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VER DATA</text:p>
          </table:table-cell>
          <table:table-cell table:formula="of:=[.A479]" office:value-type="string" office:string-value="COVER DATA" calcext:value-type="string">
            <text:p>COVER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VER LENGTH</text:p>
          </table:table-cell>
          <table:table-cell table:formula="of:=[.A480]" office:value-type="string" office:string-value="COVER LENGTH" calcext:value-type="string">
            <text:p>COVER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OVER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VER NAP LENGTH</text:p>
          </table:table-cell>
          <table:table-cell table:formula="of:=[.A482]" office:value-type="string" office:string-value="COVER NAP LENGTH" calcext:value-type="string">
            <text:p>COVER NAP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VERAGE AREA</text:p>
          </table:table-cell>
          <table:table-cell office:value-type="string" calcext:value-type="string">
            <text:p>COV ARE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OVERING DATA</text:p>
          </table:table-cell>
          <table:table-cell table:formula="of:=[.A484]" office:value-type="string" office:string-value="COVERING DATA" calcext:value-type="string">
            <text:p>COVERING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RANK DISCONNECT</text:p>
          </table:table-cell>
          <table:table-cell table:formula="of:=[.A485]" office:value-type="string" office:string-value="CRANK DISCONNECT" calcext:value-type="string">
            <text:p>CRANK DISCONNEC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ROSS SECTION</text:p>
          </table:table-cell>
          <table:table-cell office:value-type="string" calcext:value-type="string">
            <text:p>SECT DI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ROSS SECTION HEIGHT</text:p>
          </table:table-cell>
          <table:table-cell table:formula="of:=[.A487]" office:value-type="string" office:string-value="CROSS SECTION HEIGHT" calcext:value-type="string">
            <text:p>CROSS SECTION HEIGH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ROSS SECTION SHAPE</text:p>
          </table:table-cell>
          <table:table-cell office:value-type="string" calcext:value-type="string">
            <text:p>CROSS SECT SHA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ROSS SECTION SIZE</text:p>
          </table:table-cell>
          <table:table-cell office:value-type="string" calcext:value-type="string">
            <text:p>CROSS SECT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RUSHING STR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RYSTAL SIZE</text:p>
          </table:table-cell>
          <table:table-cell table:formula="of:=[.A491]" office:value-type="string" office:string-value="CRYSTAL SIZE" calcext:value-type="string">
            <text:p>CRYSTAL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UFF TYPE</text:p>
          </table:table-cell>
          <table:table-cell table:formula="of:=[.A492]" office:value-type="string" office:string-value="CUFF TYPE" calcext:value-type="string">
            <text:p>CUFF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UP MATERIAL</text:p>
          </table:table-cell>
          <table:table-cell table:formula="of:=[.A493]" office:value-type="string" office:string-value="CUP MATERIAL" calcext:value-type="string">
            <text:p>CUP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UP PRESSURE AREA</text:p>
          </table:table-cell>
          <table:table-cell table:formula="of:=[.A494]" office:value-type="string" office:string-value="CUP PRESSURE AREA" calcext:value-type="string">
            <text:p>CUP PRESSURE ARE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UP WIDTH</text:p>
          </table:table-cell>
          <table:table-cell office:value-type="string" calcext:value-type="string">
            <text:p>CUP W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UPBOARD DATA</text:p>
          </table:table-cell>
          <table:table-cell table:formula="of:=[.A496]" office:value-type="string" office:string-value="CUPBOARD DATA" calcext:value-type="string">
            <text:p>CUPBOARD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URRENT ACCURACY</text:p>
          </table:table-cell>
          <table:table-cell table:formula="of:=[.A497]" office:value-type="string" office:string-value="CURRENT ACCURACY" calcext:value-type="string">
            <text:p>CURRENT ACCURAC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URRENT RAT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URRENT RATING METHOD</text:p>
          </table:table-cell>
          <table:table-cell table:formula="of:=[.A499]" office:value-type="string" office:string-value="CURRENT RATING METHOD" calcext:value-type="string">
            <text:p>CURRENT RATING METHO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URRENT RECEIVING</text:p>
          </table:table-cell>
          <table:table-cell table:formula="of:=[.A500]" office:value-type="string" office:string-value="CURRENT RECEIVING" calcext:value-type="string">
            <text:p>CURRENT RECEIV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URRENT TRANSMITTING</text:p>
          </table:table-cell>
          <table:table-cell table:formula="of:=[.A501]" office:value-type="string" office:string-value="CURRENT TRANSMITTING" calcext:value-type="string">
            <text:p>CURRENT TRANSMITT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URRENT TYPE</text:p>
          </table:table-cell>
          <table:table-cell table:formula="of:=[.A502]" office:value-type="string" office:string-value="CURRENT TYPE" calcext:value-type="string">
            <text:p>CURRENT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URVE RADIUS</text:p>
          </table:table-cell>
          <table:table-cell table:formula="of:=[.A503]" office:value-type="string" office:string-value="CURVE RADIUS" calcext:value-type="string">
            <text:p>CURVE RADIU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URVE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USHION</text:p>
          </table:table-cell>
          <table:table-cell table:formula="of:=[.A505]" office:value-type="string" office:string-value="CUSHION" calcext:value-type="string">
            <text:p>CUSH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U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UT DATA</text:p>
          </table:table-cell>
          <table:table-cell table:formula="of:=[.A507]" office:value-type="string" office:string-value="CUT DATA" calcext:value-type="string">
            <text:p>CUT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UT TYPE</text:p>
          </table:table-cell>
          <table:table-cell table:formula="of:=[.A508]" office:value-type="string" office:string-value="CUT TYPE" calcext:value-type="string">
            <text:p>CUT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UTTER DIAMETER</text:p>
          </table:table-cell>
          <table:table-cell table:formula="of:=[.A509]" office:value-type="string" office:string-value="CUTTER DIAMETER" calcext:value-type="string">
            <text:p>CUTTER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UTTER SIZE</text:p>
          </table:table-cell>
          <table:table-cell table:formula="of:=[.A510]" office:value-type="string" office:string-value="CUTTER SIZE" calcext:value-type="string">
            <text:p>CUTTER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UTTING ACTION</text:p>
          </table:table-cell>
          <table:table-cell table:formula="of:=[.A511]" office:value-type="string" office:string-value="CUTTING ACTION" calcext:value-type="string">
            <text:p>CUTTING AC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UTTING EDGE CONDITION</text:p>
          </table:table-cell>
          <table:table-cell table:formula="of:=[.A512]" office:value-type="string" office:string-value="CUTTING EDGE CONDITION" calcext:value-type="string">
            <text:p>CUTTING EDGE CONDI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UTTING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UTTING RANGE</text:p>
          </table:table-cell>
          <table:table-cell table:formula="of:=[.A514]" office:value-type="string" office:string-value="CUTTING RANGE" calcext:value-type="string">
            <text:p>CUTTING RAN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UTTING WIDTH</text:p>
          </table:table-cell>
          <table:table-cell table:formula="of:=[.A515]" office:value-type="string" office:string-value="CUTTING WIDTH" calcext:value-type="string">
            <text:p>CUTTING WID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YCLE TIME</text:p>
          </table:table-cell>
          <table:table-cell table:formula="of:=[.A516]" office:value-type="string" office:string-value="CYCLE TIME" calcext:value-type="string">
            <text:p>CYCLE TIM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YLINDER BORE</text:p>
          </table:table-cell>
          <table:table-cell table:formula="of:=[.A517]" office:value-type="string" office:string-value="CYLINDER BORE" calcext:value-type="string">
            <text:p>CYLINDER BOR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YLINDER CAPACITY</text:p>
          </table:table-cell>
          <table:table-cell office:value-type="string" calcext:value-type="string">
            <text:p>CYL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YLINDER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YLINDER DIAMETER</text:p>
          </table:table-cell>
          <table:table-cell table:formula="of:=[.A520]" office:value-type="string" office:string-value="CYLINDER DIAMETER" calcext:value-type="string">
            <text:p>CYLINDER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YLINDER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CYLINDER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YLINDER STYLE</text:p>
          </table:table-cell>
          <table:table-cell table:formula="of:=[.A523]" office:value-type="string" office:string-value="CYLINDER STYLE" calcext:value-type="string">
            <text:p>CYLINDER STY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YLINDER TYPE</text:p>
          </table:table-cell>
          <table:table-cell table:formula="of:=[.A524]" office:value-type="string" office:string-value="CYLINDER TYPE" calcext:value-type="string">
            <text:p>CYLINDER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CYLINDRICAL ELEMENT DATA</text:p>
          </table:table-cell>
          <table:table-cell office:value-type="string" calcext:value-type="string">
            <text:p>CYL ELEME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ATA COMPATIBILITY</text:p>
          </table:table-cell>
          <table:table-cell table:formula="of:=[.A526]" office:value-type="string" office:string-value="DATA COMPATIBILITY" calcext:value-type="string">
            <text:p>DATA COMPATIBIL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ATA LINK PROTOCOL</text:p>
          </table:table-cell>
          <table:table-cell table:formula="of:=[.A527]" office:value-type="string" office:string-value="DATA LINK PROTOCOL" calcext:value-type="string">
            <text:p>DATA LINK PROTOCO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ATA RATE</text:p>
          </table:table-cell>
          <table:table-cell table:formula="of:=[.A528]" office:value-type="string" office:string-value="DATA RATE" calcext:value-type="string">
            <text:p>DATA RAT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ATA STORAGE</text:p>
          </table:table-cell>
          <table:table-cell table:formula="of:=[.A529]" office:value-type="string" office:string-value="DATA STORAGE" calcext:value-type="string">
            <text:p>DATA STORA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ATA TRANSFER RATE</text:p>
          </table:table-cell>
          <table:table-cell table:formula="of:=[.A530]" office:value-type="string" office:string-value="DATA TRANSFER RATE" calcext:value-type="string">
            <text:p>DATA TRANSFER RAT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ATA TRANSFER SPEED</text:p>
          </table:table-cell>
          <table:table-cell table:formula="of:=[.A531]" office:value-type="string" office:string-value="DATA TRANSFER SPEED" calcext:value-type="string">
            <text:p>DATA TRANSFER SPEE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ATALOGGING</text:p>
          </table:table-cell>
          <table:table-cell table:formula="of:=[.A532]" office:value-type="string" office:string-value="DATALOGGING" calcext:value-type="string">
            <text:p>DATALOGG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BSE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C VOLTAGE RANGE</text:p>
          </table:table-cell>
          <table:table-cell table:formula="of:=[.A534]" office:value-type="string" office:string-value="DC VOLTAGE RANGE" calcext:value-type="string">
            <text:p>DC VOLTAGE RAN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-ENERGIZED VALVE STATE</text:p>
          </table:table-cell>
          <table:table-cell table:formula="of:=[.A535]" office:value-type="string" office:string-value="DE-ENERGIZED VALVE STATE" calcext:value-type="string">
            <text:p>DE-ENERGIZED VALVE STAT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EADBAN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CIBEL SCALE</text:p>
          </table:table-cell>
          <table:table-cell table:formula="of:=[.A537]" office:value-type="string" office:string-value="DECIBEL SCALE" calcext:value-type="string">
            <text:p>DECIBEL SCA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COMPOSITION TEMPERATURE</text:p>
          </table:table-cell>
          <table:table-cell table:formula="of:=[.A538]" office:value-type="string" office:string-value="DECOMPOSITION TEMPERATURE" calcext:value-type="string">
            <text:p>DECOMPOSITION TEMPERATUR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ENERGIZED STATE</text:p>
          </table:table-cell>
          <table:table-cell table:formula="of:=[.A539]" office:value-type="string" office:string-value="DEENERGIZED STATE" calcext:value-type="string">
            <text:p>DEENERGIZED STAT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table:formula="of:=[.A540]" office:value-type="string" office:string-value="DEGREE" calcext:value-type="string">
            <text:p>DEGRE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GREE OF PROTECTION</text:p>
          </table:table-cell>
          <table:table-cell office:value-type="string" calcext:value-type="string">
            <text:p>DEGREE OF PROTEC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ELAY INTERV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LAY PERIOD</text:p>
          </table:table-cell>
          <table:table-cell table:formula="of:=[.A543]" office:value-type="string" office:string-value="DELAY PERIOD" calcext:value-type="string">
            <text:p>DELAY PERIO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ELAY TIM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LAY TYPE</text:p>
          </table:table-cell>
          <table:table-cell table:formula="of:=[.A545]" office:value-type="string" office:string-value="DELAY TYPE" calcext:value-type="string">
            <text:p>DELAY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table:formula="of:=[.A546]" office:value-type="string" office:string-value="DELIVERY" calcext:value-type="string">
            <text:p>DELIVER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LIVERY HOSE DATA</text:p>
          </table:table-cell>
          <table:table-cell table:formula="of:=[.A547]" office:value-type="string" office:string-value="DELIVERY HOSE DATA" calcext:value-type="string">
            <text:p>DELIVERY HOS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LIVERY VOLUME</text:p>
          </table:table-cell>
          <table:table-cell table:formula="of:=[.A548]" office:value-type="string" office:string-value="DELIVERY VOLUME" calcext:value-type="string">
            <text:p>DELIVERY VOLUM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ENS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NSITY INDEX</text:p>
          </table:table-cell>
          <table:table-cell table:formula="of:=[.A550]" office:value-type="string" office:string-value="DENSITY INDEX" calcext:value-type="string">
            <text:p>DENSITY INDEX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NSITY RATING</text:p>
          </table:table-cell>
          <table:table-cell table:formula="of:=[.A551]" office:value-type="string" office:string-value="DENSITY RATING" calcext:value-type="string">
            <text:p>DENSITY RAT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PTH</text:p>
          </table:table-cell>
          <table:table-cell table:formula="of:=[.A552]" office:value-type="string" office:string-value="DEPTH" calcext:value-type="string">
            <text:p>DEP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PTH OF CUT</text:p>
          </table:table-cell>
          <table:table-cell table:formula="of:=[.A553]" office:value-type="string" office:string-value="DEPTH OF CUT" calcext:value-type="string">
            <text:p>DEPTH OF CU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PTH OF JAW</text:p>
          </table:table-cell>
          <table:table-cell office:value-type="string" calcext:value-type="string">
            <text:p>JAW 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SIGN FORM</text:p>
          </table:table-cell>
          <table:table-cell table:formula="of:=[.A555]" office:value-type="string" office:string-value="DESIGN FORM" calcext:value-type="string">
            <text:p>DESIGN FORM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ESIGN PRESSUR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SIGN TEMPERATURE</text:p>
          </table:table-cell>
          <table:table-cell table:formula="of:=[.A557]" office:value-type="string" office:string-value="DESIGN TEMPERATURE" calcext:value-type="string">
            <text:p>DESIGN TEMPERATUR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ESIGN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SIGNATION</text:p>
          </table:table-cell>
          <table:table-cell table:formula="of:=[.A559]" office:value-type="string" office:string-value="DESIGNATION" calcext:value-type="string">
            <text:p>DESIGNA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SIGNATION NAME</text:p>
          </table:table-cell>
          <table:table-cell table:formula="of:=[.A560]" office:value-type="string" office:string-value="DESIGNATION NAME" calcext:value-type="string">
            <text:p>DESIGNATION NAM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SIGNATION TYPE</text:p>
          </table:table-cell>
          <table:table-cell table:formula="of:=[.A561]" office:value-type="string" office:string-value="DESIGNATION TYPE" calcext:value-type="string">
            <text:p>DESIGNATION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TECTING LIMIT</text:p>
          </table:table-cell>
          <table:table-cell table:formula="of:=[.A562]" office:value-type="string" office:string-value="DETECTING LIMIT" calcext:value-type="string">
            <text:p>DETECTING LIMI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TECTOR ARM LENGTH</text:p>
          </table:table-cell>
          <table:table-cell table:formula="of:=[.A563]" office:value-type="string" office:string-value="DETECTOR ARM LENGTH" calcext:value-type="string">
            <text:p>DETECTOR ARM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TERMINATING ELEMENT</text:p>
          </table:table-cell>
          <table:table-cell table:formula="of:=[.A564]" office:value-type="string" office:string-value="DETERMINATING ELEMENT" calcext:value-type="string">
            <text:p>DETERMINATING ELEME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VIATION</text:p>
          </table:table-cell>
          <table:table-cell table:formula="of:=[.A565]" office:value-type="string" office:string-value="DEVIATION" calcext:value-type="string">
            <text:p>DEVIA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VICE TYPE</text:p>
          </table:table-cell>
          <table:table-cell table:formula="of:=[.A566]" office:value-type="string" office:string-value="DEVICE TYPE" calcext:value-type="string">
            <text:p>DEVICE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EW POINT TEMPERATURE</text:p>
          </table:table-cell>
          <table:table-cell table:formula="of:=[.A567]" office:value-type="string" office:string-value="DEW POINT TEMPERATURE" calcext:value-type="string">
            <text:p>DEW POINT TEMPERATUR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IAL COMPOSI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AL DIAMETER</text:p>
          </table:table-cell>
          <table:table-cell table:formula="of:=[.A569]" office:value-type="string" office:string-value="DIAL DIAMETER" calcext:value-type="string">
            <text:p>DIAL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IAL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AMETER OF ENTRANCE</text:p>
          </table:table-cell>
          <table:table-cell table:formula="of:=[.A572]" office:value-type="string" office:string-value="DIAMETER OF ENTRANCE" calcext:value-type="string">
            <text:p>DIAMETER OF ENTRANC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APHRAGM MATERIAL</text:p>
          </table:table-cell>
          <table:table-cell office:value-type="string" calcext:value-type="string">
            <text:p>DIAPHRAGM MAT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CHARGE TUBE SIZE</text:p>
          </table:table-cell>
          <table:table-cell table:formula="of:=[.A574]" office:value-type="string" office:string-value="DICHARGE TUBE SIZE" calcext:value-type="string">
            <text:p>DICHARGE TUBE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E DIMENSIONS</text:p>
          </table:table-cell>
          <table:table-cell table:formula="of:=[.A575]" office:value-type="string" office:string-value="DIE DIMENSIONS" calcext:value-type="string">
            <text:p>DIE DIMENSION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E STYLE</text:p>
          </table:table-cell>
          <table:table-cell table:formula="of:=[.A576]" office:value-type="string" office:string-value="DIE STYLE" calcext:value-type="string">
            <text:p>DIE STY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ELECTRIC STRENGTH</text:p>
          </table:table-cell>
          <table:table-cell office:value-type="string" calcext:value-type="string">
            <text:p>DIELECTRIC STRE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FFERENTIAL PRESSURE RANGE</text:p>
          </table:table-cell>
          <table:table-cell table:formula="of:=[.A578]" office:value-type="string" office:string-value="DIFFERENTIAL PRESSURE RANGE" calcext:value-type="string">
            <text:p>DIFFERENTIAL PRESSURE RAN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FFERENTIAL RANGE</text:p>
          </table:table-cell>
          <table:table-cell table:formula="of:=[.A579]" office:value-type="string" office:string-value="DIFFERENTIAL RANGE" calcext:value-type="string">
            <text:p>DIFFERENTIAL RAN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GITS</text:p>
          </table:table-cell>
          <table:table-cell table:formula="of:=[.A580]" office:value-type="string" office:string-value="DIGITS" calcext:value-type="string">
            <text:p>DIGIT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IMENSION-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IMENSION-1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DIMENSION-1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DIMENSION-1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DIMENSION-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IMENSION-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IMENSION-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IMENSION-5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IMENSION-6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IMENSION-7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IMENSION-8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DIMENSION-9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DIMENSION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MENSIONS OR CAPACITY</text:p>
          </table:table-cell>
          <table:table-cell table:formula="of:=[.A594]" office:value-type="string" office:string-value="DIMENSIONS OR CAPACITY" calcext:value-type="string">
            <text:p>DIMENSIONS OR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MENSIONS/SIZE</text:p>
          </table:table-cell>
          <table:table-cell table:formula="of:=[.A595]" office:value-type="string" office:string-value="DIMENSIONS/SIZE" calcext:value-type="string">
            <text:p>DIMENSIONS/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RECTION OF ROTATION</text:p>
          </table:table-cell>
          <table:table-cell office:value-type="string" calcext:value-type="string">
            <text:p>DIR ROTA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SCHARGE CONNECTION DATA</text:p>
          </table:table-cell>
          <table:table-cell office:value-type="string" calcext:value-type="string">
            <text:p>DISC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ISCHARGE HEA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SCHARGE PRESSURE</text:p>
          </table:table-cell>
          <table:table-cell office:value-type="string" calcext:value-type="string">
            <text:p>DISCHARGE PRESSU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SK &amp; SEAT MATERIAL</text:p>
          </table:table-cell>
          <table:table-cell table:formula="of:=[.A600]" office:value-type="string" office:string-value="DISK &amp; SEAT MATERIAL" calcext:value-type="string">
            <text:p>DISK &amp; SEAT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SK DESIGN</text:p>
          </table:table-cell>
          <table:table-cell table:formula="of:=[.A601]" office:value-type="string" office:string-value="DISK DESIGN" calcext:value-type="string">
            <text:p>DISK DESIG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SK DIAMETER</text:p>
          </table:table-cell>
          <table:table-cell table:formula="of:=[.A602]" office:value-type="string" office:string-value="DISK DIAMETER" calcext:value-type="string">
            <text:p>DISK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SK DIMENSION</text:p>
          </table:table-cell>
          <table:table-cell table:formula="of:=[.A603]" office:value-type="string" office:string-value="DISK DIMENSION" calcext:value-type="string">
            <text:p>DISK DIMENS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ISK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SK PROBE DIAMETER</text:p>
          </table:table-cell>
          <table:table-cell table:formula="of:=[.A605]" office:value-type="string" office:string-value="DISK PROBE DIAMETER" calcext:value-type="string">
            <text:p>DISK PROBE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SK TYPE</text:p>
          </table:table-cell>
          <table:table-cell table:formula="of:=[.A606]" office:value-type="string" office:string-value="DISK TYPE" calcext:value-type="string">
            <text:p>DISK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SPENSING DATA</text:p>
          </table:table-cell>
          <table:table-cell table:formula="of:=[.A607]" office:value-type="string" office:string-value="DISPENSING DATA" calcext:value-type="string">
            <text:p>DISPENSING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ISPLACEME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SPLAY</text:p>
          </table:table-cell>
          <table:table-cell table:formula="of:=[.A609]" office:value-type="string" office:string-value="DISPLAY" calcext:value-type="string">
            <text:p>DISPLA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ISPLAY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SPLAY INDICATOR</text:p>
          </table:table-cell>
          <table:table-cell table:formula="of:=[.A611]" office:value-type="string" office:string-value="DISPLAY INDICATOR" calcext:value-type="string">
            <text:p>DISPLAY INDICATO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SPLAY SPAN</text:p>
          </table:table-cell>
          <table:table-cell table:formula="of:=[.A612]" office:value-type="string" office:string-value="DISPLAY SPAN" calcext:value-type="string">
            <text:p>DISPLAY SPA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SPLAY TECHNOLOGY</text:p>
          </table:table-cell>
          <table:table-cell table:formula="of:=[.A613]" office:value-type="string" office:string-value="DISPLAY TECHNOLOGY" calcext:value-type="string">
            <text:p>DISPLAY TECHNOLOG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SPLAY TYPE</text:p>
          </table:table-cell>
          <table:table-cell office:value-type="string" calcext:value-type="string">
            <text:p>DISPLAY TYP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SPLAY UPDATE RATE</text:p>
          </table:table-cell>
          <table:table-cell table:formula="of:=[.A615]" office:value-type="string" office:string-value="DISPLAY UPDATE RATE" calcext:value-type="string">
            <text:p>DISPLAY UPDATE RAT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ISTILLING CAPACITY</text:p>
          </table:table-cell>
          <table:table-cell table:formula="of:=[.A616]" office:value-type="string" office:string-value="DISTILLING CAPACITY" calcext:value-type="string">
            <text:p>DISTILLING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ISTORTION LOA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IVISION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OCUMENT SIZE</text:p>
          </table:table-cell>
          <table:table-cell table:formula="of:=[.A619]" office:value-type="string" office:string-value="DOCUMENT SIZE" calcext:value-type="string">
            <text:p>DOCUMENT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OCUMENT TITLE</text:p>
          </table:table-cell>
          <table:table-cell table:formula="of:=[.A620]" office:value-type="string" office:string-value="DOCUMENT TITLE" calcext:value-type="string">
            <text:p>DOCUMENT TIT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OCUMENT WIDTH</text:p>
          </table:table-cell>
          <table:table-cell table:formula="of:=[.A621]" office:value-type="string" office:string-value="DOCUMENT WIDTH" calcext:value-type="string">
            <text:p>DOCUMENT WID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OOR WIDTH</text:p>
          </table:table-cell>
          <table:table-cell table:formula="of:=[.A622]" office:value-type="string" office:string-value="DOOR WIDTH" calcext:value-type="string">
            <text:p>DOOR WID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OSAGE</text:p>
          </table:table-cell>
          <table:table-cell table:formula="of:=[.A623]" office:value-type="string" office:string-value="DOSAGE" calcext:value-type="string">
            <text:p>DOSA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RAIN FITTING DATA</text:p>
          </table:table-cell>
          <table:table-cell table:formula="of:=[.A624]" office:value-type="string" office:string-value="DRAIN FITTING DATA" calcext:value-type="string">
            <text:p>DRAIN FITTING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RAIN METHOD</text:p>
          </table:table-cell>
          <table:table-cell table:formula="of:=[.A625]" office:value-type="string" office:string-value="DRAIN METHOD" calcext:value-type="string">
            <text:p>DRAIN METHO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RAIN-SOURCE VOLTAGE</text:p>
          </table:table-cell>
          <table:table-cell table:formula="of:=[.A626]" office:value-type="string" office:string-value="DRAIN-SOURCE VOLTAGE" calcext:value-type="string">
            <text:p>DRAIN-SOURCE VOLTA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RAWER DATA</text:p>
          </table:table-cell>
          <table:table-cell table:formula="of:=[.A627]" office:value-type="string" office:string-value="DRAWER DATA" calcext:value-type="string">
            <text:p>DRAWER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RAWER DIMENSION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RAWING NUMB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RESSING PLY QUANTITY</text:p>
          </table:table-cell>
          <table:table-cell table:formula="of:=[.A630]" office:value-type="string" office:string-value="DRESSING PLY QUANTITY" calcext:value-type="string">
            <text:p>DRESSING PLY QUANT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RESSING STRUCTURE</text:p>
          </table:table-cell>
          <table:table-cell table:formula="of:=[.A631]" office:value-type="string" office:string-value="DRESSING STRUCTURE" calcext:value-type="string">
            <text:p>DRESSING STRUCTUR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RIFT RAN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RILL DIRECTION</text:p>
          </table:table-cell>
          <table:table-cell table:formula="of:=[.A633]" office:value-type="string" office:string-value="DRILL DIRECTION" calcext:value-type="string">
            <text:p>DRILL DIREC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RIV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RIVE END STY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RIVE FACTOR</text:p>
          </table:table-cell>
          <table:table-cell table:formula="of:=[.A636]" office:value-type="string" office:string-value="DRIVE FACTOR" calcext:value-type="string">
            <text:p>DRIVE FACTO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RIVE POINT DIAMETER</text:p>
          </table:table-cell>
          <table:table-cell table:formula="of:=[.A637]" office:value-type="string" office:string-value="DRIVE POINT DIAMETER" calcext:value-type="string">
            <text:p>DRIVE POINT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RIVE POINT QUANTITY</text:p>
          </table:table-cell>
          <table:table-cell table:formula="of:=[.A638]" office:value-type="string" office:string-value="DRIVE POINT QUANTITY" calcext:value-type="string">
            <text:p>DRIVE POINT QUANT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RIVE POINT WIDTH</text:p>
          </table:table-cell>
          <table:table-cell table:formula="of:=[.A639]" office:value-type="string" office:string-value="DRIVE POINT WIDTH" calcext:value-type="string">
            <text:p>DRIVE POINT WID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RIVE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RIVE STY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RIVE TRANSFER RATE</text:p>
          </table:table-cell>
          <table:table-cell table:formula="of:=[.A642]" office:value-type="string" office:string-value="DRIVE TRANSFER RATE" calcext:value-type="string">
            <text:p>DRIVE TRANSFER RAT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RIVE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RUM CAPACITY</text:p>
          </table:table-cell>
          <table:table-cell table:formula="of:=[.A644]" office:value-type="string" office:string-value="DRUM CAPACITY" calcext:value-type="string">
            <text:p>DRUM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RUM DIMENSION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RUM DRAIN HEIGHT</text:p>
          </table:table-cell>
          <table:table-cell table:formula="of:=[.A646]" office:value-type="string" office:string-value="DRUM DRAIN HEIGHT" calcext:value-type="string">
            <text:p>DRUM DRAIN HEIGH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RUM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RY HEAT RESISTANCE</text:p>
          </table:table-cell>
          <table:table-cell table:formula="of:=[.A648]" office:value-type="string" office:string-value="DRY HEAT RESISTANCE" calcext:value-type="string">
            <text:p>DRY HEAT RESISTANC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RYING TIME</text:p>
          </table:table-cell>
          <table:table-cell table:formula="of:=[.A649]" office:value-type="string" office:string-value="DRYING TIME" calcext:value-type="string">
            <text:p>DRYING TIM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UROMETER RATING</text:p>
          </table:table-cell>
          <table:table-cell table:formula="of:=[.A650]" office:value-type="string" office:string-value="DUROMETER RATING" calcext:value-type="string">
            <text:p>DUROMETER RAT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UTY CYCLE</text:p>
          </table:table-cell>
          <table:table-cell table:formula="of:=[.A651]" office:value-type="string" office:string-value="DUTY CYCLE" calcext:value-type="string">
            <text:p>DUTY CYC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DUTY RAT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UTY TYPE</text:p>
          </table:table-cell>
          <table:table-cell table:formula="of:=[.A653]" office:value-type="string" office:string-value="DUTY TYPE" calcext:value-type="string">
            <text:p>DUTY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DYNAMIC RANGE</text:p>
          </table:table-cell>
          <table:table-cell table:formula="of:=[.A654]" office:value-type="string" office:string-value="DYNAMIC RANGE" calcext:value-type="string">
            <text:p>DYNAMIC RAN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DGE TYP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DITION</text:p>
          </table:table-cell>
          <table:table-cell table:formula="of:=[.A656]" office:value-type="string" office:string-value="EDITION" calcext:value-type="string">
            <text:p>EDI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DITION IDENTIFICATION</text:p>
          </table:table-cell>
          <table:table-cell table:formula="of:=[.A657]" office:value-type="string" office:string-value="EDITION IDENTIFICATION" calcext:value-type="string">
            <text:p>EDITION IDENTIFICA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EFFECTIVE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EFFECTIVE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EFFECTIVE WID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EFFICIENC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LASTICITY</text:p>
          </table:table-cell>
          <table:table-cell table:formula="of:=[.A662]" office:value-type="string" office:string-value="ELASTICITY" calcext:value-type="string">
            <text:p>ELASTI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ELECTRIC STR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LECTRICAL CONNECTION</text:p>
          </table:table-cell>
          <table:table-cell office:value-type="string" calcext:value-type="string">
            <text:p>ELECTRICAL CON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ELECTRICAL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ELECTRICAL RAT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LECTRODE DATA</text:p>
          </table:table-cell>
          <table:table-cell table:formula="of:=[.A667]" office:value-type="string" office:string-value="ELECTRODE DATA" calcext:value-type="string">
            <text:p>ELECTROD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LECTRODE MATERIAL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LECTRODE TYPE</text:p>
          </table:table-cell>
          <table:table-cell table:formula="of:=[.A669]" office:value-type="string" office:string-value="ELECTRODE TYPE" calcext:value-type="string">
            <text:p>ELECTRODE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LECTROLYTE</text:p>
          </table:table-cell>
          <table:table-cell table:formula="of:=[.A670]" office:value-type="string" office:string-value="ELECTROLYTE" calcext:value-type="string">
            <text:p>ELECTROLYT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ELEMENT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ELEMENT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LEMENT STYLE</text:p>
          </table:table-cell>
          <table:table-cell table:formula="of:=[.A673]" office:value-type="string" office:string-value="ELEMENT STYLE" calcext:value-type="string">
            <text:p>ELEMENT STY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MBLEM DATA-1</text:p>
          </table:table-cell>
          <table:table-cell table:formula="of:=[.A674]" office:value-type="string" office:string-value="EMBLEM DATA-1" calcext:value-type="string">
            <text:p>EMBLEM DATA-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MBLEM DATA-2</text:p>
          </table:table-cell>
          <table:table-cell table:formula="of:=[.A675]" office:value-type="string" office:string-value="EMBLEM DATA-2" calcext:value-type="string">
            <text:p>EMBLEM DATA-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MITTER CURRENT</text:p>
          </table:table-cell>
          <table:table-cell table:formula="of:=[.A676]" office:value-type="string" office:string-value="EMITTER CURRENT" calcext:value-type="string">
            <text:p>EMITTER CURRE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NCLOSURE CLASS</text:p>
          </table:table-cell>
          <table:table-cell table:formula="of:=[.A677]" office:value-type="string" office:string-value="ENCLOSURE CLASS" calcext:value-type="string">
            <text:p>ENCLOSURE CLAS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ENCLOSUR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NCLOSURE MATERIAL</text:p>
          </table:table-cell>
          <table:table-cell office:value-type="string" calcext:value-type="string">
            <text:p>ENCLOSURE MAT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NCLOSURE PROTECTION</text:p>
          </table:table-cell>
          <table:table-cell office:value-type="string" calcext:value-type="string">
            <text:p>ENCLOSURE PROTEC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NCLOSURE TYPE</text:p>
          </table:table-cell>
          <table:table-cell table:formula="of:=[.A681]" office:value-type="string" office:string-value="ENCLOSURE TYPE" calcext:value-type="string">
            <text:p>ENCLOSURE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ND CONNECTION DATA</text:p>
          </table:table-cell>
          <table:table-cell office:value-type="string" calcext:value-type="string">
            <text:p>END CONNEC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ND CONNECTION TYPE</text:p>
          </table:table-cell>
          <table:table-cell table:formula="of:=[.A683]" office:value-type="string" office:string-value="END CONNECTION TYPE" calcext:value-type="string">
            <text:p>END CONNECTION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END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ND ITEM IDENTIFICATION</text:p>
          </table:table-cell>
          <table:table-cell office:value-type="string" calcext:value-type="string">
            <text:p>END ITEM IDE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ND STYLE</text:p>
          </table:table-cell>
          <table:table-cell table:formula="of:=[.A686]" office:value-type="string" office:string-value="END STYLE" calcext:value-type="string">
            <text:p>END STY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ND TYPE</text:p>
          </table:table-cell>
          <table:table-cell table:formula="of:=[.A687]" office:value-type="string" office:string-value="END TYPE" calcext:value-type="string">
            <text:p>END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ND USER</text:p>
          </table:table-cell>
          <table:table-cell table:formula="of:=[.A688]" office:value-type="string" office:string-value="END USER" calcext:value-type="string">
            <text:p>END US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NERGY RANGE</text:p>
          </table:table-cell>
          <table:table-cell table:formula="of:=[.A689]" office:value-type="string" office:string-value="ENERGY RANGE" calcext:value-type="string">
            <text:p>ENERGY RAN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NGINE DATA</text:p>
          </table:table-cell>
          <table:table-cell table:formula="of:=[.A690]" office:value-type="string" office:string-value="ENGINE DATA" calcext:value-type="string">
            <text:p>ENGIN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NTERING ANGLE</text:p>
          </table:table-cell>
          <table:table-cell table:formula="of:=[.A691]" office:value-type="string" office:string-value="ENTERING ANGLE" calcext:value-type="string">
            <text:p>ENTERING ANG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NTRANCE DATA</text:p>
          </table:table-cell>
          <table:table-cell table:formula="of:=[.A692]" office:value-type="string" office:string-value="ENTRANCE DATA" calcext:value-type="string">
            <text:p>ENTRANC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NTRANCE FITTING TYPE</text:p>
          </table:table-cell>
          <table:table-cell table:formula="of:=[.A693]" office:value-type="string" office:string-value="ENTRANCE FITTING TYPE" calcext:value-type="string">
            <text:p>ENTRANCE FITTING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NTRANCE SIZE</text:p>
          </table:table-cell>
          <table:table-cell table:formula="of:=[.A694]" office:value-type="string" office:string-value="ENTRANCE SIZE" calcext:value-type="string">
            <text:p>ENTRANCE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NTRANCES DATA</text:p>
          </table:table-cell>
          <table:table-cell table:formula="of:=[.A695]" office:value-type="string" office:string-value="ENTRANCES DATA" calcext:value-type="string">
            <text:p>ENTRANCES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NTRY DATA</text:p>
          </table:table-cell>
          <table:table-cell table:formula="of:=[.A696]" office:value-type="string" office:string-value="ENTRY DATA" calcext:value-type="string">
            <text:p>ENTRY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NVIRONMENTAL PROTECTION</text:p>
          </table:table-cell>
          <table:table-cell office:value-type="string" calcext:value-type="string">
            <text:p>ENVIRONMENT PRO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EQUIPMENT NAM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QUIPMENT SERIAL NUMBER</text:p>
          </table:table-cell>
          <table:table-cell office:value-type="string" calcext:value-type="string">
            <text:p>EQUIPMENT S/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office:value-type="string" calcext:value-type="string">
            <text:p>EQUIPMENT TYPE/MODEL</text:p>
          </table:table-cell>
          <table:table-cell office:value-type="string" calcext:value-type="string">
            <text:p>EQUIPMENT MODE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office:value-type="string" calcext:value-type="string">
            <text:p>EXCHANGE CAPACITY</text:p>
          </table:table-cell>
          <table:table-cell table:formula="of:=[.A701]" office:value-type="string" office:string-value="EXCHANGE CAPACITY" calcext:value-type="string">
            <text:p>EXCHANGE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XCITATION</text:p>
          </table:table-cell>
          <table:table-cell table:formula="of:=[.A702]" office:value-type="string" office:string-value="EXCITATION" calcext:value-type="string">
            <text:p>EXCITA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XCITING CURRENT</text:p>
          </table:table-cell>
          <table:table-cell table:formula="of:=[.A703]" office:value-type="string" office:string-value="EXCITING CURRENT" calcext:value-type="string">
            <text:p>EXCITING CURRE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XHAUST PIPE SIZE</text:p>
          </table:table-cell>
          <table:table-cell table:formula="of:=[.A704]" office:value-type="string" office:string-value="EXHAUST PIPE SIZE" calcext:value-type="string">
            <text:p>EXHAUST PIPE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XHAUST POSITION</text:p>
          </table:table-cell>
          <table:table-cell table:formula="of:=[.A705]" office:value-type="string" office:string-value="EXHAUST POSITION" calcext:value-type="string">
            <text:p>EXHAUST POSI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EXPAND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XPANDED INSIDE DIAMETER</text:p>
          </table:table-cell>
          <table:table-cell table:formula="of:=[.A707]" office:value-type="string" office:string-value="EXPANDED INSIDE DIAMETER" calcext:value-type="string">
            <text:p>EXPANDED INSIDE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XPANSION MODULE</text:p>
          </table:table-cell>
          <table:table-cell table:formula="of:=[.A708]" office:value-type="string" office:string-value="EXPANSION MODULE" calcext:value-type="string">
            <text:p>EXPANSION MODU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EXPANSION RAN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XPANSION SERVICE</text:p>
          </table:table-cell>
          <table:table-cell table:formula="of:=[.A710]" office:value-type="string" office:string-value="EXPANSION SERVICE" calcext:value-type="string">
            <text:p>EXPANSION SERVIC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XPIRY DATA</text:p>
          </table:table-cell>
          <table:table-cell table:formula="of:=[.A711]" office:value-type="string" office:string-value="EXPIRY DATA" calcext:value-type="string">
            <text:p>EXPIRY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XTENDED LENGTH</text:p>
          </table:table-cell>
          <table:table-cell table:formula="of:=[.A712]" office:value-type="string" office:string-value="EXTENDED LENGTH" calcext:value-type="string">
            <text:p>EXTENDED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EXTENSION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XTERIOR COLOUR</text:p>
          </table:table-cell>
          <table:table-cell table:formula="of:=[.A714]" office:value-type="string" office:string-value="EXTERIOR COLOUR" calcext:value-type="string">
            <text:p>EXTERIOR COLOU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XTERIOR DIMENSIONS</text:p>
          </table:table-cell>
          <table:table-cell table:formula="of:=[.A715]" office:value-type="string" office:string-value="EXTERIOR DIMENSIONS" calcext:value-type="string">
            <text:p>EXTERIOR DIMENSION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XTERNAL CONNECTION DATA</text:p>
          </table:table-cell>
          <table:table-cell table:formula="of:=[.A716]" office:value-type="string" office:string-value="EXTERNAL CONNECTION DATA" calcext:value-type="string">
            <text:p>EXTERNAL CONNECTION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XTERNAL OUTPUT</text:p>
          </table:table-cell>
          <table:table-cell table:formula="of:=[.A717]" office:value-type="string" office:string-value="EXTERNAL OUTPUT" calcext:value-type="string">
            <text:p>EXTERNAL OUTPU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XTERNAL THREAD SIZE</text:p>
          </table:table-cell>
          <table:table-cell office:value-type="string" calcext:value-type="string">
            <text:p>EXT TH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XTINKTION-1</text:p>
          </table:table-cell>
          <table:table-cell table:formula="of:=[.A719]" office:value-type="string" office:string-value="EXTINKTION-1" calcext:value-type="string">
            <text:p>EXTINKTION-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XTINKTION-2</text:p>
          </table:table-cell>
          <table:table-cell table:formula="of:=[.A720]" office:value-type="string" office:string-value="EXTINKTION-2" calcext:value-type="string">
            <text:p>EXTINKTION-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YE DATA</text:p>
          </table:table-cell>
          <table:table-cell table:formula="of:=[.A721]" office:value-type="string" office:string-value="EYE DATA" calcext:value-type="string">
            <text:p>EY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YE DIAMETER</text:p>
          </table:table-cell>
          <table:table-cell office:value-type="string" calcext:value-type="string">
            <text:p>EYE DI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YE STOCK THICKNESS</text:p>
          </table:table-cell>
          <table:table-cell office:value-type="string" calcext:value-type="string">
            <text:p>THK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YE STYLE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EYE WASH DATA</text:p>
          </table:table-cell>
          <table:table-cell table:formula="of:=[.A725]" office:value-type="string" office:string-value="EYE WASH DATA" calcext:value-type="string">
            <text:p>EYE WASH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ABRIC DESIGN</text:p>
          </table:table-cell>
          <table:table-cell table:formula="of:=[.A726]" office:value-type="string" office:string-value="FABRIC DESIGN" calcext:value-type="string">
            <text:p>FABRIC DESIG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ABRIC TYPE</text:p>
          </table:table-cell>
          <table:table-cell table:formula="of:=[.A727]" office:value-type="string" office:string-value="FABRIC TYPE" calcext:value-type="string">
            <text:p>FABRIC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ABRICATION METHOD</text:p>
          </table:table-cell>
          <table:table-cell table:formula="of:=[.A728]" office:value-type="string" office:string-value="FABRICATION METHOD" calcext:value-type="string">
            <text:p>FABRICATION METHO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ACE ANGLE</text:p>
          </table:table-cell>
          <table:table-cell table:formula="of:=[.A729]" office:value-type="string" office:string-value="FACE ANGLE" calcext:value-type="string">
            <text:p>FACE ANG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office:value-type="string" calcext:value-type="string">
            <text:p>FACE DATA</text:p>
          </table:table-cell>
          <table:table-cell table:formula="of:=[.A730]" office:value-type="string" office:string-value="FACE DATA" calcext:value-type="string">
            <text:p>FAC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ACE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ACE PLATE DATA</text:p>
          </table:table-cell>
          <table:table-cell table:formula="of:=[.A732]" office:value-type="string" office:string-value="FACE PLATE DATA" calcext:value-type="string">
            <text:p>FACE PLAT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ACE TO FACE LENGTH</text:p>
          </table:table-cell>
          <table:table-cell office:value-type="string" calcext:value-type="string">
            <text:p>FACE TO FACE L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ACE TYPE</text:p>
          </table:table-cell>
          <table:table-cell table:formula="of:=[.A734]" office:value-type="string" office:string-value="FACE TYPE" calcext:value-type="string">
            <text:p>FACE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ACE WIDTH</text:p>
          </table:table-cell>
          <table:table-cell table:formula="of:=[.A735]" office:value-type="string" office:string-value="FACE WIDTH" calcext:value-type="string">
            <text:p>FACE WID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ACING STYLE</text:p>
          </table:table-cell>
          <table:table-cell table:formula="of:=[.A736]" office:value-type="string" office:string-value="FACING STYLE" calcext:value-type="string">
            <text:p>FACING STY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AIL POSI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office:value-type="string" calcext:value-type="string">
            <text:p>FAILURE RESPONSE TIME</text:p>
          </table:table-cell>
          <table:table-cell office:value-type="string" calcext:value-type="string">
            <text:p>FAILURE RESPONS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AN DATA</text:p>
          </table:table-cell>
          <table:table-cell table:formula="of:=[.A739]" office:value-type="string" office:string-value="FAN DATA" calcext:value-type="string">
            <text:p>FAN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table:formula="of:=[.A740]" office:value-type="string" office:string-value="FAN DIAMETER" calcext:value-type="string">
            <text:p>FAN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ASTENER DATA</text:p>
          </table:table-cell>
          <table:table-cell table:formula="of:=[.A741]" office:value-type="string" office:string-value="FASTENER DATA" calcext:value-type="string">
            <text:p>FASTENER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ASTENER LENGTH</text:p>
          </table:table-cell>
          <table:table-cell office:value-type="string" calcext:value-type="string">
            <text:p>FS L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ASTENER TYPE PROVIDED</text:p>
          </table:table-cell>
          <table:table-cell table:formula="of:=[.A743]" office:value-type="string" office:string-value="FASTENER TYPE PROVIDED" calcext:value-type="string">
            <text:p>FASTENER TYPE PROVIDE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ASTENING METHOD</text:p>
          </table:table-cell>
          <table:table-cell table:formula="of:=[.A744]" office:value-type="string" office:string-value="FASTENING METHOD" calcext:value-type="string">
            <text:p>FASTENING METHO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ASTENING TYPE</text:p>
          </table:table-cell>
          <table:table-cell table:formula="of:=[.A745]" office:value-type="string" office:string-value="FASTENING TYPE" calcext:value-type="string">
            <text:p>FASTENING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EED DIRECTION</text:p>
          </table:table-cell>
          <table:table-cell table:formula="of:=[.A746]" office:value-type="string" office:string-value="FEED DIRECTION" calcext:value-type="string">
            <text:p>FEED DIREC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EED WATER TEMPERATURE</text:p>
          </table:table-cell>
          <table:table-cell table:formula="of:=[.A747]" office:value-type="string" office:string-value="FEED WATER TEMPERATURE" calcext:value-type="string">
            <text:p>FEED WATER TEMPERATUR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ERRULE DATA</text:p>
          </table:table-cell>
          <table:table-cell table:formula="of:=[.A748]" office:value-type="string" office:string-value="FERRULE DATA" calcext:value-type="string">
            <text:p>FERRUL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BRE MATERIAL</text:p>
          </table:table-cell>
          <table:table-cell table:formula="of:=[.A749]" office:value-type="string" office:string-value="FIBRE MATERIAL" calcext:value-type="string">
            <text:p>FIBRE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ELD OF VIEW</text:p>
          </table:table-cell>
          <table:table-cell table:formula="of:=[.A750]" office:value-type="string" office:string-value="FIELD OF VIEW" calcext:value-type="string">
            <text:p>FIELD OF VIEW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LAMENT DATA</text:p>
          </table:table-cell>
          <table:table-cell table:formula="of:=[.A751]" office:value-type="string" office:string-value="FILAMENT DATA" calcext:value-type="string">
            <text:p>FILAMENT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LE FORMAT</text:p>
          </table:table-cell>
          <table:table-cell table:formula="of:=[.A752]" office:value-type="string" office:string-value="FILE FORMAT" calcext:value-type="string">
            <text:p>FILE FORMA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LL MATERIAL</text:p>
          </table:table-cell>
          <table:table-cell table:formula="of:=[.A753]" office:value-type="string" office:string-value="FILL MATERIAL" calcext:value-type="string">
            <text:p>FILL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ILLER DIMENSION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LLER MATERIAL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LLER OPENING DIAMETER</text:p>
          </table:table-cell>
          <table:table-cell table:formula="of:=[.A756]" office:value-type="string" office:string-value="FILLER OPENING DIAMETER" calcext:value-type="string">
            <text:p>FILLER OPENING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ILLING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ILTER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LTER EFFECTS</text:p>
          </table:table-cell>
          <table:table-cell table:formula="of:=[.A759]" office:value-type="string" office:string-value="FILTER EFFECTS" calcext:value-type="string">
            <text:p>FILTER EFFECT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LTER FACTOR</text:p>
          </table:table-cell>
          <table:table-cell table:formula="of:=[.A760]" office:value-type="string" office:string-value="FILTER FACTOR" calcext:value-type="string">
            <text:p>FILTER FACTO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LTER MATERIAL</text:p>
          </table:table-cell>
          <table:table-cell table:formula="of:=[.A761]" office:value-type="string" office:string-value="FILTER MATERIAL" calcext:value-type="string">
            <text:p>FILTER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LTER MEDIA</text:p>
          </table:table-cell>
          <table:table-cell table:formula="of:=[.A762]" office:value-type="string" office:string-value="FILTER MEDIA" calcext:value-type="string">
            <text:p>FILTER MEDI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LTER MEDIA_1</text:p>
          </table:table-cell>
          <table:table-cell table:formula="of:=[.A763]" office:value-type="string" office:string-value="FILTER MEDIA_1" calcext:value-type="string">
            <text:p>FILTER MEDIA_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LTER MEDIA_2</text:p>
          </table:table-cell>
          <table:table-cell table:formula="of:=[.A764]" office:value-type="string" office:string-value="FILTER MEDIA_2" calcext:value-type="string">
            <text:p>FILTER MEDIA_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LTER RATING</text:p>
          </table:table-cell>
          <table:table-cell table:formula="of:=[.A765]" office:value-type="string" office:string-value="FILTER RATING" calcext:value-type="string">
            <text:p>FILTER RAT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ILTER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LTERING</text:p>
          </table:table-cell>
          <table:table-cell table:formula="of:=[.A767]" office:value-type="string" office:string-value="FILTERING" calcext:value-type="string">
            <text:p>FILTER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LTERING MEDIA DESIGN</text:p>
          </table:table-cell>
          <table:table-cell table:formula="of:=[.A768]" office:value-type="string" office:string-value="FILTERING MEDIA DESIGN" calcext:value-type="string">
            <text:p>FILTERING MEDIA DESIG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LTERING STAGE</text:p>
          </table:table-cell>
          <table:table-cell table:formula="of:=[.A769]" office:value-type="string" office:string-value="FILTERING STAGE" calcext:value-type="string">
            <text:p>FILTERING STA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LTRATE VOLUME</text:p>
          </table:table-cell>
          <table:table-cell table:formula="of:=[.A770]" office:value-type="string" office:string-value="FILTRATE VOLUME" calcext:value-type="string">
            <text:p>FILTRATE VOLUM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N DATA</text:p>
          </table:table-cell>
          <table:table-cell table:formula="of:=[.A771]" office:value-type="string" office:string-value="FIN DATA" calcext:value-type="string">
            <text:p>FIN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N MATERIAL</text:p>
          </table:table-cell>
          <table:table-cell table:formula="of:=[.A772]" office:value-type="string" office:string-value="FIN MATERIAL" calcext:value-type="string">
            <text:p>FIN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IN PITC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N SPACING</text:p>
          </table:table-cell>
          <table:table-cell table:formula="of:=[.A774]" office:value-type="string" office:string-value="FIN SPACING" calcext:value-type="string">
            <text:p>FIN SPAC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INIS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RST END DATA</text:p>
          </table:table-cell>
          <table:table-cell table:formula="of:=[.A776]" office:value-type="string" office:string-value="FIRST END DATA" calcext:value-type="string">
            <text:p>FIRST END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RST END THREAD DATA</text:p>
          </table:table-cell>
          <table:table-cell table:formula="of:=[.A777]" office:value-type="string" office:string-value="FIRST END THREAD DATA" calcext:value-type="string">
            <text:p>FIRST END THREAD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SHING NECK SIZE</text:p>
          </table:table-cell>
          <table:table-cell table:formula="of:=[.A778]" office:value-type="string" office:string-value="FISHING NECK SIZE" calcext:value-type="string">
            <text:p>FISHING NECK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TS BEAM FLANGE WIDTH</text:p>
          </table:table-cell>
          <table:table-cell table:formula="of:=[.A779]" office:value-type="string" office:string-value="FITS BEAM FLANGE WIDTH" calcext:value-type="string">
            <text:p>FITS BEAM FLANGE WID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TS BEAM HEIGHT</text:p>
          </table:table-cell>
          <table:table-cell table:formula="of:=[.A780]" office:value-type="string" office:string-value="FITS BEAM HEIGHT" calcext:value-type="string">
            <text:p>FITS BEAM HEIGH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TTING SIZE</text:p>
          </table:table-cell>
          <table:table-cell table:formula="of:=[.A781]" office:value-type="string" office:string-value="FITTING SIZE" calcext:value-type="string">
            <text:p>FITTING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TTING STYLE</text:p>
          </table:table-cell>
          <table:table-cell table:formula="of:=[.A782]" office:value-type="string" office:string-value="FITTING STYLE" calcext:value-type="string">
            <text:p>FITTING STY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XING DATA</text:p>
          </table:table-cell>
          <table:table-cell table:formula="of:=[.A783]" office:value-type="string" office:string-value="FIXING DATA" calcext:value-type="string">
            <text:p>FIXING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IXING TYPE</text:p>
          </table:table-cell>
          <table:table-cell table:formula="of:=[.A784]" office:value-type="string" office:string-value="FIXING TYPE" calcext:value-type="string">
            <text:p>FIXING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ANGE DATA</text:p>
          </table:table-cell>
          <table:table-cell table:formula="of:=[.A785]" office:value-type="string" office:string-value="FLANGE DATA" calcext:value-type="string">
            <text:p>FLANG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ANGE DIAMETER</text:p>
          </table:table-cell>
          <table:table-cell table:formula="of:=[.A786]" office:value-type="string" office:string-value="FLANGE DIAMETER" calcext:value-type="string">
            <text:p>FLANGE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ANGE EDGE</text:p>
          </table:table-cell>
          <table:table-cell table:formula="of:=[.A787]" office:value-type="string" office:string-value="FLANGE EDGE" calcext:value-type="string">
            <text:p>FLANGE ED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LANGE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ANGE SIZE</text:p>
          </table:table-cell>
          <table:table-cell table:formula="of:=[.A789]" office:value-type="string" office:string-value="FLANGE SIZE" calcext:value-type="string">
            <text:p>FLANGE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ANGE THICKNESS</text:p>
          </table:table-cell>
          <table:table-cell table:formula="of:=[.A790]" office:value-type="string" office:string-value="FLANGE THICKNESS" calcext:value-type="string">
            <text:p>FLANGE THICKNES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ANGE TYPE</text:p>
          </table:table-cell>
          <table:table-cell table:formula="of:=[.A791]" office:value-type="string" office:string-value="FLANGE TYPE" calcext:value-type="string">
            <text:p>FLANGE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ARE DATA</text:p>
          </table:table-cell>
          <table:table-cell table:formula="of:=[.A792]" office:value-type="string" office:string-value="FLARE DATA" calcext:value-type="string">
            <text:p>FLAR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ASH DATA</text:p>
          </table:table-cell>
          <table:table-cell table:formula="of:=[.A793]" office:value-type="string" office:string-value="FLASH DATA" calcext:value-type="string">
            <text:p>FLASH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ASH MEMORY</text:p>
          </table:table-cell>
          <table:table-cell table:formula="of:=[.A794]" office:value-type="string" office:string-value="FLASH MEMORY" calcext:value-type="string">
            <text:p>FLASH MEMOR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LASH POI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ASH RATE</text:p>
          </table:table-cell>
          <table:table-cell table:formula="of:=[.A796]" office:value-type="string" office:string-value="FLASH RATE" calcext:value-type="string">
            <text:p>FLASH RAT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AT HEIGHT</text:p>
          </table:table-cell>
          <table:table-cell table:formula="of:=[.A797]" office:value-type="string" office:string-value="FLAT HEIGHT" calcext:value-type="string">
            <text:p>FLAT HEIGH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EXIBILITY</text:p>
          </table:table-cell>
          <table:table-cell table:formula="of:=[.A798]" office:value-type="string" office:string-value="FLEXIBILITY" calcext:value-type="string">
            <text:p>FLEXIBIL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OAT DATA</text:p>
          </table:table-cell>
          <table:table-cell table:formula="of:=[.A799]" office:value-type="string" office:string-value="FLOAT DATA" calcext:value-type="string">
            <text:p>FLOAT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OAT DIAMETER</text:p>
          </table:table-cell>
          <table:table-cell office:value-type="string" calcext:value-type="string">
            <text:p>FLOAT DI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OAT SHAP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LOW ARE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LOW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OW CONTROL DESIGN</text:p>
          </table:table-cell>
          <table:table-cell table:formula="of:=[.A804]" office:value-type="string" office:string-value="FLOW CONTROL DESIGN" calcext:value-type="string">
            <text:p>FLOW CONTROL DESIG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OW CONTROL DEVICE</text:p>
          </table:table-cell>
          <table:table-cell table:formula="of:=[.A805]" office:value-type="string" office:string-value="FLOW CONTROL DEVICE" calcext:value-type="string">
            <text:p>FLOW CONTROL DEVIC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OW CONTROL MATERIAL</text:p>
          </table:table-cell>
          <table:table-cell office:value-type="string" calcext:value-type="string">
            <text:p>FLOW CONTROL MAT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OW DIRECTION</text:p>
          </table:table-cell>
          <table:table-cell table:formula="of:=[.A807]" office:value-type="string" office:string-value="FLOW DIRECTION" calcext:value-type="string">
            <text:p>FLOW DIREC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LOW RAT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LOW RAT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OW STYLE</text:p>
          </table:table-cell>
          <table:table-cell table:formula="of:=[.A810]" office:value-type="string" office:string-value="FLOW STYLE" calcext:value-type="string">
            <text:p>FLOW STY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UID TYPE</text:p>
          </table:table-cell>
          <table:table-cell table:formula="of:=[.A811]" office:value-type="string" office:string-value="FLUID TYPE" calcext:value-type="string">
            <text:p>FLUID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USH ELEMENT DATA</text:p>
          </table:table-cell>
          <table:table-cell office:value-type="string" calcext:value-type="string">
            <text:p>FLUSH ELEME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USHING TIME</text:p>
          </table:table-cell>
          <table:table-cell table:formula="of:=[.A813]" office:value-type="string" office:string-value="FLUSHING TIME" calcext:value-type="string">
            <text:p>FLUSHING TIM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LUTE ANG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UTE DATA</text:p>
          </table:table-cell>
          <table:table-cell table:formula="of:=[.A815]" office:value-type="string" office:string-value="FLUTE DATA" calcext:value-type="string">
            <text:p>FLUT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LUTE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LUX COATING TYPE</text:p>
          </table:table-cell>
          <table:table-cell table:formula="of:=[.A817]" office:value-type="string" office:string-value="FLUX COATING TYPE" calcext:value-type="string">
            <text:p>FLUX COATING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OAM DATA</text:p>
          </table:table-cell>
          <table:table-cell office:value-type="string" calcext:value-type="string">
            <text:p>FOAM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OAM FILLING</text:p>
          </table:table-cell>
          <table:table-cell table:formula="of:=[.A819]" office:value-type="string" office:string-value="FOAM FILLING" calcext:value-type="string">
            <text:p>FOAM FILL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OLD DATA</text:p>
          </table:table-cell>
          <table:table-cell table:formula="of:=[.A820]" office:value-type="string" office:string-value="FOLD DATA" calcext:value-type="string">
            <text:p>FOLD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ORCE OUTPU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ORK HEIGHT RAISED</text:p>
          </table:table-cell>
          <table:table-cell table:formula="of:=[.A822]" office:value-type="string" office:string-value="FORK HEIGHT RAISED" calcext:value-type="string">
            <text:p>FORK HEIGHT RAISE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ORK LENGTH</text:p>
          </table:table-cell>
          <table:table-cell office:value-type="string" calcext:value-type="string">
            <text:p>FORK L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ORM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ORM FACTOR</text:p>
          </table:table-cell>
          <table:table-cell table:formula="of:=[.A825]" office:value-type="string" office:string-value="FORM FACTOR" calcext:value-type="string">
            <text:p>FORM FACTO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ORM OR CONSTRUCTION</text:p>
          </table:table-cell>
          <table:table-cell table:formula="of:=[.A826]" office:value-type="string" office:string-value="FORM OR CONSTRUCTION" calcext:value-type="string">
            <text:p>FORM OR CONSTRUC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RAME DATA</text:p>
          </table:table-cell>
          <table:table-cell office:value-type="string" calcext:value-type="string">
            <text:p>FRAME D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RAME DEPTH</text:p>
          </table:table-cell>
          <table:table-cell table:formula="of:=[.A828]" office:value-type="string" office:string-value="FRAME DEPTH" calcext:value-type="string">
            <text:p>FRAME DEP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RAME LENGTH</text:p>
          </table:table-cell>
          <table:table-cell office:value-type="string" calcext:value-type="string">
            <text:p>FRAME L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RAME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RAME SIZE</text:p>
          </table:table-cell>
          <table:table-cell office:value-type="string" calcext:value-type="string">
            <text:p>FRAME SZ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RAME THICKNESS</text:p>
          </table:table-cell>
          <table:table-cell table:formula="of:=[.A832]" office:value-type="string" office:string-value="FRAME THICKNESS" calcext:value-type="string">
            <text:p>FRAME THICKNES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REEZE POINT</text:p>
          </table:table-cell>
          <table:table-cell table:formula="of:=[.A833]" office:value-type="string" office:string-value="FREEZE POINT" calcext:value-type="string">
            <text:p>FREEZE POI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REQUENC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REQUENCY RAN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REQUENCY RANGE RECEIVING</text:p>
          </table:table-cell>
          <table:table-cell table:formula="of:=[.A836]" office:value-type="string" office:string-value="FREQUENCY RANGE RECEIVING" calcext:value-type="string">
            <text:p>FREQUENCY RANGE RECEIV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REQUENCY RANGE TRANSMIT</text:p>
          </table:table-cell>
          <table:table-cell table:formula="of:=[.A837]" office:value-type="string" office:string-value="FREQUENCY RANGE TRANSMIT" calcext:value-type="string">
            <text:p>FREQUENCY RANGE TRANSMI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REQUENCY RATING</text:p>
          </table:table-cell>
          <table:table-cell table:formula="of:=[.A838]" office:value-type="string" office:string-value="FREQUENCY RATING" calcext:value-type="string">
            <text:p>FREQUENCY RAT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REQUENCY RESPONSE</text:p>
          </table:table-cell>
          <table:table-cell office:value-type="string" calcext:value-type="string">
            <text:p>FREQUENCY RESPON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REQUENCY SIGNAL</text:p>
          </table:table-cell>
          <table:table-cell table:formula="of:=[.A840]" office:value-type="string" office:string-value="FREQUENCY SIGNAL" calcext:value-type="string">
            <text:p>FREQUENCY SIGN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RONT DIAMETER</text:p>
          </table:table-cell>
          <table:table-cell table:formula="of:=[.A841]" office:value-type="string" office:string-value="FRONT DIAMETER" calcext:value-type="string">
            <text:p>FRONT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UEL TANK CAPACITY</text:p>
          </table:table-cell>
          <table:table-cell table:formula="of:=[.A842]" office:value-type="string" office:string-value="FUEL TANK CAPACITY" calcext:value-type="string">
            <text:p>FUEL TANK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UEL TYPE</text:p>
          </table:table-cell>
          <table:table-cell table:formula="of:=[.A843]" office:value-type="string" office:string-value="FUEL TYPE" calcext:value-type="string">
            <text:p>FUEL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ULL LOAD CURRE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UNC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UNCTIONAL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UNCTIONING CURRENT</text:p>
          </table:table-cell>
          <table:table-cell table:formula="of:=[.A847]" office:value-type="string" office:string-value="FUNCTIONING CURRENT" calcext:value-type="string">
            <text:p>FUNCTIONING CURRE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URNISHED ITEMS</text:p>
          </table:table-cell>
          <table:table-cell table:formula="of:=[.A848]" office:value-type="string" office:string-value="FURNISHED ITEMS" calcext:value-type="string">
            <text:p>FURNISHED ITEM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URNISHED ITEMS AND QTY</text:p>
          </table:table-cell>
          <table:table-cell table:formula="of:=[.A849]" office:value-type="string" office:string-value="FURNISHED ITEMS AND QTY" calcext:value-type="string">
            <text:p>FURNISHED ITEMS AND Q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FUS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USING COMPOUND</text:p>
          </table:table-cell>
          <table:table-cell table:formula="of:=[.A851]" office:value-type="string" office:string-value="FUSING COMPOUND" calcext:value-type="string">
            <text:p>FUSING COMPOUN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FUSING TEMPERATURE</text:p>
          </table:table-cell>
          <table:table-cell table:formula="of:=[.A852]" office:value-type="string" office:string-value="FUSING TEMPERATURE" calcext:value-type="string">
            <text:p>FUSING TEMPERATUR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AGE LENGTH</text:p>
          </table:table-cell>
          <table:table-cell office:value-type="string" calcext:value-type="string">
            <text:p>GAGE L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 table:formula="of:=[.A854]" office:value-type="string" office:string-value="GAIN" calcext:value-type="string">
            <text:p>GAI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ARMENT CLOSURE METHOD</text:p>
          </table:table-cell>
          <table:table-cell table:formula="of:=[.A855]" office:value-type="string" office:string-value="GARMENT CLOSURE METHOD" calcext:value-type="string">
            <text:p>GARMENT CLOSURE METHO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ARMENT COLLAR TYPE</text:p>
          </table:table-cell>
          <table:table-cell table:formula="of:=[.A856]" office:value-type="string" office:string-value="GARMENT COLLAR TYPE" calcext:value-type="string">
            <text:p>GARMENT COLLAR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ARMENT SIZE</text:p>
          </table:table-cell>
          <table:table-cell table:formula="of:=[.A857]" office:value-type="string" office:string-value="GARMENT SIZE" calcext:value-type="string">
            <text:p>GARMENT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ARMENT SLEEVE LENGTH</text:p>
          </table:table-cell>
          <table:table-cell table:formula="of:=[.A858]" office:value-type="string" office:string-value="GARMENT SLEEVE LENGTH" calcext:value-type="string">
            <text:p>GARMENT SLEEVE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AS MEASURE</text:p>
          </table:table-cell>
          <table:table-cell table:formula="of:=[.A859]" office:value-type="string" office:string-value="GAS MEASURE" calcext:value-type="string">
            <text:p>GAS MEASUR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GAS PRESSUR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AS TYPE</text:p>
          </table:table-cell>
          <table:table-cell table:formula="of:=[.A861]" office:value-type="string" office:string-value="GAS TYPE" calcext:value-type="string">
            <text:p>GAS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ASKET AND PACKING DATA</text:p>
          </table:table-cell>
          <table:table-cell table:formula="of:=[.A862]" office:value-type="string" office:string-value="GASKET AND PACKING DATA" calcext:value-type="string">
            <text:p>GASKET AND PACKING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ASKET MATERIAL</text:p>
          </table:table-cell>
          <table:table-cell table:formula="of:=[.A863]" office:value-type="string" office:string-value="GASKET MATERIAL" calcext:value-type="string">
            <text:p>GASKET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ATE-SOURCE VOLTAGE</text:p>
          </table:table-cell>
          <table:table-cell table:formula="of:=[.A864]" office:value-type="string" office:string-value="GATE-SOURCE VOLTAGE" calcext:value-type="string">
            <text:p>GATE-SOURCE VOLTA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AUGE DATA-1</text:p>
          </table:table-cell>
          <table:table-cell table:formula="of:=[.A865]" office:value-type="string" office:string-value="GAUGE DATA-1" calcext:value-type="string">
            <text:p>GAUGE DATA-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AUGE DATA-2</text:p>
          </table:table-cell>
          <table:table-cell table:formula="of:=[.A866]" office:value-type="string" office:string-value="GAUGE DATA-2" calcext:value-type="string">
            <text:p>GAUGE DATA-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AUGE NUMBER</text:p>
          </table:table-cell>
          <table:table-cell table:formula="of:=[.A867]" office:value-type="string" office:string-value="GAUGE NUMBER" calcext:value-type="string">
            <text:p>GAUGE NUMB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AUGE TYPE</text:p>
          </table:table-cell>
          <table:table-cell table:formula="of:=[.A868]" office:value-type="string" office:string-value="GAUGE TYPE" calcext:value-type="string">
            <text:p>GAUGE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GEAR RATIO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GEAR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GRAD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GRADUA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RADUATION DATA</text:p>
          </table:table-cell>
          <table:table-cell table:formula="of:=[.A873]" office:value-type="string" office:string-value="GRADUATION DATA" calcext:value-type="string">
            <text:p>GRADUATION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RADUATION INTERVAL</text:p>
          </table:table-cell>
          <table:table-cell table:formula="of:=[.A874]" office:value-type="string" office:string-value="GRADUATION INTERVAL" calcext:value-type="string">
            <text:p>GRADUATION INTERV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RADUATION RANGE</text:p>
          </table:table-cell>
          <table:table-cell table:formula="of:=[.A875]" office:value-type="string" office:string-value="GRADUATION RANGE" calcext:value-type="string">
            <text:p>GRADUATION RAN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RIDS</text:p>
          </table:table-cell>
          <table:table-cell table:formula="of:=[.A876]" office:value-type="string" office:string-value="GRIDS" calcext:value-type="string">
            <text:p>GRID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RIP DIAMETER</text:p>
          </table:table-cell>
          <table:table-cell table:formula="of:=[.A877]" office:value-type="string" office:string-value="GRIP DIAMETER" calcext:value-type="string">
            <text:p>GRIP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RIP LENGTH</text:p>
          </table:table-cell>
          <table:table-cell table:formula="of:=[.A878]" office:value-type="string" office:string-value="GRIP LENGTH" calcext:value-type="string">
            <text:p>GRIP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GRI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RIT NUMBER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ROOVE QUANTITY</text:p>
          </table:table-cell>
          <table:table-cell table:formula="of:=[.A881]" office:value-type="string" office:string-value="GROOVE QUANTITY" calcext:value-type="string">
            <text:p>GROOVE QUANT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GROOVE SHA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ROOVE WIDTH</text:p>
          </table:table-cell>
          <table:table-cell office:value-type="string" calcext:value-type="string">
            <text:p>GROOVE W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GROUND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UIDE TYPE</text:p>
          </table:table-cell>
          <table:table-cell table:formula="of:=[.A885]" office:value-type="string" office:string-value="GUIDE TYPE" calcext:value-type="string">
            <text:p>GUIDE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GUN STYLE</text:p>
          </table:table-cell>
          <table:table-cell table:formula="of:=[.A886]" office:value-type="string" office:string-value="GUN STYLE" calcext:value-type="string">
            <text:p>GUN STY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ALF TYPE</text:p>
          </table:table-cell>
          <table:table-cell table:formula="of:=[.A887]" office:value-type="string" office:string-value="HALF TYPE" calcext:value-type="string">
            <text:p>HALF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AND CHAIN LENGTH</text:p>
          </table:table-cell>
          <table:table-cell table:formula="of:=[.A888]" office:value-type="string" office:string-value="HAND CHAIN LENGTH" calcext:value-type="string">
            <text:p>HAND CHAIN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HANDL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ANDLE LENGTH</text:p>
          </table:table-cell>
          <table:table-cell table:formula="of:=[.A890]" office:value-type="string" office:string-value="HANDLE LENGTH" calcext:value-type="string">
            <text:p>HANDLE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ANDLE MATERIAL</text:p>
          </table:table-cell>
          <table:table-cell table:formula="of:=[.A891]" office:value-type="string" office:string-value="HANDLE MATERIAL" calcext:value-type="string">
            <text:p>HANDLE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ANDLE TYPE</text:p>
          </table:table-cell>
          <table:table-cell table:formula="of:=[.A892]" office:value-type="string" office:string-value="HANDLE TYPE" calcext:value-type="string">
            <text:p>HANDLE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ANGER DATA</text:p>
          </table:table-cell>
          <table:table-cell table:formula="of:=[.A893]" office:value-type="string" office:string-value="HANGER DATA" calcext:value-type="string">
            <text:p>HANGER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ANGER POLE DIAMTER</text:p>
          </table:table-cell>
          <table:table-cell table:formula="of:=[.A894]" office:value-type="string" office:string-value="HANGER POLE DIAMTER" calcext:value-type="string">
            <text:p>HANGER POLE DIAM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ARD DRIVE DATA</text:p>
          </table:table-cell>
          <table:table-cell table:formula="of:=[.A895]" office:value-type="string" office:string-value="HARD DRIVE DATA" calcext:value-type="string">
            <text:p>HARD DRIV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HARDNES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ARDNESS DATA</text:p>
          </table:table-cell>
          <table:table-cell table:formula="of:=[.A897]" office:value-type="string" office:string-value="HARDNESS DATA" calcext:value-type="string">
            <text:p>HARDNESS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HARDNESS RAT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ARDWARE MATERIAL</text:p>
          </table:table-cell>
          <table:table-cell table:formula="of:=[.A899]" office:value-type="string" office:string-value="HARDWARE MATERIAL" calcext:value-type="string">
            <text:p>HARDWARE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AZARDOUS LOCATION</text:p>
          </table:table-cell>
          <table:table-cell table:formula="of:=[.A900]" office:value-type="string" office:string-value="HAZARDOUS LOCATION" calcext:value-type="string">
            <text:p>HAZARDOUS LOCA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AZARDOUS RATING-1</text:p>
          </table:table-cell>
          <table:table-cell table:formula="of:=[.A901]" office:value-type="string" office:string-value="HAZARDOUS RATING-1" calcext:value-type="string">
            <text:p>HAZARDOUS RATING-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AZARDOUS RATING-2</text:p>
          </table:table-cell>
          <table:table-cell table:formula="of:=[.A902]" office:value-type="string" office:string-value="HAZARDOUS RATING-2" calcext:value-type="string">
            <text:p>HAZARDOUS RATING-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EAD ANGLE</text:p>
          </table:table-cell>
          <table:table-cell table:formula="of:=[.A903]" office:value-type="string" office:string-value="HEAD ANGLE" calcext:value-type="string">
            <text:p>HEAD ANG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EAD DATA</text:p>
          </table:table-cell>
          <table:table-cell table:formula="of:=[.A904]" office:value-type="string" office:string-value="HEAD DATA" calcext:value-type="string">
            <text:p>HEAD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EAD DIAMETER</text:p>
          </table:table-cell>
          <table:table-cell table:formula="of:=[.A905]" office:value-type="string" office:string-value="HEAD DIAMETER" calcext:value-type="string">
            <text:p>HEAD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EAD LENGTH</text:p>
          </table:table-cell>
          <table:table-cell table:formula="of:=[.A906]" office:value-type="string" office:string-value="HEAD LENGTH" calcext:value-type="string">
            <text:p>HEAD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EAD MATERIAL</text:p>
          </table:table-cell>
          <table:table-cell table:formula="of:=[.A907]" office:value-type="string" office:string-value="HEAD MATERIAL" calcext:value-type="string">
            <text:p>HEAD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EAD SIZE</text:p>
          </table:table-cell>
          <table:table-cell table:formula="of:=[.A908]" office:value-type="string" office:string-value="HEAD SIZE" calcext:value-type="string">
            <text:p>HEAD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HEAD STY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HEAD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EAD WIDTH</text:p>
          </table:table-cell>
          <table:table-cell office:value-type="string" calcext:value-type="string">
            <text:p>HEAD W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EAT RANGE</text:p>
          </table:table-cell>
          <table:table-cell table:formula="of:=[.A912]" office:value-type="string" office:string-value="HEAT RANGE" calcext:value-type="string">
            <text:p>HEAT RAN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EAT SHRINKAGE RATING</text:p>
          </table:table-cell>
          <table:table-cell table:formula="of:=[.A913]" office:value-type="string" office:string-value="HEAT SHRINKAGE RATING" calcext:value-type="string">
            <text:p>HEAT SHRINKAGE RAT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EATING POWER</text:p>
          </table:table-cell>
          <table:table-cell table:formula="of:=[.A914]" office:value-type="string" office:string-value="HEATING POWER" calcext:value-type="string">
            <text:p>HEATING POW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EEL DATA</text:p>
          </table:table-cell>
          <table:table-cell table:formula="of:=[.A915]" office:value-type="string" office:string-value="HEEL DATA" calcext:value-type="string">
            <text:p>HEEL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EIGH OF JAW</text:p>
          </table:table-cell>
          <table:table-cell office:value-type="string" calcext:value-type="string">
            <text:p>JAW 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HEIGH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EIGHT ADJUSTMENT</text:p>
          </table:table-cell>
          <table:table-cell table:formula="of:=[.A918]" office:value-type="string" office:string-value="HEIGHT ADJUSTMENT" calcext:value-type="string">
            <text:p>HEIGHT ADJUSTME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EIGHT OF HANDLELESS</text:p>
          </table:table-cell>
          <table:table-cell office:value-type="string" calcext:value-type="string">
            <text:p>H OF HANDLELES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EIGHT OF LIFT</text:p>
          </table:table-cell>
          <table:table-cell office:value-type="string" calcext:value-type="string">
            <text:p>H OF LIF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INGE PIN MATERIAL</text:p>
          </table:table-cell>
          <table:table-cell table:formula="of:=[.A921]" office:value-type="string" office:string-value="HINGE PIN MATERIAL" calcext:value-type="string">
            <text:p>HINGE PIN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OLDER DATA</text:p>
          </table:table-cell>
          <table:table-cell table:formula="of:=[.A922]" office:value-type="string" office:string-value="HOLDER DATA" calcext:value-type="string">
            <text:p>HOLDER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OLDING CAPACITY</text:p>
          </table:table-cell>
          <table:table-cell table:formula="of:=[.A923]" office:value-type="string" office:string-value="HOLDING CAPACITY" calcext:value-type="string">
            <text:p>HOLDING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OLE BORE DIAMETER</text:p>
          </table:table-cell>
          <table:table-cell table:formula="of:=[.A924]" office:value-type="string" office:string-value="HOLE BORE DIAMETER" calcext:value-type="string">
            <text:p>HOLE BORE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OLE CENTRES ALONG LENGTH</text:p>
          </table:table-cell>
          <table:table-cell table:formula="of:=[.A925]" office:value-type="string" office:string-value="HOLE CENTRES ALONG LENGTH" calcext:value-type="string">
            <text:p>HOLE CENTRES ALONG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OLE CENTRES ALONG WIDTH</text:p>
          </table:table-cell>
          <table:table-cell table:formula="of:=[.A926]" office:value-type="string" office:string-value="HOLE CENTRES ALONG WIDTH" calcext:value-type="string">
            <text:p>HOLE CENTRES ALONG WID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OLE DATA</text:p>
          </table:table-cell>
          <table:table-cell table:formula="of:=[.A927]" office:value-type="string" office:string-value="HOLE DATA" calcext:value-type="string">
            <text:p>HOL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HOLE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OLE DISTANCE</text:p>
          </table:table-cell>
          <table:table-cell table:formula="of:=[.A929]" office:value-type="string" office:string-value="HOLE DISTANCE" calcext:value-type="string">
            <text:p>HOLE DISTANC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OLE OR ARBOR DIAMETER</text:p>
          </table:table-cell>
          <table:table-cell table:formula="of:=[.A930]" office:value-type="string" office:string-value="HOLE OR ARBOR DIAMETER" calcext:value-type="string">
            <text:p>HOLE OR ARBOR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OLE OR SPINDLE DATA</text:p>
          </table:table-cell>
          <table:table-cell table:formula="of:=[.A931]" office:value-type="string" office:string-value="HOLE OR SPINDLE DATA" calcext:value-type="string">
            <text:p>HOLE OR SPINDL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OLE SAW RANGE</text:p>
          </table:table-cell>
          <table:table-cell table:formula="of:=[.A932]" office:value-type="string" office:string-value="HOLE SAW RANGE" calcext:value-type="string">
            <text:p>HOLE SAW RAN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OLE SIZE</text:p>
          </table:table-cell>
          <table:table-cell table:formula="of:=[.A933]" office:value-type="string" office:string-value="HOLE SIZE" calcext:value-type="string">
            <text:p>HOLE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OLE,SLOT OR SCREW SIZE</text:p>
          </table:table-cell>
          <table:table-cell table:formula="of:=[.A934]" office:value-type="string" office:string-value="HOLE,SLOT OR SCREW SIZE" calcext:value-type="string">
            <text:p>HOLE,SLOT OR SCREW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OOK CAPACITY</text:p>
          </table:table-cell>
          <table:table-cell table:formula="of:=[.A935]" office:value-type="string" office:string-value="HOOK CAPACITY" calcext:value-type="string">
            <text:p>HOOK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OOK DATA</text:p>
          </table:table-cell>
          <table:table-cell table:formula="of:=[.A936]" office:value-type="string" office:string-value="HOOK DATA" calcext:value-type="string">
            <text:p>HOOK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OOP MATERIAL</text:p>
          </table:table-cell>
          <table:table-cell table:formula="of:=[.A937]" office:value-type="string" office:string-value="HOOP MATERIAL" calcext:value-type="string">
            <text:p>HOOP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HOSE CONNEC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OSE DATA</text:p>
          </table:table-cell>
          <table:table-cell table:formula="of:=[.A939]" office:value-type="string" office:string-value="HOSE DATA" calcext:value-type="string">
            <text:p>HOS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OSE MATERIAL</text:p>
          </table:table-cell>
          <table:table-cell table:formula="of:=[.A940]" office:value-type="string" office:string-value="HOSE MATERIAL" calcext:value-type="string">
            <text:p>HOSE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HOSE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OST CONNECTION</text:p>
          </table:table-cell>
          <table:table-cell table:formula="of:=[.A942]" office:value-type="string" office:string-value="HOST CONNECTION" calcext:value-type="string">
            <text:p>HOST CONNEC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OT STICK DATA</text:p>
          </table:table-cell>
          <table:table-cell table:formula="of:=[.A943]" office:value-type="string" office:string-value="HOT STICK DATA" calcext:value-type="string">
            <text:p>HOT STICK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OUSING BORE DIAMETER</text:p>
          </table:table-cell>
          <table:table-cell table:formula="of:=[.A944]" office:value-type="string" office:string-value="HOUSING BORE DIAMETER" calcext:value-type="string">
            <text:p>HOUSING BORE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OUSING HEIGHT</text:p>
          </table:table-cell>
          <table:table-cell table:formula="of:=[.A945]" office:value-type="string" office:string-value="HOUSING HEIGHT" calcext:value-type="string">
            <text:p>HOUSING HEIGH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OUSING LENGTH</text:p>
          </table:table-cell>
          <table:table-cell table:formula="of:=[.A946]" office:value-type="string" office:string-value="HOUSING LENGTH" calcext:value-type="string">
            <text:p>HOUSING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HOUSING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OUSING TYPE</text:p>
          </table:table-cell>
          <table:table-cell table:formula="of:=[.A948]" office:value-type="string" office:string-value="HOUSING TYPE" calcext:value-type="string">
            <text:p>HOUSING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OUSING WIDTH</text:p>
          </table:table-cell>
          <table:table-cell table:formula="of:=[.A949]" office:value-type="string" office:string-value="HOUSING WIDTH" calcext:value-type="string">
            <text:p>HOUSING WID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UB DATA</text:p>
          </table:table-cell>
          <table:table-cell table:formula="of:=[.A950]" office:value-type="string" office:string-value="HUB DATA" calcext:value-type="string">
            <text:p>HUB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UB DESIGN</text:p>
          </table:table-cell>
          <table:table-cell table:formula="of:=[.A951]" office:value-type="string" office:string-value="HUB DESIGN" calcext:value-type="string">
            <text:p>HUB DESIG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HUB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UB LENGTH</text:p>
          </table:table-cell>
          <table:table-cell table:formula="of:=[.A953]" office:value-type="string" office:string-value="HUB LENGTH" calcext:value-type="string">
            <text:p>HUB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UB OUTSIDE DIAMETER</text:p>
          </table:table-cell>
          <table:table-cell table:formula="of:=[.A954]" office:value-type="string" office:string-value="HUB OUTSIDE DIAMETER" calcext:value-type="string">
            <text:p>HUB OUTSIDE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UB SIZE</text:p>
          </table:table-cell>
          <table:table-cell table:formula="of:=[.A955]" office:value-type="string" office:string-value="HUB SIZE" calcext:value-type="string">
            <text:p>HUB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UB TYPE</text:p>
          </table:table-cell>
          <table:table-cell table:formula="of:=[.A956]" office:value-type="string" office:string-value="HUB TYPE" calcext:value-type="string">
            <text:p>HUB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HUMID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UMIDITY ACCURACY</text:p>
          </table:table-cell>
          <table:table-cell table:formula="of:=[.A958]" office:value-type="string" office:string-value="HUMIDITY ACCURACY" calcext:value-type="string">
            <text:p>HUMIDITY ACCURAC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YDRAULIC MEDIA</text:p>
          </table:table-cell>
          <table:table-cell office:value-type="string" calcext:value-type="string">
            <text:p>HYD MEDI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YDRAULIC PRESSURE AREA</text:p>
          </table:table-cell>
          <table:table-cell table:formula="of:=[.A960]" office:value-type="string" office:string-value="HYDRAULIC PRESSURE AREA" calcext:value-type="string">
            <text:p>HYDRAULIC PRESSURE ARE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HYSTERESIS</text:p>
          </table:table-cell>
          <table:table-cell table:formula="of:=[.A961]" office:value-type="string" office:string-value="HYSTERESIS" calcext:value-type="string">
            <text:p>HYSTERESI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D OF CORE</text:p>
          </table:table-cell>
          <table:table-cell table:formula="of:=[.A962]" office:value-type="string" office:string-value="ID OF CORE" calcext:value-type="string">
            <text:p>ID OF COR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DENTIFICATION CODE</text:p>
          </table:table-cell>
          <table:table-cell table:formula="of:=[.A963]" office:value-type="string" office:string-value="IDENTIFICATION CODE" calcext:value-type="string">
            <text:p>IDENTIFICATION COD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DENTIFICATION DATA</text:p>
          </table:table-cell>
          <table:table-cell table:formula="of:=[.A964]" office:value-type="string" office:string-value="IDENTIFICATION DATA" calcext:value-type="string">
            <text:p>IDENTIFICATION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GNITING CHARACTERISTIC</text:p>
          </table:table-cell>
          <table:table-cell table:formula="of:=[.A965]" office:value-type="string" office:string-value="IGNITING CHARACTERISTIC" calcext:value-type="string">
            <text:p>IGNITING CHARACTERISTIC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GNITION CURRENT</text:p>
          </table:table-cell>
          <table:table-cell table:formula="of:=[.A966]" office:value-type="string" office:string-value="IGNITION CURRENT" calcext:value-type="string">
            <text:p>IGNITION CURRE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GNITION TEMPERATURE</text:p>
          </table:table-cell>
          <table:table-cell table:formula="of:=[.A967]" office:value-type="string" office:string-value="IGNITION TEMPERATURE" calcext:value-type="string">
            <text:p>IGNITION TEMPERATUR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MAGE SENSOR</text:p>
          </table:table-cell>
          <table:table-cell table:formula="of:=[.A968]" office:value-type="string" office:string-value="IMAGE SENSOR" calcext:value-type="string">
            <text:p>IMAGE SENSO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IMMERSION DEP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IMMERSION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MMERSION TUBE DATA</text:p>
          </table:table-cell>
          <table:table-cell table:formula="of:=[.A971]" office:value-type="string" office:string-value="IMMERSION TUBE DATA" calcext:value-type="string">
            <text:p>IMMERSION TUB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IMPEDANC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MPELLER DATA</text:p>
          </table:table-cell>
          <table:table-cell table:formula="of:=[.A973]" office:value-type="string" office:string-value="IMPELLER DATA" calcext:value-type="string">
            <text:p>IMPELLER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MPELLER MATERIAL</text:p>
          </table:table-cell>
          <table:table-cell table:formula="of:=[.A974]" office:value-type="string" office:string-value="IMPELLER MATERIAL" calcext:value-type="string">
            <text:p>IMPELLER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MPREGNATION MATERIAL</text:p>
          </table:table-cell>
          <table:table-cell table:formula="of:=[.A975]" office:value-type="string" office:string-value="IMPREGNATION MATERIAL" calcext:value-type="string">
            <text:p>IMPREGNATION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INCREMENT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DEX DATA</text:p>
          </table:table-cell>
          <table:table-cell table:formula="of:=[.A977]" office:value-type="string" office:string-value="INDEX DATA" calcext:value-type="string">
            <text:p>INDEX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DEX LOCATION</text:p>
          </table:table-cell>
          <table:table-cell table:formula="of:=[.A978]" office:value-type="string" office:string-value="INDEX LOCATION" calcext:value-type="string">
            <text:p>INDEX LOCA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DICATING MECHANICAL</text:p>
          </table:table-cell>
          <table:table-cell table:formula="of:=[.A979]" office:value-type="string" office:string-value="INDICATING MECHANICAL" calcext:value-type="string">
            <text:p>INDICATING MECHANIC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DICATION METHOD</text:p>
          </table:table-cell>
          <table:table-cell table:formula="of:=[.A980]" office:value-type="string" office:string-value="INDICATION METHOD" calcext:value-type="string">
            <text:p>INDICATION METHO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DICATOR DATA</text:p>
          </table:table-cell>
          <table:table-cell table:formula="of:=[.A981]" office:value-type="string" office:string-value="INDICATOR DATA" calcext:value-type="string">
            <text:p>INDICATOR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DICATOR TYPE</text:p>
          </table:table-cell>
          <table:table-cell table:formula="of:=[.A982]" office:value-type="string" office:string-value="INDICATOR TYPE" calcext:value-type="string">
            <text:p>INDICATOR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DUCTANCE</text:p>
          </table:table-cell>
          <table:table-cell table:formula="of:=[.A983]" office:value-type="string" office:string-value="INDUCTANCE" calcext:value-type="string">
            <text:p>INDUCTANC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DUCTION RATIO</text:p>
          </table:table-cell>
          <table:table-cell table:formula="of:=[.A984]" office:value-type="string" office:string-value="INDUCTION RATIO" calcext:value-type="string">
            <text:p>INDUCTION RATIO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FLATION DEVICE</text:p>
          </table:table-cell>
          <table:table-cell table:formula="of:=[.A985]" office:value-type="string" office:string-value="INFLATION DEVICE" calcext:value-type="string">
            <text:p>INFLATION DEVIC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JECTOR ARM LENGTH</text:p>
          </table:table-cell>
          <table:table-cell table:formula="of:=[.A986]" office:value-type="string" office:string-value="INJECTOR ARM LENGTH" calcext:value-type="string">
            <text:p>INJECTOR ARM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K DATA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K DROP SIZE</text:p>
          </table:table-cell>
          <table:table-cell table:formula="of:=[.A988]" office:value-type="string" office:string-value="INK DROP SIZE" calcext:value-type="string">
            <text:p>INK DROP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K TYPE</text:p>
          </table:table-cell>
          <table:table-cell table:formula="of:=[.A989]" office:value-type="string" office:string-value="INK TYPE" calcext:value-type="string">
            <text:p>INK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LET CONNECTION DATA</text:p>
          </table:table-cell>
          <table:table-cell office:value-type="string" calcext:value-type="string">
            <text:p>INLET CONNEC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LET CONNECTION SIZE</text:p>
          </table:table-cell>
          <table:table-cell table:formula="of:=[.A991]" office:value-type="string" office:string-value="INLET CONNECTION SIZE" calcext:value-type="string">
            <text:p>INLET CONNECTION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LET CONNECTION TYPE</text:p>
          </table:table-cell>
          <table:table-cell table:formula="of:=[.A992]" office:value-type="string" office:string-value="INLET CONNECTION TYPE" calcext:value-type="string">
            <text:p>INLET CONNECTION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LET DATA</text:p>
          </table:table-cell>
          <table:table-cell table:formula="of:=[.A993]" office:value-type="string" office:string-value="INLET DATA" calcext:value-type="string">
            <text:p>INLET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LET GAS SUPPLY</text:p>
          </table:table-cell>
          <table:table-cell table:formula="of:=[.A994]" office:value-type="string" office:string-value="INLET GAS SUPPLY" calcext:value-type="string">
            <text:p>INLET GAS SUPPL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LET PIPE SIZE</text:p>
          </table:table-cell>
          <table:table-cell office:value-type="string" calcext:value-type="string">
            <text:p>INLE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INLET PRESSUR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NER LINING DATA</text:p>
          </table:table-cell>
          <table:table-cell table:formula="of:=[.A997]" office:value-type="string" office:string-value="INNER LINING DATA" calcext:value-type="string">
            <text:p>INNER LINING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NER PARTS MATERIAL</text:p>
          </table:table-cell>
          <table:table-cell table:formula="of:=[.A998]" office:value-type="string" office:string-value="INNER PARTS MATERIAL" calcext:value-type="string">
            <text:p>INNER PARTS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NER RING MATERIAL</text:p>
          </table:table-cell>
          <table:table-cell office:value-type="string" calcext:value-type="string">
            <text:p>IR M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NER SHELL MATERIAL</text:p>
          </table:table-cell>
          <table:table-cell table:formula="of:=[.A1000]" office:value-type="string" office:string-value="INNER SHELL MATERIAL" calcext:value-type="string">
            <text:p>INNER SHELL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NER SLEEVE MATERIAL</text:p>
          </table:table-cell>
          <table:table-cell table:formula="of:=[.A1001]" office:value-type="string" office:string-value="INNER SLEEVE MATERIAL" calcext:value-type="string">
            <text:p>INNER SLEEVE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PUT CONNECTION</text:p>
          </table:table-cell>
          <table:table-cell table:formula="of:=[.A1002]" office:value-type="string" office:string-value="INPUT CONNECTION" calcext:value-type="string">
            <text:p>INPUT CONNEC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PUT CONNECTION DATA</text:p>
          </table:table-cell>
          <table:table-cell table:formula="of:=[.A1003]" office:value-type="string" office:string-value="INPUT CONNECTION DATA" calcext:value-type="string">
            <text:p>INPUT CONNECTION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INPUT CURREN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INPUT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PUT LEVEL</text:p>
          </table:table-cell>
          <table:table-cell table:formula="of:=[.A1006]" office:value-type="string" office:string-value="INPUT LEVEL" calcext:value-type="string">
            <text:p>INPUT LEVE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INPUT POW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PUT PRESSURE</text:p>
          </table:table-cell>
          <table:table-cell table:formula="of:=[.A1008]" office:value-type="string" office:string-value="INPUT PRESSURE" calcext:value-type="string">
            <text:p>INPUT PRESSUR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INPUT RAN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PUT RATING</text:p>
          </table:table-cell>
          <table:table-cell table:formula="of:=[.A1010]" office:value-type="string" office:string-value="INPUT RATING" calcext:value-type="string">
            <text:p>INPUT RAT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PUT SENSITIVITY</text:p>
          </table:table-cell>
          <table:table-cell table:formula="of:=[.A1011]" office:value-type="string" office:string-value="INPUT SENSITIVITY" calcext:value-type="string">
            <text:p>INPUT SENSITIV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PUT SHAFT DATA</text:p>
          </table:table-cell>
          <table:table-cell table:formula="of:=[.A1012]" office:value-type="string" office:string-value="INPUT SHAFT DATA" calcext:value-type="string">
            <text:p>INPUT SHAFT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PUT SHAFT DIAMETER</text:p>
          </table:table-cell>
          <table:table-cell office:value-type="string" calcext:value-type="string">
            <text:p>INPUT SHAFT DIAM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INPUT SIGN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INPUT SPEE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PUT TORQUE RANGE</text:p>
          </table:table-cell>
          <table:table-cell table:formula="of:=[.A1016]" office:value-type="string" office:string-value="INPUT TORQUE RANGE" calcext:value-type="string">
            <text:p>INPUT TORQUE RAN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PUT VOLTAGE</text:p>
          </table:table-cell>
          <table:table-cell table:formula="of:=[.A1017]" office:value-type="string" office:string-value="INPUT VOLTAGE" calcext:value-type="string">
            <text:p>INPUT VOLTA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SCRIBED CIRCLE DIAMETER</text:p>
          </table:table-cell>
          <table:table-cell table:formula="of:=[.A1018]" office:value-type="string" office:string-value="INSCRIBED CIRCLE DIAMETER" calcext:value-type="string">
            <text:p>INSCRIBED CIRCLE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SCRIPTION COLOUR</text:p>
          </table:table-cell>
          <table:table-cell table:formula="of:=[.A1019]" office:value-type="string" office:string-value="INSCRIPTION COLOUR" calcext:value-type="string">
            <text:p>INSCRIPTION COLOU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SCRIPTION DETAILS</text:p>
          </table:table-cell>
          <table:table-cell table:formula="of:=[.A1020]" office:value-type="string" office:string-value="INSCRIPTION DETAILS" calcext:value-type="string">
            <text:p>INSCRIPTION DETAIL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SERT MATERIAL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SERT SIZE</text:p>
          </table:table-cell>
          <table:table-cell table:formula="of:=[.A1022]" office:value-type="string" office:string-value="INSERT SIZE" calcext:value-type="string">
            <text:p>INSERT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SERT SIZE OR CUTTING EDGE</text:p>
          </table:table-cell>
          <table:table-cell table:formula="of:=[.A1023]" office:value-type="string" office:string-value="INSERT SIZE OR CUTTING EDGE" calcext:value-type="string">
            <text:p>INSERT SIZE OR CUTTING ED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SERT TYPE</text:p>
          </table:table-cell>
          <table:table-cell table:formula="of:=[.A1024]" office:value-type="string" office:string-value="INSERT TYPE" calcext:value-type="string">
            <text:p>INSERT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SERTION INSIDE DIAMETER</text:p>
          </table:table-cell>
          <table:table-cell office:value-type="string" calcext:value-type="string">
            <text:p>INSERTION I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INSERTION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SERTION OUTSIDE DIAMETER</text:p>
          </table:table-cell>
          <table:table-cell office:value-type="string" calcext:value-type="string">
            <text:p>INSERTION O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SIDE CIRCUMFERENCE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INSIDE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SIDE LENGTH</text:p>
          </table:table-cell>
          <table:table-cell table:formula="of:=[.A1030]" office:value-type="string" office:string-value="INSIDE LENGTH" calcext:value-type="string">
            <text:p>INSIDE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SIDE WELL DEPTH</text:p>
          </table:table-cell>
          <table:table-cell table:formula="of:=[.A1031]" office:value-type="string" office:string-value="INSIDE WELL DEPTH" calcext:value-type="string">
            <text:p>INSIDE WELL DEP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SIDE WIDTH</text:p>
          </table:table-cell>
          <table:table-cell table:formula="of:=[.A1032]" office:value-type="string" office:string-value="INSIDE WIDTH" calcext:value-type="string">
            <text:p>INSIDE WID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STALLATION DESIGN</text:p>
          </table:table-cell>
          <table:table-cell table:formula="of:=[.A1033]" office:value-type="string" office:string-value="INSTALLATION DESIGN" calcext:value-type="string">
            <text:p>INSTALLATION DESIG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STALLATION METHOD</text:p>
          </table:table-cell>
          <table:table-cell table:formula="of:=[.A1034]" office:value-type="string" office:string-value="INSTALLATION METHOD" calcext:value-type="string">
            <text:p>INSTALLATION METHO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STALLED POSITION</text:p>
          </table:table-cell>
          <table:table-cell office:value-type="string" calcext:value-type="string">
            <text:p>INSTALLED POSITIO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STRUMENT CONNECTION</text:p>
          </table:table-cell>
          <table:table-cell office:value-type="string" calcext:value-type="string">
            <text:p>INSTRUMENT CONNEC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INSULATION CLAS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INSULATION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SULATION MATERIAL</text:p>
          </table:table-cell>
          <table:table-cell office:value-type="string" calcext:value-type="string">
            <text:p>INSULATION MAT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INSULATION RESISTANC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SULATION/SHIELD/JACKET DATA</text:p>
          </table:table-cell>
          <table:table-cell table:formula="of:=[.A1041]" office:value-type="string" office:string-value="INSULATION/SHIELD/JACKET DATA" calcext:value-type="string">
            <text:p>INSULATION/SHIELD/JACKET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TAKE TUBE SIZE</text:p>
          </table:table-cell>
          <table:table-cell table:formula="of:=[.A1042]" office:value-type="string" office:string-value="INTAKE TUBE SIZE" calcext:value-type="string">
            <text:p>INTAKE TUBE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INTERFAC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TERFACE TYPE</text:p>
          </table:table-cell>
          <table:table-cell table:formula="of:=[.A1044]" office:value-type="string" office:string-value="INTERFACE TYPE" calcext:value-type="string">
            <text:p>INTERFACE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TERIOR DIMENSIONS</text:p>
          </table:table-cell>
          <table:table-cell table:formula="of:=[.A1045]" office:value-type="string" office:string-value="INTERIOR DIMENSIONS" calcext:value-type="string">
            <text:p>INTERIOR DIMENSION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TERLOCK</text:p>
          </table:table-cell>
          <table:table-cell table:formula="of:=[.A1046]" office:value-type="string" office:string-value="INTERLOCK" calcext:value-type="string">
            <text:p>INTERLOCK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TERNAL CONNECTION DATA</text:p>
          </table:table-cell>
          <table:table-cell table:formula="of:=[.A1047]" office:value-type="string" office:string-value="INTERNAL CONNECTION DATA" calcext:value-type="string">
            <text:p>INTERNAL CONNECTION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TERNAL DRIVE STYLE</text:p>
          </table:table-cell>
          <table:table-cell table:formula="of:=[.A1048]" office:value-type="string" office:string-value="INTERNAL DRIVE STYLE" calcext:value-type="string">
            <text:p>INTERNAL DRIVE STY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TERNAL HEIGHT</text:p>
          </table:table-cell>
          <table:table-cell table:formula="of:=[.A1049]" office:value-type="string" office:string-value="INTERNAL HEIGHT" calcext:value-type="string">
            <text:p>INTERNAL HEIGH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TERNAL PARTS MATERIAL</text:p>
          </table:table-cell>
          <table:table-cell table:formula="of:=[.A1050]" office:value-type="string" office:string-value="INTERNAL PARTS MATERIAL" calcext:value-type="string">
            <text:p>INTERNAL PARTS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TERNAL THREAD SIZE</text:p>
          </table:table-cell>
          <table:table-cell office:value-type="string" calcext:value-type="string">
            <text:p>INT TH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TERNAL TRIM MATERIAL</text:p>
          </table:table-cell>
          <table:table-cell table:formula="of:=[.A1052]" office:value-type="string" office:string-value="INTERNAL TRIM MATERIAL" calcext:value-type="string">
            <text:p>INTERNAL TRIM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NTERRUPTING CAPACITY</text:p>
          </table:table-cell>
          <table:table-cell table:formula="of:=[.A1053]" office:value-type="string" office:string-value="INTERRUPTING CAPACITY" calcext:value-type="string">
            <text:p>INTERRUPTING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IONIC FORM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RRADIATION</text:p>
          </table:table-cell>
          <table:table-cell table:formula="of:=[.A1055]" office:value-type="string" office:string-value="IRRADIATION" calcext:value-type="string">
            <text:p>IRRADIA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ISOLATION POTENTIAL</text:p>
          </table:table-cell>
          <table:table-cell table:formula="of:=[.A1056]" office:value-type="string" office:string-value="ISOLATION POTENTIAL" calcext:value-type="string">
            <text:p>ISOLATION POTENT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JACKET</text:p>
          </table:table-cell>
          <table:table-cell table:formula="of:=[.A1057]" office:value-type="string" office:string-value="JACKET" calcext:value-type="string">
            <text:p>JACKE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JACKET MATERIAL</text:p>
          </table:table-cell>
          <table:table-cell table:formula="of:=[.A1058]" office:value-type="string" office:string-value="JACKET MATERIAL" calcext:value-type="string">
            <text:p>JACKET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JAW CAPACITY</text:p>
          </table:table-cell>
          <table:table-cell table:formula="of:=[.A1059]" office:value-type="string" office:string-value="JAW CAPACITY" calcext:value-type="string">
            <text:p>JAW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JAW DIAMETER</text:p>
          </table:table-cell>
          <table:table-cell table:formula="of:=[.A1060]" office:value-type="string" office:string-value="JAW DIAMETER" calcext:value-type="string">
            <text:p>JAW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JAW LENGTH</text:p>
          </table:table-cell>
          <table:table-cell table:formula="of:=[.A1061]" office:value-type="string" office:string-value="JAW LENGTH" calcext:value-type="string">
            <text:p>JAW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JAW MATERIAL</text:p>
          </table:table-cell>
          <table:table-cell table:formula="of:=[.A1062]" office:value-type="string" office:string-value="JAW MATERIAL" calcext:value-type="string">
            <text:p>JAW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JAW OPEN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JAW SIZE</text:p>
          </table:table-cell>
          <table:table-cell table:formula="of:=[.A1064]" office:value-type="string" office:string-value="JAW SIZE" calcext:value-type="string">
            <text:p>JAW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JAW THICKNESS</text:p>
          </table:table-cell>
          <table:table-cell office:value-type="string" calcext:value-type="string">
            <text:p>JAW THK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JAW TYPE</text:p>
          </table:table-cell>
          <table:table-cell table:formula="of:=[.A1066]" office:value-type="string" office:string-value="JAW TYPE" calcext:value-type="string">
            <text:p>JAW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JAW WIDTH</text:p>
          </table:table-cell>
          <table:table-cell table:formula="of:=[.A1067]" office:value-type="string" office:string-value="JAW WIDTH" calcext:value-type="string">
            <text:p>JAW WID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JOINT STYLE</text:p>
          </table:table-cell>
          <table:table-cell table:formula="of:=[.A1068]" office:value-type="string" office:string-value="JOINT STYLE" calcext:value-type="string">
            <text:p>JOINT STY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JOINT TYPE</text:p>
          </table:table-cell>
          <table:table-cell table:formula="of:=[.A1069]" office:value-type="string" office:string-value="JOINT TYPE" calcext:value-type="string">
            <text:p>JOINT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JUNCTION CONFIGURATION</text:p>
          </table:table-cell>
          <table:table-cell table:formula="of:=[.A1070]" office:value-type="string" office:string-value="JUNCTION CONFIGURATION" calcext:value-type="string">
            <text:p>JUNCTION CONFIGURA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JUNCTION TYPE</text:p>
          </table:table-cell>
          <table:table-cell table:formula="of:=[.A1071]" office:value-type="string" office:string-value="JUNCTION TYPE" calcext:value-type="string">
            <text:p>JUNCTION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KEY CAPACITY</text:p>
          </table:table-cell>
          <table:table-cell table:formula="of:=[.A1072]" office:value-type="string" office:string-value="KEY CAPACITY" calcext:value-type="string">
            <text:p>KEY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KEY DATA</text:p>
          </table:table-cell>
          <table:table-cell table:formula="of:=[.A1073]" office:value-type="string" office:string-value="KEY DATA" calcext:value-type="string">
            <text:p>KEY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KEY SIZE</text:p>
          </table:table-cell>
          <table:table-cell table:formula="of:=[.A1074]" office:value-type="string" office:string-value="KEY SIZE" calcext:value-type="string">
            <text:p>KEY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KEYWAY DATA</text:p>
          </table:table-cell>
          <table:table-cell table:formula="of:=[.A1075]" office:value-type="string" office:string-value="KEYWAY DATA" calcext:value-type="string">
            <text:p>KEYWAY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KEYWAY DEPTH</text:p>
          </table:table-cell>
          <table:table-cell table:formula="of:=[.A1076]" office:value-type="string" office:string-value="KEYWAY DEPTH" calcext:value-type="string">
            <text:p>KEYWAY DEP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KEYWAY QUANTITY</text:p>
          </table:table-cell>
          <table:table-cell table:formula="of:=[.A1077]" office:value-type="string" office:string-value="KEYWAY QUANTITY" calcext:value-type="string">
            <text:p>KEYWAY QUANT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KEYWAY SIZE</text:p>
          </table:table-cell>
          <table:table-cell table:formula="of:=[.A1078]" office:value-type="string" office:string-value="KEYWAY SIZE" calcext:value-type="string">
            <text:p>KEYWAY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KEYWAY WIDTH</text:p>
          </table:table-cell>
          <table:table-cell office:value-type="string" calcext:value-type="string">
            <text:p>KEYWAY W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KINEMATIC VISC [100DEG C]</text:p>
          </table:table-cell>
          <table:table-cell office:value-type="string" calcext:value-type="string">
            <text:p>VISC AT 100DEG C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KINEMATIC VISC [40DEG C]</text:p>
          </table:table-cell>
          <table:table-cell office:value-type="string" calcext:value-type="string">
            <text:p>VISC AT 40DEG C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KINEMATIC VISCOSITY</text:p>
          </table:table-cell>
          <table:table-cell office:value-type="string" calcext:value-type="string">
            <text:p>KINEMATIC VISCO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KINEMATIC VISCOSITY-1</text:p>
          </table:table-cell>
          <table:table-cell office:value-type="string" calcext:value-type="string">
            <text:p>KINEMATIC VISC-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KINEMATIC VISCOSITY-2</text:p>
          </table:table-cell>
          <table:table-cell office:value-type="string" calcext:value-type="string">
            <text:p>KINEMATIC VISC-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KIT ITEMS</text:p>
          </table:table-cell>
          <table:table-cell table:formula="of:=[.A1085]" office:value-type="string" office:string-value="KIT ITEMS" calcext:value-type="string">
            <text:p>KIT ITEM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table:formula="of:=[.A1086]" office:value-type="string" office:string-value="LABEL" calcext:value-type="string">
            <text:p>LABE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LABEL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LAGGING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LAGGING PROFI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LAGGING THICKNES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AMINATING POUCH RANGE</text:p>
          </table:table-cell>
          <table:table-cell office:value-type="string" calcext:value-type="string">
            <text:p>POUCH RAN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AMP BASE TYPE</text:p>
          </table:table-cell>
          <table:table-cell table:formula="of:=[.A1092]" office:value-type="string" office:string-value="LAMP BASE TYPE" calcext:value-type="string">
            <text:p>LAMP BASE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AMP DATA</text:p>
          </table:table-cell>
          <table:table-cell table:formula="of:=[.A1093]" office:value-type="string" office:string-value="LAMP DATA" calcext:value-type="string">
            <text:p>LAMP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AMP LIFE</text:p>
          </table:table-cell>
          <table:table-cell table:formula="of:=[.A1094]" office:value-type="string" office:string-value="LAMP LIFE" calcext:value-type="string">
            <text:p>LAMP LIF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AMP OUTPUT</text:p>
          </table:table-cell>
          <table:table-cell table:formula="of:=[.A1095]" office:value-type="string" office:string-value="LAMP OUTPUT" calcext:value-type="string">
            <text:p>LAMP OUTPU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AMP QUANTITY</text:p>
          </table:table-cell>
          <table:table-cell table:formula="of:=[.A1096]" office:value-type="string" office:string-value="LAMP QUANTITY" calcext:value-type="string">
            <text:p>LAMP QUANT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AMP SIZE</text:p>
          </table:table-cell>
          <table:table-cell table:formula="of:=[.A1097]" office:value-type="string" office:string-value="LAMP SIZE" calcext:value-type="string">
            <text:p>LAMP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LAMP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AMPHOLDER DATA</text:p>
          </table:table-cell>
          <table:table-cell table:formula="of:=[.A1099]" office:value-type="string" office:string-value="LAMPHOLDER DATA" calcext:value-type="string">
            <text:p>LAMPHOLDER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ANGUAGE 1</text:p>
          </table:table-cell>
          <table:table-cell table:formula="of:=[.A1101]" office:value-type="string" office:string-value="LANGUAGE 1" calcext:value-type="string">
            <text:p>LANGUAGE 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ANGUAGE 2</text:p>
          </table:table-cell>
          <table:table-cell table:formula="of:=[.A1102]" office:value-type="string" office:string-value="LANGUAGE 2" calcext:value-type="string">
            <text:p>LANGUAGE 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ANGUAGE 3</text:p>
          </table:table-cell>
          <table:table-cell table:formula="of:=[.A1103]" office:value-type="string" office:string-value="LANGUAGE 3" calcext:value-type="string">
            <text:p>LANGUAGE 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ANGUAGE 4</text:p>
          </table:table-cell>
          <table:table-cell table:formula="of:=[.A1104]" office:value-type="string" office:string-value="LANGUAGE 4" calcext:value-type="string">
            <text:p>LANGUAGE 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ANGUAGE 5</text:p>
          </table:table-cell>
          <table:table-cell table:formula="of:=[.A1105]" office:value-type="string" office:string-value="LANGUAGE 5" calcext:value-type="string">
            <text:p>LANGUAGE 5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ATCH STYLE</text:p>
          </table:table-cell>
          <table:table-cell table:formula="of:=[.A1106]" office:value-type="string" office:string-value="LATCH STYLE" calcext:value-type="string">
            <text:p>LATCH STY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AY DIRECTION</text:p>
          </table:table-cell>
          <table:table-cell table:formula="of:=[.A1107]" office:value-type="string" office:string-value="LAY DIRECTION" calcext:value-type="string">
            <text:p>LAY DIREC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LEAD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EAD LENGTH</text:p>
          </table:table-cell>
          <table:table-cell table:formula="of:=[.A1109]" office:value-type="string" office:string-value="LEAD LENGTH" calcext:value-type="string">
            <text:p>LEAD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EFT OR RIGHT HAND CUTTING</text:p>
          </table:table-cell>
          <table:table-cell table:formula="of:=[.A1110]" office:value-type="string" office:string-value="LEFT OR RIGHT HAND CUTTING" calcext:value-type="string">
            <text:p>LEFT OR RIGHT HAND CUTT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EG DATA</text:p>
          </table:table-cell>
          <table:table-cell table:formula="of:=[.A1111]" office:value-type="string" office:string-value="LEG DATA" calcext:value-type="string">
            <text:p>LEG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LEG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EGEND</text:p>
          </table:table-cell>
          <table:table-cell table:formula="of:=[.A1113]" office:value-type="string" office:string-value="LEGEND" calcext:value-type="string">
            <text:p>LEGEN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EGEND COLOUR</text:p>
          </table:table-cell>
          <table:table-cell table:formula="of:=[.A1114]" office:value-type="string" office:string-value="LEGEND COLOUR" calcext:value-type="string">
            <text:p>LEGEND COLOU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EGEND DATA</text:p>
          </table:table-cell>
          <table:table-cell table:formula="of:=[.A1115]" office:value-type="string" office:string-value="LEGEND DATA" calcext:value-type="string">
            <text:p>LEGEND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EGEND INSCRIPTION</text:p>
          </table:table-cell>
          <table:table-cell table:formula="of:=[.A1116]" office:value-type="string" office:string-value="LEGEND INSCRIPTION" calcext:value-type="string">
            <text:p>LEGEND INSCRIP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LENGTH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ENGTH OF STROKE</text:p>
          </table:table-cell>
          <table:table-cell office:value-type="string" calcext:value-type="string">
            <text:p>STROKE L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ENGTH RANGE</text:p>
          </table:table-cell>
          <table:table-cell table:formula="of:=[.A1120]" office:value-type="string" office:string-value="LENGTH RANGE" calcext:value-type="string">
            <text:p>LENGTH RANG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ENS COLOUR</text:p>
          </table:table-cell>
          <table:table-cell table:formula="of:=[.A1121]" office:value-type="string" office:string-value="LENS COLOUR" calcext:value-type="string">
            <text:p>LENS COLOU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ENS CONSTRUCTION</text:p>
          </table:table-cell>
          <table:table-cell table:formula="of:=[.A1122]" office:value-type="string" office:string-value="LENS CONSTRUCTION" calcext:value-type="string">
            <text:p>LENS CONSTRUC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ENS DATA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ENS SIZE</text:p>
          </table:table-cell>
          <table:table-cell table:formula="of:=[.A1124]" office:value-type="string" office:string-value="LENS SIZE" calcext:value-type="string">
            <text:p>LENS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ENS SYSTEM</text:p>
          </table:table-cell>
          <table:table-cell table:formula="of:=[.A1125]" office:value-type="string" office:string-value="LENS SYSTEM" calcext:value-type="string">
            <text:p>LENS SYSTEM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ETTER DENSITY</text:p>
          </table:table-cell>
          <table:table-cell table:formula="of:=[.A1126]" office:value-type="string" office:string-value="LETTER DENSITY" calcext:value-type="string">
            <text:p>LETTER DENS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ETTER VOLUME</text:p>
          </table:table-cell>
          <table:table-cell table:formula="of:=[.A1127]" office:value-type="string" office:string-value="LETTER VOLUME" calcext:value-type="string">
            <text:p>LETTER VOLUM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LIFT CHAI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IFT THREAD</text:p>
          </table:table-cell>
          <table:table-cell office:value-type="string" calcext:value-type="string">
            <text:p>LIFT TH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IFTING CAPACITY</text:p>
          </table:table-cell>
          <table:table-cell table:formula="of:=[.A1130]" office:value-type="string" office:string-value="LIFTING CAPACITY" calcext:value-type="string">
            <text:p>LIFTING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IFTING METHOD</text:p>
          </table:table-cell>
          <table:table-cell table:formula="of:=[.A1131]" office:value-type="string" office:string-value="LIFTING METHOD" calcext:value-type="string">
            <text:p>LIFTING METHO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LIFTING SPEE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LIGHT INTENS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IGHT MOD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IGHT SOURCE DATA</text:p>
          </table:table-cell>
          <table:table-cell table:formula="of:=[.A1135]" office:value-type="string" office:string-value="LIGHT SOURCE DATA" calcext:value-type="string">
            <text:p>LIGHT SOURCE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IGHT SPOT DIAMETER</text:p>
          </table:table-cell>
          <table:table-cell office:value-type="string" calcext:value-type="string">
            <text:p>LIGHT SPO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INE PRESSURE TYPE</text:p>
          </table:table-cell>
          <table:table-cell table:formula="of:=[.A1137]" office:value-type="string" office:string-value="LINE PRESSURE TYPE" calcext:value-type="string">
            <text:p>LINE PRESSURE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INE SPACING</text:p>
          </table:table-cell>
          <table:table-cell table:formula="of:=[.A1138]" office:value-type="string" office:string-value="LINE SPACING" calcext:value-type="string">
            <text:p>LINE SPAC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INE SPEED</text:p>
          </table:table-cell>
          <table:table-cell table:formula="of:=[.A1139]" office:value-type="string" office:string-value="LINE SPEED" calcext:value-type="string">
            <text:p>LINE SPEE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LINER 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INING</text:p>
          </table:table-cell>
          <table:table-cell table:formula="of:=[.A1141]" office:value-type="string" office:string-value="LINING" calcext:value-type="string">
            <text:p>LIN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INING DATA-1ST</text:p>
          </table:table-cell>
          <table:table-cell table:formula="of:=[.A1142]" office:value-type="string" office:string-value="LINING DATA-1ST" calcext:value-type="string">
            <text:p>LINING DATA-1S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INING DATA-2ND</text:p>
          </table:table-cell>
          <table:table-cell table:formula="of:=[.A1143]" office:value-type="string" office:string-value="LINING DATA-2ND" calcext:value-type="string">
            <text:p>LINING DATA-2N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INK DATA</text:p>
          </table:table-cell>
          <table:table-cell table:formula="of:=[.A1144]" office:value-type="string" office:string-value="LINK DATA" calcext:value-type="string">
            <text:p>LINK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INK DIAMETER</text:p>
          </table:table-cell>
          <table:table-cell table:formula="of:=[.A1145]" office:value-type="string" office:string-value="LINK DIAMETER" calcext:value-type="string">
            <text:p>LINK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INK ROW QUANTITY</text:p>
          </table:table-cell>
          <table:table-cell table:formula="of:=[.A1146]" office:value-type="string" office:string-value="LINK ROW QUANTITY" calcext:value-type="string">
            <text:p>LINK ROW QUANT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INK TYP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IP SIZE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IQUID FILLED</text:p>
          </table:table-cell>
          <table:table-cell table:formula="of:=[.A1149]" office:value-type="string" office:string-value="LIQUID FILLED" calcext:value-type="string">
            <text:p>LIQUID FILLE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IQUID LINE SIZE</text:p>
          </table:table-cell>
          <table:table-cell table:formula="of:=[.A1150]" office:value-type="string" office:string-value="LIQUID LINE SIZE" calcext:value-type="string">
            <text:p>LIQUID LINE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LOAD CAPACIT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LOAD RAT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OCK DATA</text:p>
          </table:table-cell>
          <table:table-cell table:formula="of:=[.A1153]" office:value-type="string" office:string-value="LOCK DATA" calcext:value-type="string">
            <text:p>LOCK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OCKING BOLT QUANTITY</text:p>
          </table:table-cell>
          <table:table-cell office:value-type="string" calcext:value-type="string">
            <text:p>LOCKING BOLT QUA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LOCKING FEATURE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OCKING HOLE</text:p>
          </table:table-cell>
          <table:table-cell table:formula="of:=[.A1156]" office:value-type="string" office:string-value="LOCKING HOLE" calcext:value-type="string">
            <text:p>LOCKING HOL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OCKING HOLES</text:p>
          </table:table-cell>
          <table:table-cell table:formula="of:=[.A1157]" office:value-type="string" office:string-value="LOCKING HOLES" calcext:value-type="string">
            <text:p>LOCKING HOLE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OCKING MECHANISM TYPE</text:p>
          </table:table-cell>
          <table:table-cell table:formula="of:=[.A1158]" office:value-type="string" office:string-value="LOCKING MECHANISM TYPE" calcext:value-type="string">
            <text:p>LOCKING MECHANISM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OGIC TYPE</text:p>
          </table:table-cell>
          <table:table-cell table:formula="of:=[.A1159]" office:value-type="string" office:string-value="LOGIC TYPE" calcext:value-type="string">
            <text:p>LOGIC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LOSS ON IGNI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OW FREQUENCY CUT-OFF</text:p>
          </table:table-cell>
          <table:table-cell table:formula="of:=[.A1161]" office:value-type="string" office:string-value="LOW FREQUENCY CUT-OFF" calcext:value-type="string">
            <text:p>LOW FREQUENCY CUT-OFF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OWERED FORK HEIGHT</text:p>
          </table:table-cell>
          <table:table-cell office:value-type="string" calcext:value-type="string">
            <text:p>LOWERED FORK 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UBRICANT DATA</text:p>
          </table:table-cell>
          <table:table-cell table:formula="of:=[.A1163]" office:value-type="string" office:string-value="LUBRICANT DATA" calcext:value-type="string">
            <text:p>LUBRICANT DATA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UBRICATION FEATURES</text:p>
          </table:table-cell>
          <table:table-cell office:value-type="string" calcext:value-type="string">
            <text:p>LUBRICTN FEATURE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LUBRICATION TYPE</text:p>
          </table:table-cell>
          <table:table-cell table:formula="of:=[.A1165]" office:value-type="string" office:string-value="LUBRICATION TYPE" calcext:value-type="string">
            <text:p>LUBRICATION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GNETIC TRIP SETTING</text:p>
          </table:table-cell>
          <table:table-cell office:value-type="string" calcext:value-type="string">
            <text:p>TRIP SETTING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GNIFICATION</text:p>
          </table:table-cell>
          <table:table-cell table:formula="of:=[.A1167]" office:value-type="string" office:string-value="MAGNIFICATION" calcext:value-type="string">
            <text:p>MAGNIFICA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JOR CUTTING EDGE CLEARANCE</text:p>
          </table:table-cell>
          <table:table-cell table:formula="of:=[.A1168]" office:value-type="string" office:string-value="MAJOR CUTTING EDGE CLEARANCE" calcext:value-type="string">
            <text:p>MAJOR CUTTING EDGE CLEARANC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JOR THICKNESS</text:p>
          </table:table-cell>
          <table:table-cell table:formula="of:=[.A1169]" office:value-type="string" office:string-value="MAJOR THICKNESS" calcext:value-type="string">
            <text:p>MAJOR THICKNES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MANUFACTUR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NUFACTURER OR BRAND</text:p>
          </table:table-cell>
          <table:table-cell office:value-type="string" calcext:value-type="string">
            <text:p>MANUFACTURER OR B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NUFACTURERS PART NUMBER</text:p>
          </table:table-cell>
          <table:table-cell office:value-type="string" calcext:value-type="string">
            <text:p>MANUFACTURERS P/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RKING METHOD</text:p>
          </table:table-cell>
          <table:table-cell table:formula="of:=[.A1173]" office:value-type="string" office:string-value="MARKING METHOD" calcext:value-type="string">
            <text:p>MARKING METHO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RKINGS</text:p>
          </table:table-cell>
          <table:table-cell table:formula="of:=[.A1174]" office:value-type="string" office:string-value="MARKINGS" calcext:value-type="string">
            <text:p>MARKING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SS PER UNIT LENGTH</text:p>
          </table:table-cell>
          <table:table-cell table:formula="of:=[.A1175]" office:value-type="string" office:string-value="MASS PER UNIT LENGTH" calcext:value-type="string">
            <text:p>MASS PER UNIT 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MATERIAL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TERIAL &amp; TYPE</text:p>
          </table:table-cell>
          <table:table-cell table:formula="of:=[.A1177]" office:value-type="string" office:string-value="MATERIAL &amp; TYPE" calcext:value-type="string">
            <text:p>MATERIAL &amp; 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TERIAL AND LOCATION</text:p>
          </table:table-cell>
          <table:table-cell table:formula="of:=[.A1178]" office:value-type="string" office:string-value="MATERIAL AND LOCATION" calcext:value-type="string">
            <text:p>MATERIAL AND LOCA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MATERIAL CLAS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TERIAL COMPOSITION-1</text:p>
          </table:table-cell>
          <table:table-cell table:formula="of:=[.A1180]" office:value-type="string" office:string-value="MATERIAL COMPOSITION-1" calcext:value-type="string">
            <text:p>MATERIAL COMPOSITION-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TERIAL COMPOSITION-10</text:p>
          </table:table-cell>
          <table:table-cell table:formula="of:=[.A1181]" office:value-type="string" office:string-value="MATERIAL COMPOSITION-10" calcext:value-type="string">
            <text:p>MATERIAL COMPOSITION-1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TERIAL COMPOSITION-2</text:p>
          </table:table-cell>
          <table:table-cell table:formula="of:=[.A1182]" office:value-type="string" office:string-value="MATERIAL COMPOSITION-2" calcext:value-type="string">
            <text:p>MATERIAL COMPOSITION-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TERIAL COMPOSITION-3</text:p>
          </table:table-cell>
          <table:table-cell table:formula="of:=[.A1183]" office:value-type="string" office:string-value="MATERIAL COMPOSITION-3" calcext:value-type="string">
            <text:p>MATERIAL COMPOSITION-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TERIAL COMPOSITION-4</text:p>
          </table:table-cell>
          <table:table-cell table:formula="of:=[.A1184]" office:value-type="string" office:string-value="MATERIAL COMPOSITION-4" calcext:value-type="string">
            <text:p>MATERIAL COMPOSITION-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TERIAL COMPOSITION-5</text:p>
          </table:table-cell>
          <table:table-cell table:formula="of:=[.A1185]" office:value-type="string" office:string-value="MATERIAL COMPOSITION-5" calcext:value-type="string">
            <text:p>MATERIAL COMPOSITION-5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TERIAL COMPOSITION-6</text:p>
          </table:table-cell>
          <table:table-cell table:formula="of:=[.A1186]" office:value-type="string" office:string-value="MATERIAL COMPOSITION-6" calcext:value-type="string">
            <text:p>MATERIAL COMPOSITION-6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TERIAL COMPOSITION-7</text:p>
          </table:table-cell>
          <table:table-cell table:formula="of:=[.A1187]" office:value-type="string" office:string-value="MATERIAL COMPOSITION-7" calcext:value-type="string">
            <text:p>MATERIAL COMPOSITION-7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TERIAL COMPOSITION-8</text:p>
          </table:table-cell>
          <table:table-cell table:formula="of:=[.A1188]" office:value-type="string" office:string-value="MATERIAL COMPOSITION-8" calcext:value-type="string">
            <text:p>MATERIAL COMPOSITION-8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TERIAL COMPOSITION-9</text:p>
          </table:table-cell>
          <table:table-cell table:formula="of:=[.A1189]" office:value-type="string" office:string-value="MATERIAL COMPOSITION-9" calcext:value-type="string">
            <text:p>MATERIAL COMPOSITION-9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TERIAL CONSTRUCTION</text:p>
          </table:table-cell>
          <table:table-cell table:formula="of:=[.A1190]" office:value-type="string" office:string-value="MATERIAL CONSTRUCTION" calcext:value-type="string">
            <text:p>MATERIAL CONSTRUC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TERIAL DIAMETER</text:p>
          </table:table-cell>
          <table:table-cell table:formula="of:=[.A1191]" office:value-type="string" office:string-value="MATERIAL DIAMETER" calcext:value-type="string">
            <text:p>MATERIAL DIAMET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TERIAL OF CONSTRUCTION</text:p>
          </table:table-cell>
          <table:table-cell table:formula="of:=[.A1192]" office:value-type="string" office:string-value="MATERIAL OF CONSTRUCTION" calcext:value-type="string">
            <text:p>MATERIAL OF CONSTRUCT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TERIAL OF SHEATH</text:p>
          </table:table-cell>
          <table:table-cell table:formula="of:=[.A1193]" office:value-type="string" office:string-value="MATERIAL OF SHEATH" calcext:value-type="string">
            <text:p>MATERIAL OF SHEA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TERIAL SERVICE</text:p>
          </table:table-cell>
          <table:table-cell table:formula="of:=[.A1194]" office:value-type="string" office:string-value="MATERIAL SERVICE" calcext:value-type="string">
            <text:p>MATERIAL SERVIC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MATERIAL SIZ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MATERIAL STANDAR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TERIAL THICKNESS</text:p>
          </table:table-cell>
          <table:table-cell table:formula="of:=[.A1197]" office:value-type="string" office:string-value="MATERIAL THICKNESS" calcext:value-type="string">
            <text:p>MATERIAL THICKNES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TERIAL TRANSPARENCY</text:p>
          </table:table-cell>
          <table:table-cell table:formula="of:=[.A1198]" office:value-type="string" office:string-value="MATERIAL TRANSPARENCY" calcext:value-type="string">
            <text:p>MATERIAL TRANSPARENC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MATERIAL-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MATERIAL-1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MATERIAL-1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MATERIAL-1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MATERIAL-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MATERIAL-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MATERIAL-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MATERIAL-5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MATERIAL-6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MATERIAL-7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MATERIAL-8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MATERIAL-9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MATRIX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 CHLORINE CONCENTRATION</text:p>
          </table:table-cell>
          <table:table-cell table:formula="of:=[.A1212]" office:value-type="string" office:string-value="MAX CHLORINE CONCENTRATION" calcext:value-type="string">
            <text:p>MAX CHLORINE CONCENTRA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 DISTANCE</text:p>
          </table:table-cell>
          <table:table-cell table:formula="of:=[.A1213]" office:value-type="string" office:string-value="MAX DISTANCE" calcext:value-type="string">
            <text:p>MAX DISTANC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 DOOR OPENING</text:p>
          </table:table-cell>
          <table:table-cell table:formula="of:=[.A1214]" office:value-type="string" office:string-value="MAX DOOR OPENING" calcext:value-type="string">
            <text:p>MAX DOOR OPEN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 INFLATION PRESSURE</text:p>
          </table:table-cell>
          <table:table-cell table:formula="of:=[.A1215]" office:value-type="string" office:string-value="MAX INFLATION PRESSURE" calcext:value-type="string">
            <text:p>MAX INFLATION PRESSU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 INLET PRESSURE RATING</text:p>
          </table:table-cell>
          <table:table-cell office:value-type="string" calcext:value-type="string">
            <text:p>MAX INLET PRES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 LAMINATING THICKNESS</text:p>
          </table:table-cell>
          <table:table-cell office:value-type="string" calcext:value-type="string">
            <text:p>MAX THK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 OPERATING PRESSURE</text:p>
          </table:table-cell>
          <table:table-cell table:formula="of:=[.A1218]" office:value-type="string" office:string-value="MAX OPERATING PRESSURE" calcext:value-type="string">
            <text:p>MAX OPERATING PRESSU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 OPERATING RATIO</text:p>
          </table:table-cell>
          <table:table-cell office:value-type="string" calcext:value-type="string">
            <text:p>OPR RATIO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 OPERATING TEMPERATURE</text:p>
          </table:table-cell>
          <table:table-cell table:formula="of:=[.A1220]" office:value-type="string" office:string-value="MAX OPERATING TEMPERATURE" calcext:value-type="string">
            <text:p>MAX OPERATING TEMPERATU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 OPERATING VOLTAGE</text:p>
          </table:table-cell>
          <table:table-cell table:formula="of:=[.A1221]" office:value-type="string" office:string-value="MAX OPERATING VOLTAGE" calcext:value-type="string">
            <text:p>MAX OPERATING VOLTA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 OUTSIDE DIAMETER</text:p>
          </table:table-cell>
          <table:table-cell table:formula="of:=[.A1222]" office:value-type="string" office:string-value="MAX OUTSIDE DIAMETER" calcext:value-type="string">
            <text:p>MAX OUTSIDE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 PRINT LENGTH</text:p>
          </table:table-cell>
          <table:table-cell table:formula="of:=[.A1223]" office:value-type="string" office:string-value="MAX PRINT LENGTH" calcext:value-type="string">
            <text:p>MAX PRINT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 SHACKLE DIAMETER</text:p>
          </table:table-cell>
          <table:table-cell table:formula="of:=[.A1224]" office:value-type="string" office:string-value="MAX SHACKLE DIAMETER" calcext:value-type="string">
            <text:p>MAX SHACKLE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 TRAVERSE LENGTH</text:p>
          </table:table-cell>
          <table:table-cell table:formula="of:=[.A1225]" office:value-type="string" office:string-value="MAX TRAVERSE LENGTH" calcext:value-type="string">
            <text:p>MAX TRAVERSE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 WORK THICKNESS</text:p>
          </table:table-cell>
          <table:table-cell table:formula="of:=[.A1226]" office:value-type="string" office:string-value="MAX WORK THICKNESS" calcext:value-type="string">
            <text:p>MAX WORK THICKNES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IMUM BOLT LOAD</text:p>
          </table:table-cell>
          <table:table-cell table:formula="of:=[.A1227]" office:value-type="string" office:string-value="MAXIMUM BOLT LOAD" calcext:value-type="string">
            <text:p>MAXIMUM BOLT LOA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IMUM CIRCLE DIAMETER</text:p>
          </table:table-cell>
          <table:table-cell table:formula="of:=[.A1228]" office:value-type="string" office:string-value="MAXIMUM CIRCLE DIAMETER" calcext:value-type="string">
            <text:p>MAXIMUM CIRCLE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IMUM LABEL LENGTH</text:p>
          </table:table-cell>
          <table:table-cell table:formula="of:=[.A1229]" office:value-type="string" office:string-value="MAXIMUM LABEL LENGTH" calcext:value-type="string">
            <text:p>MAXIMUM LABEL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IMUM LOAD</text:p>
          </table:table-cell>
          <table:table-cell table:formula="of:=[.A1230]" office:value-type="string" office:string-value="MAXIMUM LOAD" calcext:value-type="string">
            <text:p>MAXIMUM LOA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IMUM OPENING</text:p>
          </table:table-cell>
          <table:table-cell table:formula="of:=[.A1231]" office:value-type="string" office:string-value="MAXIMUM OPENING" calcext:value-type="string">
            <text:p>MAXIMUM OPEN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IMUM RADIUS SIZE</text:p>
          </table:table-cell>
          <table:table-cell table:formula="of:=[.A1232]" office:value-type="string" office:string-value="MAXIMUM RADIUS SIZE" calcext:value-type="string">
            <text:p>MAXIMUM RADIUS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MAXIMUM REAC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MAXIMUM SPREA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IMUM TIME INTERVAL</text:p>
          </table:table-cell>
          <table:table-cell table:formula="of:=[.A1235]" office:value-type="string" office:string-value="MAXIMUM TIME INTERVAL" calcext:value-type="string">
            <text:p>MAXIMUM TIME INTERV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IMUM VACUUM</text:p>
          </table:table-cell>
          <table:table-cell table:formula="of:=[.A1236]" office:value-type="string" office:string-value="MAXIMUM VACUUM" calcext:value-type="string">
            <text:p>MAXIMUM VACUUM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IMUM WORKING LENGTH</text:p>
          </table:table-cell>
          <table:table-cell office:value-type="string" calcext:value-type="string">
            <text:p>MAX WORKING L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AXIMUM WORKING PRESSURE</text:p>
          </table:table-cell>
          <table:table-cell table:formula="of:=[.A1238]" office:value-type="string" office:string-value="MAXIMUM WORKING PRESSURE" calcext:value-type="string">
            <text:p>MAXIMUM WORKING PRESSU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ASUREMENT FUNCTION</text:p>
          </table:table-cell>
          <table:table-cell table:formula="of:=[.A1239]" office:value-type="string" office:string-value="MEASUREMENT FUNCTION" calcext:value-type="string">
            <text:p>MEASUREMENT FUNC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MEASUREMENT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ASUREMENT RANGE_1ST</text:p>
          </table:table-cell>
          <table:table-cell table:formula="of:=[.A1241]" office:value-type="string" office:string-value="MEASUREMENT RANGE_1ST" calcext:value-type="string">
            <text:p>MEASUREMENT RANGE_1S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ASUREMENT RANGE_2ND</text:p>
          </table:table-cell>
          <table:table-cell table:formula="of:=[.A1242]" office:value-type="string" office:string-value="MEASUREMENT RANGE_2ND" calcext:value-type="string">
            <text:p>MEASUREMENT RANGE_2N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ASUREMENT RANGE_3TH</text:p>
          </table:table-cell>
          <table:table-cell table:formula="of:=[.A1243]" office:value-type="string" office:string-value="MEASUREMENT RANGE_3TH" calcext:value-type="string">
            <text:p>MEASUREMENT RANGE_3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ASUREMENT RANGE/SCALE</text:p>
          </table:table-cell>
          <table:table-cell office:value-type="string" calcext:value-type="string">
            <text:p>RANGE/SCA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MEASUREMENT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ASUREMENTS</text:p>
          </table:table-cell>
          <table:table-cell table:formula="of:=[.A1246]" office:value-type="string" office:string-value="MEASUREMENTS" calcext:value-type="string">
            <text:p>MEASUREMENT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MEASURING CURRE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ASURING FREQUENCY</text:p>
          </table:table-cell>
          <table:table-cell table:formula="of:=[.A1248]" office:value-type="string" office:string-value="MEASURING FREQUENCY" calcext:value-type="string">
            <text:p>MEASURING FREQUENC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MEASURING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ASURING MODE</text:p>
          </table:table-cell>
          <table:table-cell table:formula="of:=[.A1250]" office:value-type="string" office:string-value="MEASURING MODE" calcext:value-type="string">
            <text:p>MEASURING MOD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ASURING PRINCIPLE</text:p>
          </table:table-cell>
          <table:table-cell office:value-type="string" calcext:value-type="string">
            <text:p>MEASURE PRINCIP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MEASURING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ASURING TEMPERATURE</text:p>
          </table:table-cell>
          <table:table-cell table:formula="of:=[.A1253]" office:value-type="string" office:string-value="MEASURING TEMPERATURE" calcext:value-type="string">
            <text:p>MEASURING TEMPERATU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ASURING TIME</text:p>
          </table:table-cell>
          <table:table-cell table:formula="of:=[.A1254]" office:value-type="string" office:string-value="MEASURING TIME" calcext:value-type="string">
            <text:p>MEASURING TIM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MEASURING VOLTA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CHANICAL LOAD</text:p>
          </table:table-cell>
          <table:table-cell table:formula="of:=[.A1256]" office:value-type="string" office:string-value="MECHANICAL LOAD" calcext:value-type="string">
            <text:p>MECHANICAL LOA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MEDIA DESIG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MEDIA DESIGNE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DIA FOR WHICH DESIGN</text:p>
          </table:table-cell>
          <table:table-cell office:value-type="string" calcext:value-type="string">
            <text:p>MEDIA FOR DESIG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DIUM DENSITY</text:p>
          </table:table-cell>
          <table:table-cell table:formula="of:=[.A1260]" office:value-type="string" office:string-value="MEDIUM DENSITY" calcext:value-type="string">
            <text:p>MEDIUM DENS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DIUM VISCOSITY</text:p>
          </table:table-cell>
          <table:table-cell table:formula="of:=[.A1261]" office:value-type="string" office:string-value="MEDIUM VISCOSITY" calcext:value-type="string">
            <text:p>MEDIUM VISCOS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MELTING POI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LTING TEMPERATURE</text:p>
          </table:table-cell>
          <table:table-cell table:formula="of:=[.A1263]" office:value-type="string" office:string-value="MELTING TEMPERATURE" calcext:value-type="string">
            <text:p>MELTING TEMPERATU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table:formula="of:=[.A1264]" office:value-type="string" office:string-value="MEMORY" calcext:value-type="string">
            <text:p>MEMOR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MORY CAPACITY</text:p>
          </table:table-cell>
          <table:table-cell table:formula="of:=[.A1265]" office:value-type="string" office:string-value="MEMORY CAPACITY" calcext:value-type="string">
            <text:p>MEMORY CAPAC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MORY INTERNAL FLASH</text:p>
          </table:table-cell>
          <table:table-cell table:formula="of:=[.A1266]" office:value-type="string" office:string-value="MEMORY INTERNAL FLASH" calcext:value-type="string">
            <text:p>MEMORY INTERNAL FLAS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SH DATA</text:p>
          </table:table-cell>
          <table:table-cell table:formula="of:=[.A1267]" office:value-type="string" office:string-value="MESH DATA" calcext:value-type="string">
            <text:p>MESH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SH LENGTH</text:p>
          </table:table-cell>
          <table:table-cell table:formula="of:=[.A1268]" office:value-type="string" office:string-value="MESH LENGTH" calcext:value-type="string">
            <text:p>MESH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MESH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TAL GAUGE</text:p>
          </table:table-cell>
          <table:table-cell table:formula="of:=[.A1270]" office:value-type="string" office:string-value="METAL GAUGE" calcext:value-type="string">
            <text:p>METAL GAU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TAL STRIP</text:p>
          </table:table-cell>
          <table:table-cell office:value-type="string" calcext:value-type="string">
            <text:p>MTL STRIP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TERING</text:p>
          </table:table-cell>
          <table:table-cell table:formula="of:=[.A1272]" office:value-type="string" office:string-value="METERING" calcext:value-type="string">
            <text:p>METER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THOD</text:p>
          </table:table-cell>
          <table:table-cell table:formula="of:=[.A1273]" office:value-type="string" office:string-value="METHOD" calcext:value-type="string">
            <text:p>METHO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ETHOD OF APPLICATION</text:p>
          </table:table-cell>
          <table:table-cell table:formula="of:=[.A1274]" office:value-type="string" office:string-value="METHOD OF APPLICATION" calcext:value-type="string">
            <text:p>METHOD OF APPLICA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FR DATA</text:p>
          </table:table-cell>
          <table:table-cell table:formula="of:=[.A1275]" office:value-type="string" office:string-value="MFR DATA" calcext:value-type="string">
            <text:p>MFR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ICROPROCESSOR</text:p>
          </table:table-cell>
          <table:table-cell table:formula="of:=[.A1276]" office:value-type="string" office:string-value="MICROPROCESSOR" calcext:value-type="string">
            <text:p>MICROPROCESS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ILK TYPE</text:p>
          </table:table-cell>
          <table:table-cell table:formula="of:=[.A1277]" office:value-type="string" office:string-value="MILK TYPE" calcext:value-type="string">
            <text:p>MILK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IN EMBEDMENT</text:p>
          </table:table-cell>
          <table:table-cell table:formula="of:=[.A1278]" office:value-type="string" office:string-value="MIN EMBEDMENT" calcext:value-type="string">
            <text:p>MIN EMBEDME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IN INSIDE DIAMETER</text:p>
          </table:table-cell>
          <table:table-cell table:formula="of:=[.A1279]" office:value-type="string" office:string-value="MIN INSIDE DIAMETER" calcext:value-type="string">
            <text:p>MIN INSIDE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INIMUM BREAKING STRENGTH</text:p>
          </table:table-cell>
          <table:table-cell table:formula="of:=[.A1280]" office:value-type="string" office:string-value="MINIMUM BREAKING STRENGTH" calcext:value-type="string">
            <text:p>MINIMUM BREAKING STR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INIMUM COMPRESSED OUTSIDE DIA</text:p>
          </table:table-cell>
          <table:table-cell table:formula="of:=[.A1281]" office:value-type="string" office:string-value="MINIMUM COMPRESSED OUTSIDE DIA" calcext:value-type="string">
            <text:p>MINIMUM COMPRESSED OUTSIDE DI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INIMUM DISTANCE</text:p>
          </table:table-cell>
          <table:table-cell table:formula="of:=[.A1282]" office:value-type="string" office:string-value="MINIMUM DISTANCE" calcext:value-type="string">
            <text:p>MINIMUM DISTANC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INIMUM LENGTH</text:p>
          </table:table-cell>
          <table:table-cell table:formula="of:=[.A1283]" office:value-type="string" office:string-value="MINIMUM LENGTH" calcext:value-type="string">
            <text:p>MINIMUM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INIMUM TENSILE STRENGTH</text:p>
          </table:table-cell>
          <table:table-cell table:formula="of:=[.A1284]" office:value-type="string" office:string-value="MINIMUM TENSILE STRENGTH" calcext:value-type="string">
            <text:p>MINIMUM TENSILE STR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IX RATIO</text:p>
          </table:table-cell>
          <table:table-cell table:formula="of:=[.A1285]" office:value-type="string" office:string-value="MIX RATIO" calcext:value-type="string">
            <text:p>MIX RATIO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table:formula="of:=[.A1286]" office:value-type="string" office:string-value="MODEL" calcext:value-type="string">
            <text:p>MODE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table:formula="of:=[.A1287]" office:value-type="string" office:string-value="MODEL NUMBER" calcext:value-type="string">
            <text:p>MODEL NUMB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ODEL SIZE</text:p>
          </table:table-cell>
          <table:table-cell table:formula="of:=[.A1288]" office:value-type="string" office:string-value="MODEL SIZE" calcext:value-type="string">
            <text:p>MODEL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MODEM SPEE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ODULARITY</text:p>
          </table:table-cell>
          <table:table-cell table:formula="of:=[.A1290]" office:value-type="string" office:string-value="MODULARITY" calcext:value-type="string">
            <text:p>MODULAR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ODULE NUMBER</text:p>
          </table:table-cell>
          <table:table-cell table:formula="of:=[.A1291]" office:value-type="string" office:string-value="MODULE NUMBER" calcext:value-type="string">
            <text:p>MODULE NUMB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MOISTURE CONTE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OLECULAR WEIGHT</text:p>
          </table:table-cell>
          <table:table-cell table:formula="of:=[.A1293]" office:value-type="string" office:string-value="MOLECULAR WEIGHT" calcext:value-type="string">
            <text:p>MOLECULAR WEIGH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OMENT ARM</text:p>
          </table:table-cell>
          <table:table-cell table:formula="of:=[.A1294]" office:value-type="string" office:string-value="MOMENT ARM" calcext:value-type="string">
            <text:p>MOMENT ARM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ONITORING CURRENT</text:p>
          </table:table-cell>
          <table:table-cell table:formula="of:=[.A1295]" office:value-type="string" office:string-value="MONITORING CURRENT" calcext:value-type="string">
            <text:p>MONITORING CURRE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ONITORING POINT CODE</text:p>
          </table:table-cell>
          <table:table-cell table:formula="of:=[.A1296]" office:value-type="string" office:string-value="MONITORING POINT CODE" calcext:value-type="string">
            <text:p>MONITORING POINT COD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MOTOR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OTOR ROT OPERATING TIME</text:p>
          </table:table-cell>
          <table:table-cell table:formula="of:=[.A1298]" office:value-type="string" office:string-value="MOTOR ROT OPERATING TIME" calcext:value-type="string">
            <text:p>MOTOR ROT OPERATING TIM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OTOR TYPE</text:p>
          </table:table-cell>
          <table:table-cell table:formula="of:=[.A1299]" office:value-type="string" office:string-value="MOTOR TYPE" calcext:value-type="string">
            <text:p>MOTOR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OUNTING CENTER</text:p>
          </table:table-cell>
          <table:table-cell table:formula="of:=[.A1300]" office:value-type="string" office:string-value="MOUNTING CENTER" calcext:value-type="string">
            <text:p>MOUNTING CEN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MOUNTING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OUNTING HEAD MATERIAL</text:p>
          </table:table-cell>
          <table:table-cell table:formula="of:=[.A1302]" office:value-type="string" office:string-value="MOUNTING HEAD MATERIAL" calcext:value-type="string">
            <text:p>MOUNTING HEAD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MOUNTING METHO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MOUNTING POSI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OUNTING TYPE</text:p>
          </table:table-cell>
          <table:table-cell table:formula="of:=[.A1305]" office:value-type="string" office:string-value="MOUNTING TYPE" calcext:value-type="string">
            <text:p>MOUNTING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OUTH DATA</text:p>
          </table:table-cell>
          <table:table-cell table:formula="of:=[.A1306]" office:value-type="string" office:string-value="MOUTH DATA" calcext:value-type="string">
            <text:p>MOUTH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OUTH OR CONNECTION DATA</text:p>
          </table:table-cell>
          <table:table-cell table:formula="of:=[.A1307]" office:value-type="string" office:string-value="MOUTH OR CONNECTION DATA" calcext:value-type="string">
            <text:p>MOUTH OR CONNECTION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OUTHPIECE DATA</text:p>
          </table:table-cell>
          <table:table-cell table:formula="of:=[.A1308]" office:value-type="string" office:string-value="MOUTHPIECE DATA" calcext:value-type="string">
            <text:p>MOUTHPIECE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OVEMENT SENSOR</text:p>
          </table:table-cell>
          <table:table-cell table:formula="of:=[.A1309]" office:value-type="string" office:string-value="MOVEMENT SENSOR" calcext:value-type="string">
            <text:p>MOVEMENT SENS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OVEMENT SUSPENSION</text:p>
          </table:table-cell>
          <table:table-cell table:formula="of:=[.A1310]" office:value-type="string" office:string-value="MOVEMENT SUSPENSION" calcext:value-type="string">
            <text:p>MOVEMENT SUSPENS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OVEMENT TYPE</text:p>
          </table:table-cell>
          <table:table-cell table:formula="of:=[.A1311]" office:value-type="string" office:string-value="MOVEMENT TYPE" calcext:value-type="string">
            <text:p>MOVEMENT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MULTI-COPY FEATURE</text:p>
          </table:table-cell>
          <table:table-cell table:formula="of:=[.A1312]" office:value-type="string" office:string-value="MULTI-COPY FEATURE" calcext:value-type="string">
            <text:p>MULTI-COPY FEATU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AIL DATA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ATIVE CAPACITY</text:p>
          </table:table-cell>
          <table:table-cell table:formula="of:=[.A1314]" office:value-type="string" office:string-value="NATIVE CAPACITY" calcext:value-type="string">
            <text:p>NATIVE CAPAC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ATIVE RESOLUTION</text:p>
          </table:table-cell>
          <table:table-cell table:formula="of:=[.A1315]" office:value-type="string" office:string-value="NATIVE RESOLUTION" calcext:value-type="string">
            <text:p>NATIVE RESOLU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ECK DATA</text:p>
          </table:table-cell>
          <table:table-cell table:formula="of:=[.A1316]" office:value-type="string" office:string-value="NECK DATA" calcext:value-type="string">
            <text:p>NECK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NECK DIMENSION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office:value-type="string" calcext:value-type="string">
            <text:p>NEEDLE LENGTH</text:p>
          </table:table-cell>
          <table:table-cell table:formula="of:=[.A1318]" office:value-type="string" office:string-value="NEEDLE LENGTH" calcext:value-type="string">
            <text:p>NEEDLE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EEDLE SIZE</text:p>
          </table:table-cell>
          <table:table-cell table:formula="of:=[.A1319]" office:value-type="string" office:string-value="NEEDLE SIZE" calcext:value-type="string">
            <text:p>NEEDLE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ETWORK AVAILABILITY</text:p>
          </table:table-cell>
          <table:table-cell table:formula="of:=[.A1320]" office:value-type="string" office:string-value="NETWORK AVAILABILITY" calcext:value-type="string">
            <text:p>NETWORK AVAILABIL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ETWORK COVERAGE</text:p>
          </table:table-cell>
          <table:table-cell table:formula="of:=[.A1321]" office:value-type="string" office:string-value="NETWORK COVERAGE" calcext:value-type="string">
            <text:p>NETWORK COVERA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ETWORK INTERFACE</text:p>
          </table:table-cell>
          <table:table-cell table:formula="of:=[.A1322]" office:value-type="string" office:string-value="NETWORK INTERFACE" calcext:value-type="string">
            <text:p>NETWORK INTERFAC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ETWORK TYPE</text:p>
          </table:table-cell>
          <table:table-cell table:formula="of:=[.A1323]" office:value-type="string" office:string-value="NETWORK TYPE" calcext:value-type="string">
            <text:p>NETWORK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NLGI INDEX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NO. OF PORT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NO. OF TEE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OISE RATING RATIO</text:p>
          </table:table-cell>
          <table:table-cell table:formula="of:=[.A1327]" office:value-type="string" office:string-value="NOISE RATING RATIO" calcext:value-type="string">
            <text:p>NOISE RATING RATIO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OISE REDUCTION RATING</text:p>
          </table:table-cell>
          <table:table-cell table:formula="of:=[.A1328]" office:value-type="string" office:string-value="NOISE REDUCTION RATING" calcext:value-type="string">
            <text:p>NOISE REDUCTION RAT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OMINAL BOLT SIZE</text:p>
          </table:table-cell>
          <table:table-cell table:formula="of:=[.A1329]" office:value-type="string" office:string-value="NOMINAL BOLT SIZE" calcext:value-type="string">
            <text:p>NOMINAL BOLT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OMINAL CURRENT</text:p>
          </table:table-cell>
          <table:table-cell office:value-type="string" calcext:value-type="string">
            <text:p>NOMINAL CU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OMINAL DIAMETER</text:p>
          </table:table-cell>
          <table:table-cell table:formula="of:=[.A1331]" office:value-type="string" office:string-value="NOMINAL DIAMETER" calcext:value-type="string">
            <text:p>NOMINAL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OMINAL FLANGE SIZE</text:p>
          </table:table-cell>
          <table:table-cell office:value-type="string" calcext:value-type="string">
            <text:p>NOM FL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NOMINAL PIPE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OMINAL PRESSURE</text:p>
          </table:table-cell>
          <table:table-cell table:formula="of:=[.A1334]" office:value-type="string" office:string-value="NOMINAL PRESSURE" calcext:value-type="string">
            <text:p>NOMINAL PRESSU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OMINAL SIEVE OPENING</text:p>
          </table:table-cell>
          <table:table-cell office:value-type="string" calcext:value-type="string">
            <text:p>NOM SIEVE OPEN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NOMINAL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OMINAL THREAD SIZE</text:p>
          </table:table-cell>
          <table:table-cell table:formula="of:=[.A1337]" office:value-type="string" office:string-value="NOMINAL THREAD SIZE" calcext:value-type="string">
            <text:p>NOMINAL THREAD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OMINAL VOLTAGE</text:p>
          </table:table-cell>
          <table:table-cell office:value-type="string" calcext:value-type="string">
            <text:p>NOMINAL VOL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ORMAL POSITION</text:p>
          </table:table-cell>
          <table:table-cell table:formula="of:=[.A1339]" office:value-type="string" office:string-value="NORMAL POSITION" calcext:value-type="string">
            <text:p>NORMAL POSI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OSE RADIUS</text:p>
          </table:table-cell>
          <table:table-cell table:formula="of:=[.A1340]" office:value-type="string" office:string-value="NOSE RADIUS" calcext:value-type="string">
            <text:p>NOSE RADIU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NOZZLE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OZZLE MATERIAL</text:p>
          </table:table-cell>
          <table:table-cell office:value-type="string" calcext:value-type="string">
            <text:p>NOZZ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OZZLE SIZE</text:p>
          </table:table-cell>
          <table:table-cell table:formula="of:=[.A1343]" office:value-type="string" office:string-value="NOZZLE SIZE" calcext:value-type="string">
            <text:p>NOZZLE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NUMBER IN KI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NUMBER IN SE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ANVIL OR ROD</text:p>
          </table:table-cell>
          <table:table-cell table:formula="of:=[.A1346]" office:value-type="string" office:string-value="NUMBER OF ANVIL OR ROD" calcext:value-type="string">
            <text:p>NUMBER OF ANVIL OR RO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BALL ROW</text:p>
          </table:table-cell>
          <table:table-cell table:formula="of:=[.A1347]" office:value-type="string" office:string-value="NUMBER OF BALL ROW" calcext:value-type="string">
            <text:p>NUMBER OF BALL ROW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NUMBER OF BLAD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BRUSHES</text:p>
          </table:table-cell>
          <table:table-cell table:formula="of:=[.A1349]" office:value-type="string" office:string-value="NUMBER OF BRUSHES" calcext:value-type="string">
            <text:p>NUMBER OF BRUSHE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NUMBER OF CHANNE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CIRCUIT</text:p>
          </table:table-cell>
          <table:table-cell table:formula="of:=[.A1351]" office:value-type="string" office:string-value="NUMBER OF CIRCUIT" calcext:value-type="string">
            <text:p>NUMBER OF CIRCUI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COMPONENTS</text:p>
          </table:table-cell>
          <table:table-cell table:formula="of:=[.A1352]" office:value-type="string" office:string-value="NUMBER OF COMPONENTS" calcext:value-type="string">
            <text:p>NUMBER OF COMPONENT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CONDUCTOR</text:p>
          </table:table-cell>
          <table:table-cell office:value-type="string" calcext:value-type="string">
            <text:p>NUMBER OF CONDUC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CONNECTOR</text:p>
          </table:table-cell>
          <table:table-cell table:formula="of:=[.A1354]" office:value-type="string" office:string-value="NUMBER OF CONNECTOR" calcext:value-type="string">
            <text:p>NUMBER OF CONNECT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CORES</text:p>
          </table:table-cell>
          <table:table-cell table:formula="of:=[.A1355]" office:value-type="string" office:string-value="NUMBER OF CORES" calcext:value-type="string">
            <text:p>NUMBER OF CORE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COUNTER</text:p>
          </table:table-cell>
          <table:table-cell table:formula="of:=[.A1356]" office:value-type="string" office:string-value="NUMBER OF COUNTER" calcext:value-type="string">
            <text:p>NUMBER OF COUN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CYLINDERS</text:p>
          </table:table-cell>
          <table:table-cell table:formula="of:=[.A1357]" office:value-type="string" office:string-value="NUMBER OF CYLINDERS" calcext:value-type="string">
            <text:p>NUMBER OF CYLINDER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NUMBER OF DIGIT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DISK</text:p>
          </table:table-cell>
          <table:table-cell table:formula="of:=[.A1359]" office:value-type="string" office:string-value="NUMBER OF DISK" calcext:value-type="string">
            <text:p>NUMBER OF DISK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FILE</text:p>
          </table:table-cell>
          <table:table-cell table:formula="of:=[.A1360]" office:value-type="string" office:string-value="NUMBER OF FILE" calcext:value-type="string">
            <text:p>NUMBER OF FI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NUMBER OF FLUT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FUSES ACCOM</text:p>
          </table:table-cell>
          <table:table-cell table:formula="of:=[.A1362]" office:value-type="string" office:string-value="NUMBER OF FUSES ACCOM" calcext:value-type="string">
            <text:p>NUMBER OF FUSES ACCOM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NUMBER OF HO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LAMP</text:p>
          </table:table-cell>
          <table:table-cell table:formula="of:=[.A1364]" office:value-type="string" office:string-value="NUMBER OF LAMP" calcext:value-type="string">
            <text:p>NUMBER OF LAMP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LEG</text:p>
          </table:table-cell>
          <table:table-cell table:formula="of:=[.A1365]" office:value-type="string" office:string-value="NUMBER OF LEG" calcext:value-type="string">
            <text:p>NUMBER OF LE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LINES</text:p>
          </table:table-cell>
          <table:table-cell table:formula="of:=[.A1366]" office:value-type="string" office:string-value="NUMBER OF LINES" calcext:value-type="string">
            <text:p>NUMBER OF LINE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LINK</text:p>
          </table:table-cell>
          <table:table-cell table:formula="of:=[.A1367]" office:value-type="string" office:string-value="NUMBER OF LINK" calcext:value-type="string">
            <text:p>NUMBER OF LINK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OUTLET</text:p>
          </table:table-cell>
          <table:table-cell table:formula="of:=[.A1368]" office:value-type="string" office:string-value="NUMBER OF OUTLET" calcext:value-type="string">
            <text:p>NUMBER OF OUTLE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PAD</text:p>
          </table:table-cell>
          <table:table-cell table:formula="of:=[.A1369]" office:value-type="string" office:string-value="NUMBER OF PAD" calcext:value-type="string">
            <text:p>NUMBER OF PA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PAGES</text:p>
          </table:table-cell>
          <table:table-cell table:formula="of:=[.A1370]" office:value-type="string" office:string-value="NUMBER OF PAGES" calcext:value-type="string">
            <text:p>NUMBER OF PAGE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NUMBER OF PAI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PAIRS AND CONDUCTOR</text:p>
          </table:table-cell>
          <table:table-cell table:formula="of:=[.A1372]" office:value-type="string" office:string-value="NUMBER OF PAIRS AND CONDUCTOR" calcext:value-type="string">
            <text:p>NUMBER OF PAIRS AND CONDUCT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PARTS</text:p>
          </table:table-cell>
          <table:table-cell table:formula="of:=[.A1373]" office:value-type="string" office:string-value="NUMBER OF PARTS" calcext:value-type="string">
            <text:p>NUMBER OF PART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PASSES</text:p>
          </table:table-cell>
          <table:table-cell table:formula="of:=[.A1374]" office:value-type="string" office:string-value="NUMBER OF PASSES" calcext:value-type="string">
            <text:p>NUMBER OF PASSE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NUMBER OF PIECE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PINION TEETH</text:p>
          </table:table-cell>
          <table:table-cell table:formula="of:=[.A1376]" office:value-type="string" office:string-value="NUMBER OF PINION TEETH" calcext:value-type="string">
            <text:p>NUMBER OF PINION TEE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NUMBER OF PL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NUMBER OF PO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NUMBER OF POR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POSITION</text:p>
          </table:table-cell>
          <table:table-cell table:formula="of:=[.A1380]" office:value-type="string" office:string-value="NUMBER OF POSITION" calcext:value-type="string">
            <text:p>NUMBER OF POSI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RANGE</text:p>
          </table:table-cell>
          <table:table-cell table:formula="of:=[.A1381]" office:value-type="string" office:string-value="NUMBER OF RANGE" calcext:value-type="string">
            <text:p>NUMBER OF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ROUTERS</text:p>
          </table:table-cell>
          <table:table-cell table:formula="of:=[.A1382]" office:value-type="string" office:string-value="NUMBER OF ROUTERS" calcext:value-type="string">
            <text:p>NUMBER OF ROUTER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ROW</text:p>
          </table:table-cell>
          <table:table-cell table:formula="of:=[.A1383]" office:value-type="string" office:string-value="NUMBER OF ROW" calcext:value-type="string">
            <text:p>NUMBER OF ROW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SECTIONS</text:p>
          </table:table-cell>
          <table:table-cell table:formula="of:=[.A1384]" office:value-type="string" office:string-value="NUMBER OF SECTIONS" calcext:value-type="string">
            <text:p>NUMBER OF SECTION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SEGMENT</text:p>
          </table:table-cell>
          <table:table-cell table:formula="of:=[.A1385]" office:value-type="string" office:string-value="NUMBER OF SEGMENT" calcext:value-type="string">
            <text:p>NUMBER OF SEGME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SHEET</text:p>
          </table:table-cell>
          <table:table-cell table:formula="of:=[.A1386]" office:value-type="string" office:string-value="NUMBER OF SHEET" calcext:value-type="string">
            <text:p>NUMBER OF SHEE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SHELF</text:p>
          </table:table-cell>
          <table:table-cell table:formula="of:=[.A1387]" office:value-type="string" office:string-value="NUMBER OF SHELF" calcext:value-type="string">
            <text:p>NUMBER OF SHEL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SHIM REQUIRED</text:p>
          </table:table-cell>
          <table:table-cell table:formula="of:=[.A1388]" office:value-type="string" office:string-value="NUMBER OF SHIM REQUIRED" calcext:value-type="string">
            <text:p>NUMBER OF SHIM REQUIRE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SIDES</text:p>
          </table:table-cell>
          <table:table-cell table:formula="of:=[.A1389]" office:value-type="string" office:string-value="NUMBER OF SIDES" calcext:value-type="string">
            <text:p>NUMBER OF SIDE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STAGES</text:p>
          </table:table-cell>
          <table:table-cell table:formula="of:=[.A1390]" office:value-type="string" office:string-value="NUMBER OF STAGES" calcext:value-type="string">
            <text:p>NUMBER OF STAGE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NUMBER OF TEE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TERMINALS</text:p>
          </table:table-cell>
          <table:table-cell table:formula="of:=[.A1392]" office:value-type="string" office:string-value="NUMBER OF TERMINALS" calcext:value-type="string">
            <text:p>NUMBER OF TERMINAL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TIES</text:p>
          </table:table-cell>
          <table:table-cell table:formula="of:=[.A1393]" office:value-type="string" office:string-value="NUMBER OF TIES" calcext:value-type="string">
            <text:p>NUMBER OF TIE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TRACKS</text:p>
          </table:table-cell>
          <table:table-cell table:formula="of:=[.A1394]" office:value-type="string" office:string-value="NUMBER OF TRACKS" calcext:value-type="string">
            <text:p>NUMBER OF TRACK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TRACKS/SURFACE</text:p>
          </table:table-cell>
          <table:table-cell table:formula="of:=[.A1395]" office:value-type="string" office:string-value="NUMBER OF TRACKS/SURFACE" calcext:value-type="string">
            <text:p>NUMBER OF TRACKS/SURFAC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NUMBER OF US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NUMBER OF V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WAYPOINTS</text:p>
          </table:table-cell>
          <table:table-cell table:formula="of:=[.A1398]" office:value-type="string" office:string-value="NUMBER OF WAYPOINTS" calcext:value-type="string">
            <text:p>NUMBER OF WAYPOINT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WEAVE</text:p>
          </table:table-cell>
          <table:table-cell table:formula="of:=[.A1399]" office:value-type="string" office:string-value="NUMBER OF WEAVE" calcext:value-type="string">
            <text:p>NUMBER OF WEAV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MBER OF WHEEL</text:p>
          </table:table-cell>
          <table:table-cell table:formula="of:=[.A1400]" office:value-type="string" office:string-value="NUMBER OF WHEEL" calcext:value-type="string">
            <text:p>NUMBER OF WHEE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NUMBER OF WI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NUT DIAMETER</text:p>
          </table:table-cell>
          <table:table-cell office:value-type="string" calcext:value-type="string">
            <text:p>NUT DI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-RING MATERIAL</text:p>
          </table:table-cell>
          <table:table-cell table:formula="of:=[.A1403]" office:value-type="string" office:string-value="O-RING MATERIAL" calcext:value-type="string">
            <text:p>O-RING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OD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FFSET VOLTAGE</text:p>
          </table:table-cell>
          <table:table-cell table:formula="of:=[.A1405]" office:value-type="string" office:string-value="OFFSET VOLTAGE" calcext:value-type="string">
            <text:p>OFFSET VOLTA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IL CAPACITY</text:p>
          </table:table-cell>
          <table:table-cell table:formula="of:=[.A1406]" office:value-type="string" office:string-value="OIL CAPACITY" calcext:value-type="string">
            <text:p>OIL CAPAC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PEN AREA</text:p>
          </table:table-cell>
          <table:table-cell table:formula="of:=[.A1407]" office:value-type="string" office:string-value="OPEN AREA" calcext:value-type="string">
            <text:p>OPEN ARE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PENING CAPACITY</text:p>
          </table:table-cell>
          <table:table-cell table:formula="of:=[.A1408]" office:value-type="string" office:string-value="OPENING CAPACITY" calcext:value-type="string">
            <text:p>OPENING CAPAC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PENING DATA</text:p>
          </table:table-cell>
          <table:table-cell table:formula="of:=[.A1409]" office:value-type="string" office:string-value="OPENING DATA" calcext:value-type="string">
            <text:p>OPENING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PENING SIZE</text:p>
          </table:table-cell>
          <table:table-cell office:value-type="string" calcext:value-type="string">
            <text:p>OPEN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PERATING CURRENT</text:p>
          </table:table-cell>
          <table:table-cell table:formula="of:=[.A1411]" office:value-type="string" office:string-value="OPERATING CURRENT" calcext:value-type="string">
            <text:p>OPERATING CURRE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PERATING FREQUENCY</text:p>
          </table:table-cell>
          <table:table-cell table:formula="of:=[.A1412]" office:value-type="string" office:string-value="OPERATING FREQUENCY" calcext:value-type="string">
            <text:p>OPERATING FREQUENC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PERATING MEDIUM</text:p>
          </table:table-cell>
          <table:table-cell table:formula="of:=[.A1413]" office:value-type="string" office:string-value="OPERATING MEDIUM" calcext:value-type="string">
            <text:p>OPERATING MEDIUM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PERATING METHOD</text:p>
          </table:table-cell>
          <table:table-cell table:formula="of:=[.A1414]" office:value-type="string" office:string-value="OPERATING METHOD" calcext:value-type="string">
            <text:p>OPERATING METHO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PERATING PRESSURE</text:p>
          </table:table-cell>
          <table:table-cell office:value-type="string" calcext:value-type="string">
            <text:p>OPR PRESSU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PERATING SPECIFIC GRAVITY</text:p>
          </table:table-cell>
          <table:table-cell table:formula="of:=[.A1416]" office:value-type="string" office:string-value="OPERATING SPECIFIC GRAVITY" calcext:value-type="string">
            <text:p>OPERATING SPECIFIC GRAV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PERATING SYSTEM</text:p>
          </table:table-cell>
          <table:table-cell table:formula="of:=[.A1417]" office:value-type="string" office:string-value="OPERATING SYSTEM" calcext:value-type="string">
            <text:p>OPERATING SYSTEM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PERATING TEMPERATURE</text:p>
          </table:table-cell>
          <table:table-cell office:value-type="string" calcext:value-type="string">
            <text:p>OPERATING TEMP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OPERATING VOLTA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OPERATION METHO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PERATION NUMBER</text:p>
          </table:table-cell>
          <table:table-cell table:formula="of:=[.A1421]" office:value-type="string" office:string-value="OPERATION NUMBER" calcext:value-type="string">
            <text:p>OPERATION NUMB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PERATION TYPE</text:p>
          </table:table-cell>
          <table:table-cell table:formula="of:=[.A1422]" office:value-type="string" office:string-value="OPERATION TYPE" calcext:value-type="string">
            <text:p>OPERATION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PERATIONAL MODE</text:p>
          </table:table-cell>
          <table:table-cell table:formula="of:=[.A1423]" office:value-type="string" office:string-value="OPERATIONAL MODE" calcext:value-type="string">
            <text:p>OPERATIONAL MOD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PTICAL DRIVE DATA</text:p>
          </table:table-cell>
          <table:table-cell table:formula="of:=[.A1424]" office:value-type="string" office:string-value="OPTICAL DRIVE DATA" calcext:value-type="string">
            <text:p>OPTICAL DRIVE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PTICAL RESOLUTION</text:p>
          </table:table-cell>
          <table:table-cell table:formula="of:=[.A1425]" office:value-type="string" office:string-value="OPTICAL RESOLUTION" calcext:value-type="string">
            <text:p>OPTICAL RESOLU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RIFICE DESIGNATION</text:p>
          </table:table-cell>
          <table:table-cell office:value-type="string" calcext:value-type="string">
            <text:p>ORIFICE DESIGNATI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ORIFICE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RIFICE MATERIAL</text:p>
          </table:table-cell>
          <table:table-cell office:value-type="string" calcext:value-type="string">
            <text:p>ORIFIC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RIFICE PLATE BORE</text:p>
          </table:table-cell>
          <table:table-cell table:formula="of:=[.A1429]" office:value-type="string" office:string-value="ORIFICE PLATE BORE" calcext:value-type="string">
            <text:p>ORIFICE PLATE B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RIFICE PLATE MATERIAL</text:p>
          </table:table-cell>
          <table:table-cell table:formula="of:=[.A1430]" office:value-type="string" office:string-value="ORIFICE PLATE MATERIAL" calcext:value-type="string">
            <text:p>ORIFICE PLATE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RIFICE SEAL MATERIAL</text:p>
          </table:table-cell>
          <table:table-cell table:formula="of:=[.A1431]" office:value-type="string" office:string-value="ORIFICE SEAL MATERIAL" calcext:value-type="string">
            <text:p>ORIFICE SEAL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ORIFICE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ER COVERING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ER RING MATERI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ER SHELL MATERIAL</text:p>
          </table:table-cell>
          <table:table-cell table:formula="of:=[.A1435]" office:value-type="string" office:string-value="OUTER SHELL MATERIAL" calcext:value-type="string">
            <text:p>OUTER SHELL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LET CONNECTION DATA</text:p>
          </table:table-cell>
          <table:table-cell office:value-type="string" calcext:value-type="string">
            <text:p>OUTLET CONNEC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LET CONNECTION SIZE</text:p>
          </table:table-cell>
          <table:table-cell table:formula="of:=[.A1437]" office:value-type="string" office:string-value="OUTLET CONNECTION SIZE" calcext:value-type="string">
            <text:p>OUTLET CONNECTION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LET CONNECTION TYPE</text:p>
          </table:table-cell>
          <table:table-cell table:formula="of:=[.A1438]" office:value-type="string" office:string-value="OUTLET CONNECTION TYPE" calcext:value-type="string">
            <text:p>OUTLET CONNECTION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LET DATA</text:p>
          </table:table-cell>
          <table:table-cell table:formula="of:=[.A1439]" office:value-type="string" office:string-value="OUTLET DATA" calcext:value-type="string">
            <text:p>OUTLET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OUTLET PRESSU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LET PRESSURE RANGE</text:p>
          </table:table-cell>
          <table:table-cell table:formula="of:=[.A1441]" office:value-type="string" office:string-value="OUTLET PRESSURE RANGE" calcext:value-type="string">
            <text:p>OUTLET PRESSURE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LET PRESSURE SETTING</text:p>
          </table:table-cell>
          <table:table-cell table:formula="of:=[.A1442]" office:value-type="string" office:string-value="OUTLET PRESSURE SETTING" calcext:value-type="string">
            <text:p>OUTLET PRESSURE SETT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LET SIZE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table:formula="of:=[.A1444]" office:value-type="string" office:string-value="OUTPUT" calcext:value-type="string">
            <text:p>OUTPU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PUT CONFIGURATION</text:p>
          </table:table-cell>
          <table:table-cell table:formula="of:=[.A1445]" office:value-type="string" office:string-value="OUTPUT CONFIGURATION" calcext:value-type="string">
            <text:p>OUTPUT CONFIGURA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PUT CONNECTION</text:p>
          </table:table-cell>
          <table:table-cell table:formula="of:=[.A1446]" office:value-type="string" office:string-value="OUTPUT CONNECTION" calcext:value-type="string">
            <text:p>OUTPUT CONNEC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PUT CONNECTION DATA</text:p>
          </table:table-cell>
          <table:table-cell table:formula="of:=[.A1447]" office:value-type="string" office:string-value="OUTPUT CONNECTION DATA" calcext:value-type="string">
            <text:p>OUTPUT CONNECTION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PUT CURRENT</text:p>
          </table:table-cell>
          <table:table-cell table:formula="of:=[.A1448]" office:value-type="string" office:string-value="OUTPUT CURRENT" calcext:value-type="string">
            <text:p>OUTPUT CURRE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OUTPUT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OUTPUT POW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PUT RANGE</text:p>
          </table:table-cell>
          <table:table-cell table:formula="of:=[.A1451]" office:value-type="string" office:string-value="OUTPUT RANGE" calcext:value-type="string">
            <text:p>OUTPUT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PUT RATING</text:p>
          </table:table-cell>
          <table:table-cell table:formula="of:=[.A1452]" office:value-type="string" office:string-value="OUTPUT RATING" calcext:value-type="string">
            <text:p>OUTPUT RAT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PUT SHAFT DIAMETER</text:p>
          </table:table-cell>
          <table:table-cell office:value-type="string" calcext:value-type="string">
            <text:p>OUTPUT SHAFT DIAM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OUTPUT SIGN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PUT SPEED</text:p>
          </table:table-cell>
          <table:table-cell office:value-type="string" calcext:value-type="string">
            <text:p>O/P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PUT TORQUE RANGE</text:p>
          </table:table-cell>
          <table:table-cell table:formula="of:=[.A1456]" office:value-type="string" office:string-value="OUTPUT TORQUE RANGE" calcext:value-type="string">
            <text:p>OUTPUT TORQUE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PUT VOLTAGE</text:p>
          </table:table-cell>
          <table:table-cell table:formula="of:=[.A1457]" office:value-type="string" office:string-value="OUTPUT VOLTAGE" calcext:value-type="string">
            <text:p>OUTPUT VOLTA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PUT WAVEFORM</text:p>
          </table:table-cell>
          <table:table-cell table:formula="of:=[.A1458]" office:value-type="string" office:string-value="OUTPUT WAVEFORM" calcext:value-type="string">
            <text:p>OUTPUT WAVEFORM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SIDE CIRCUMFERENCE</text:p>
          </table:table-cell>
          <table:table-cell office:value-type="string" calcext:value-type="string">
            <text:p>OCI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OUTSIDE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SIDE LARGEST DIAMETER</text:p>
          </table:table-cell>
          <table:table-cell office:value-type="string" calcext:value-type="string">
            <text:p>LARGEST O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SIDE LENGTH</text:p>
          </table:table-cell>
          <table:table-cell table:formula="of:=[.A1462]" office:value-type="string" office:string-value="OUTSIDE LENGTH" calcext:value-type="string">
            <text:p>OUTSIDE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SIDE SMALLEST DIAMETER</text:p>
          </table:table-cell>
          <table:table-cell office:value-type="string" calcext:value-type="string">
            <text:p>SMALLEST O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UTSIDE WIDTH</text:p>
          </table:table-cell>
          <table:table-cell table:formula="of:=[.A1464]" office:value-type="string" office:string-value="OUTSIDE WIDTH" calcext:value-type="string">
            <text:p>OUTSIDE WID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VERALL DEPTH</text:p>
          </table:table-cell>
          <table:table-cell table:formula="of:=[.A1465]" office:value-type="string" office:string-value="OVERALL DEPTH" calcext:value-type="string">
            <text:p>OVERALL DEP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VERALL DIAMETER</text:p>
          </table:table-cell>
          <table:table-cell office:value-type="string" calcext:value-type="string">
            <text:p>O/A DI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VERALL HEIGHT</text:p>
          </table:table-cell>
          <table:table-cell table:formula="of:=[.A1467]" office:value-type="string" office:string-value="OVERALL HEIGHT" calcext:value-type="string">
            <text:p>OVERALL HEIGH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VERALL HIGHT</text:p>
          </table:table-cell>
          <table:table-cell table:formula="of:=[.A1468]" office:value-type="string" office:string-value="OVERALL HIGHT" calcext:value-type="string">
            <text:p>OVERALL HIGH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OVERALL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VERALL OUTSIDE DIAMETER</text:p>
          </table:table-cell>
          <table:table-cell office:value-type="string" calcext:value-type="string">
            <text:p>OVERALL O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VERALL SIZE</text:p>
          </table:table-cell>
          <table:table-cell table:formula="of:=[.A1471]" office:value-type="string" office:string-value="OVERALL SIZE" calcext:value-type="string">
            <text:p>OVERALL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OVERALL THICKNES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VERALL WEIGHT</text:p>
          </table:table-cell>
          <table:table-cell table:formula="of:=[.A1473]" office:value-type="string" office:string-value="OVERALL WEIGHT" calcext:value-type="string">
            <text:p>OVERALL WEIGH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VERALL WIDTH</text:p>
          </table:table-cell>
          <table:table-cell office:value-type="string" calcext:value-type="string">
            <text:p>OVERALL W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VERLOAD CURRENT</text:p>
          </table:table-cell>
          <table:table-cell office:value-type="string" calcext:value-type="string">
            <text:p>OVERLOA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VERRANGE PRESSURE</text:p>
          </table:table-cell>
          <table:table-cell office:value-type="string" calcext:value-type="string">
            <text:p>OVERRANGE PRESSU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OVERSPEED</text:p>
          </table:table-cell>
          <table:table-cell table:formula="of:=[.A1477]" office:value-type="string" office:string-value="OVERSPEED" calcext:value-type="string">
            <text:p>OVERSPEE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ACKAGE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ACKER MODEL</text:p>
          </table:table-cell>
          <table:table-cell table:formula="of:=[.A1479]" office:value-type="string" office:string-value="PACKER MODEL" calcext:value-type="string">
            <text:p>PACKER MODE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ACKER SIZE</text:p>
          </table:table-cell>
          <table:table-cell table:formula="of:=[.A1480]" office:value-type="string" office:string-value="PACKER SIZE" calcext:value-type="string">
            <text:p>PACKER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ACKING AND SEAL MATERIAL</text:p>
          </table:table-cell>
          <table:table-cell office:value-type="string" calcext:value-type="string">
            <text:p>PACKING MAT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ACKING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AD DIAMETER</text:p>
          </table:table-cell>
          <table:table-cell table:formula="of:=[.A1483]" office:value-type="string" office:string-value="PAD DIAMETER" calcext:value-type="string">
            <text:p>PAD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AD IMPREGNATED</text:p>
          </table:table-cell>
          <table:table-cell table:formula="of:=[.A1484]" office:value-type="string" office:string-value="PAD IMPREGNATED" calcext:value-type="string">
            <text:p>PAD IMPREGNATE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AGE DATA</text:p>
          </table:table-cell>
          <table:table-cell table:formula="of:=[.A1485]" office:value-type="string" office:string-value="PAGE DATA" calcext:value-type="string">
            <text:p>PAGE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APER SIZE</text:p>
          </table:table-cell>
          <table:table-cell table:formula="of:=[.A1486]" office:value-type="string" office:string-value="PAPER SIZE" calcext:value-type="string">
            <text:p>PAPER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APER WIDTH</text:p>
          </table:table-cell>
          <table:table-cell table:formula="of:=[.A1487]" office:value-type="string" office:string-value="PAPER WIDTH" calcext:value-type="string">
            <text:p>PAPER WID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ARENT EQUIPMENT</text:p>
          </table:table-cell>
          <table:table-cell office:value-type="string" calcext:value-type="string">
            <text:p>PARENT EQ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office:value-type="string" calcext:value-type="string">
            <text:p>PART NUMBER</text:p>
          </table:table-cell>
          <table:table-cell table:formula="of:=[.A1489]" office:value-type="string" office:string-value="PART NUMBER" calcext:value-type="string">
            <text:p>PART NUMB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office:value-type="string" calcext:value-type="string">
            <text:p>PARTICLE SHAPE</text:p>
          </table:table-cell>
          <table:table-cell table:formula="of:=[.A1490]" office:value-type="string" office:string-value="PARTICLE SHAPE" calcext:value-type="string">
            <text:p>PARTICLE SHA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ARTICLE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ARTS QUANTITY</text:p>
          </table:table-cell>
          <table:table-cell table:formula="of:=[.A1492]" office:value-type="string" office:string-value="PARTS QUANTITY" calcext:value-type="string">
            <text:p>PARTS QUANT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ATCH PANEL</text:p>
          </table:table-cell>
          <table:table-cell table:formula="of:=[.A1493]" office:value-type="string" office:string-value="PATCH PANEL" calcext:value-type="string">
            <text:p>PATCH PANE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ATH LENGTH</text:p>
          </table:table-cell>
          <table:table-cell office:value-type="string" calcext:value-type="string">
            <text:p>PATH L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ATTERN</text:p>
          </table:table-cell>
          <table:table-cell table:formula="of:=[.A1495]" office:value-type="string" office:string-value="PATTERN" calcext:value-type="string">
            <text:p>PATTER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ATTERN DATA</text:p>
          </table:table-cell>
          <table:table-cell table:formula="of:=[.A1496]" office:value-type="string" office:string-value="PATTERN DATA" calcext:value-type="string">
            <text:p>PATTERN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ATTERN SIZE</text:p>
          </table:table-cell>
          <table:table-cell table:formula="of:=[.A1497]" office:value-type="string" office:string-value="PATTERN SIZE" calcext:value-type="string">
            <text:p>PATTERN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EAK CURRENT</text:p>
          </table:table-cell>
          <table:table-cell table:formula="of:=[.A1498]" office:value-type="string" office:string-value="PEAK CURRENT" calcext:value-type="string">
            <text:p>PEAK CURRE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EOPLE SERVE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ERCENTAGE OF OPEN AREA</text:p>
          </table:table-cell>
          <table:table-cell office:value-type="string" calcext:value-type="string">
            <text:p>PERCENTG OPEN ARE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ERFORATE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ERFORMANCE CATEGORY</text:p>
          </table:table-cell>
          <table:table-cell table:formula="of:=[.A1502]" office:value-type="string" office:string-value="PERFORMANCE CATEGORY" calcext:value-type="string">
            <text:p>PERFORMANCE CATEGOR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ERIOD OF OPENING</text:p>
          </table:table-cell>
          <table:table-cell table:formula="of:=[.A1503]" office:value-type="string" office:string-value="PERIOD OF OPENING" calcext:value-type="string">
            <text:p>PERIOD OF OPEN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H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H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H RAT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H RESOLUTION</text:p>
          </table:table-cell>
          <table:table-cell table:formula="of:=[.A1507]" office:value-type="string" office:string-value="PH RESOLUTION" calcext:value-type="string">
            <text:p>PH RESOLU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H SUPPLIED</text:p>
          </table:table-cell>
          <table:table-cell table:formula="of:=[.A1508]" office:value-type="string" office:string-value="PH SUPPLIED" calcext:value-type="string">
            <text:p>PH SUPPLIE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H VALUE</text:p>
          </table:table-cell>
          <table:table-cell table:formula="of:=[.A1509]" office:value-type="string" office:string-value="PH VALUE" calcext:value-type="string">
            <text:p>PH VALU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HAS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HASE SEQ OPERATING TIME</text:p>
          </table:table-cell>
          <table:table-cell table:formula="of:=[.A1511]" office:value-type="string" office:string-value="PHASE SEQ OPERATING TIME" calcext:value-type="string">
            <text:p>PHASE SEQ OPERATING TIM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HILLIPS BIT SIZE</text:p>
          </table:table-cell>
          <table:table-cell table:formula="of:=[.A1512]" office:value-type="string" office:string-value="PHILLIPS BIT SIZE" calcext:value-type="string">
            <text:p>PHILLIPS BIT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HOTOMETER</text:p>
          </table:table-cell>
          <table:table-cell table:formula="of:=[.A1513]" office:value-type="string" office:string-value="PHOTOMETER" calcext:value-type="string">
            <text:p>PHOTO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HOTOMETRIC RANGE</text:p>
          </table:table-cell>
          <table:table-cell table:formula="of:=[.A1514]" office:value-type="string" office:string-value="PHOTOMETRIC RANGE" calcext:value-type="string">
            <text:p>PHOTOMETRIC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HYSICAL FORM</text:p>
          </table:table-cell>
          <table:table-cell table:formula="of:=[.A1515]" office:value-type="string" office:string-value="PHYSICAL FORM" calcext:value-type="string">
            <text:p>PHYSICAL FORM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IGMENT TYPE</text:p>
          </table:table-cell>
          <table:table-cell table:formula="of:=[.A1516]" office:value-type="string" office:string-value="PIGMENT TYPE" calcext:value-type="string">
            <text:p>PIGMENT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ILOT CAP MATERIAL</text:p>
          </table:table-cell>
          <table:table-cell table:formula="of:=[.A1517]" office:value-type="string" office:string-value="PILOT CAP MATERIAL" calcext:value-type="string">
            <text:p>PILOT CAP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ILOT CONNECTION</text:p>
          </table:table-cell>
          <table:table-cell table:formula="of:=[.A1518]" office:value-type="string" office:string-value="PILOT CONNECTION" calcext:value-type="string">
            <text:p>PILOT CONNEC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ILOT DRILL SIZE</text:p>
          </table:table-cell>
          <table:table-cell table:formula="of:=[.A1519]" office:value-type="string" office:string-value="PILOT DRILL SIZE" calcext:value-type="string">
            <text:p>PILOT DRILL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ILOT SIZ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ILOT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IN DATA</text:p>
          </table:table-cell>
          <table:table-cell table:formula="of:=[.A1522]" office:value-type="string" office:string-value="PIN DATA" calcext:value-type="string">
            <text:p>PIN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IN DIAMETER</text:p>
          </table:table-cell>
          <table:table-cell office:value-type="string" calcext:value-type="string">
            <text:p>PIN DI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IN NUMBER</text:p>
          </table:table-cell>
          <table:table-cell table:formula="of:=[.A1524]" office:value-type="string" office:string-value="PIN NUMBER" calcext:value-type="string">
            <text:p>PIN NUMB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IPE CAPACITY</text:p>
          </table:table-cell>
          <table:table-cell table:formula="of:=[.A1525]" office:value-type="string" office:string-value="PIPE CAPACITY" calcext:value-type="string">
            <text:p>PIPE CAPAC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IPE END TYPE</text:p>
          </table:table-cell>
          <table:table-cell table:formula="of:=[.A1526]" office:value-type="string" office:string-value="PIPE END TYPE" calcext:value-type="string">
            <text:p>PIPE END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IPE LINE SIZE</text:p>
          </table:table-cell>
          <table:table-cell office:value-type="string" calcext:value-type="string">
            <text:p>PIPE LIN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IPE OUTSIDE DIAMETER</text:p>
          </table:table-cell>
          <table:table-cell table:formula="of:=[.A1528]" office:value-type="string" office:string-value="PIPE OUTSIDE DIAMETER" calcext:value-type="string">
            <text:p>PIPE OUTSIDE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IPE SIZE</text:p>
          </table:table-cell>
          <table:table-cell table:formula="of:=[.A1529]" office:value-type="string" office:string-value="PIPE SIZE" calcext:value-type="string">
            <text:p>PIPE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IPE WRENCH SIZE</text:p>
          </table:table-cell>
          <table:table-cell table:formula="of:=[.A1530]" office:value-type="string" office:string-value="PIPE WRENCH SIZE" calcext:value-type="string">
            <text:p>PIPE WRENCH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ISTON DIAMETER</text:p>
          </table:table-cell>
          <table:table-cell office:value-type="string" calcext:value-type="string">
            <text:p>PISTON DI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ISTON MATERIAL</text:p>
          </table:table-cell>
          <table:table-cell table:formula="of:=[.A1532]" office:value-type="string" office:string-value="PISTON MATERIAL" calcext:value-type="string">
            <text:p>PISTON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ISTON STROKE</text:p>
          </table:table-cell>
          <table:table-cell office:value-type="string" calcext:value-type="string">
            <text:p>PST STROK 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ITC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ITCH DATA</text:p>
          </table:table-cell>
          <table:table-cell table:formula="of:=[.A1535]" office:value-type="string" office:string-value="PITCH DATA" calcext:value-type="string">
            <text:p>PITCH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ITCH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ITCH LENGTH</text:p>
          </table:table-cell>
          <table:table-cell office:value-type="string" calcext:value-type="string">
            <text:p>PITCH L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ITCH OR TPI</text:p>
          </table:table-cell>
          <table:table-cell table:formula="of:=[.A1538]" office:value-type="string" office:string-value="PITCH OR TPI" calcext:value-type="string">
            <text:p>PITCH OR TPI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LAN NUMBER</text:p>
          </table:table-cell>
          <table:table-cell table:formula="of:=[.A1539]" office:value-type="string" office:string-value="PLAN NUMBER" calcext:value-type="string">
            <text:p>PLAN NUMB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LATE DATA</text:p>
          </table:table-cell>
          <table:table-cell table:formula="of:=[.A1540]" office:value-type="string" office:string-value="PLATE DATA" calcext:value-type="string">
            <text:p>PLATE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LATE SIZE</text:p>
          </table:table-cell>
          <table:table-cell table:formula="of:=[.A1541]" office:value-type="string" office:string-value="PLATE SIZE" calcext:value-type="string">
            <text:p>PLATE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LATE STYLE</text:p>
          </table:table-cell>
          <table:table-cell table:formula="of:=[.A1542]" office:value-type="string" office:string-value="PLATE STYLE" calcext:value-type="string">
            <text:p>PLATE STY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table:formula="of:=[.A1543]" office:value-type="string" office:string-value="PLATFORM" calcext:value-type="string">
            <text:p>PLATFORM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LATFORM DATA</text:p>
          </table:table-cell>
          <table:table-cell table:formula="of:=[.A1544]" office:value-type="string" office:string-value="PLATFORM DATA" calcext:value-type="string">
            <text:p>PLATFORM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LATFORM SIZE</text:p>
          </table:table-cell>
          <table:table-cell table:formula="of:=[.A1545]" office:value-type="string" office:string-value="PLATFORM SIZE" calcext:value-type="string">
            <text:p>PLATFORM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LAYING TIME</text:p>
          </table:table-cell>
          <table:table-cell table:formula="of:=[.A1546]" office:value-type="string" office:string-value="PLAYING TIME" calcext:value-type="string">
            <text:p>PLAYING TIM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LUG DATA</text:p>
          </table:table-cell>
          <table:table-cell table:formula="of:=[.A1547]" office:value-type="string" office:string-value="PLUG DATA" calcext:value-type="string">
            <text:p>PLUG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LUG MATERIAL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LUNGER DATA</text:p>
          </table:table-cell>
          <table:table-cell table:formula="of:=[.A1549]" office:value-type="string" office:string-value="PLUNGER DATA" calcext:value-type="string">
            <text:p>PLUNGER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LUNGER MATERIAL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LY ARRANGEMENT</text:p>
          </table:table-cell>
          <table:table-cell table:formula="of:=[.A1551]" office:value-type="string" office:string-value="PLY ARRANGEMENT" calcext:value-type="string">
            <text:p>PLY ARRANGEME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LY RATING</text:p>
          </table:table-cell>
          <table:table-cell table:formula="of:=[.A1552]" office:value-type="string" office:string-value="PLY RATING" calcext:value-type="string">
            <text:p>PLY RAT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OCKET DATA</text:p>
          </table:table-cell>
          <table:table-cell table:formula="of:=[.A1553]" office:value-type="string" office:string-value="POCKET DATA" calcext:value-type="string">
            <text:p>POCKET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OINT ANG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OINT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OINT DIAMETER</text:p>
          </table:table-cell>
          <table:table-cell table:formula="of:=[.A1556]" office:value-type="string" office:string-value="POINT DIAMETER" calcext:value-type="string">
            <text:p>POINT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OINT SIZE</text:p>
          </table:table-cell>
          <table:table-cell table:formula="of:=[.A1557]" office:value-type="string" office:string-value="POINT SIZE" calcext:value-type="string">
            <text:p>POINT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OINT STYLE</text:p>
          </table:table-cell>
          <table:table-cell table:formula="of:=[.A1558]" office:value-type="string" office:string-value="POINT STYLE" calcext:value-type="string">
            <text:p>POINT STY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OINT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O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OLE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OLE FORMAT</text:p>
          </table:table-cell>
          <table:table-cell table:formula="of:=[.A1562]" office:value-type="string" office:string-value="POLE FORMAT" calcext:value-type="string">
            <text:p>POLE FORMA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OP-UP HEIGHT</text:p>
          </table:table-cell>
          <table:table-cell table:formula="of:=[.A1563]" office:value-type="string" office:string-value="POP-UP HEIGHT" calcext:value-type="string">
            <text:p>POP-UP HEIGH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ORE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ORE VOLUME</text:p>
          </table:table-cell>
          <table:table-cell table:formula="of:=[.A1565]" office:value-type="string" office:string-value="PORE VOLUME" calcext:value-type="string">
            <text:p>PORE VOLUM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OROS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ORT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ORT DATA-1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ORT DATA-2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ORT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ORT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OSI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OSITIONER DATA</text:p>
          </table:table-cell>
          <table:table-cell table:formula="of:=[.A1573]" office:value-type="string" office:string-value="POSITIONER DATA" calcext:value-type="string">
            <text:p>POSITIONER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OUR POI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OWER CAPAC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OWER CONNECTION</text:p>
          </table:table-cell>
          <table:table-cell table:formula="of:=[.A1576]" office:value-type="string" office:string-value="POWER CONNECTION" calcext:value-type="string">
            <text:p>POWER CONNEC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OWER CONSUMP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OWER DATA</text:p>
          </table:table-cell>
          <table:table-cell table:formula="of:=[.A1578]" office:value-type="string" office:string-value="POWER DATA" calcext:value-type="string">
            <text:p>POWER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OWER FACT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OWER HANDLING</text:p>
          </table:table-cell>
          <table:table-cell table:formula="of:=[.A1580]" office:value-type="string" office:string-value="POWER HANDLING" calcext:value-type="string">
            <text:p>POWER HANDL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OWER INPU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OWER OUTPUT</text:p>
          </table:table-cell>
          <table:table-cell table:formula="of:=[.A1582]" office:value-type="string" office:string-value="POWER OUTPUT" calcext:value-type="string">
            <text:p>POWER OUTPU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OWER RAT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OWER SOURCE</text:p>
          </table:table-cell>
          <table:table-cell table:formula="of:=[.A1584]" office:value-type="string" office:string-value="POWER SOURCE" calcext:value-type="string">
            <text:p>POWER SOURC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OWER SUPPL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REHEATING TIME</text:p>
          </table:table-cell>
          <table:table-cell office:value-type="string" calcext:value-type="string">
            <text:p>PREHEAT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RESSURE ANG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RESSURE DROP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RESSURE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RESSURE RAT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RESSURE SETT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RESSURE UNIT</text:p>
          </table:table-cell>
          <table:table-cell table:formula="of:=[.A1592]" office:value-type="string" office:string-value="PRESSURE UNIT" calcext:value-type="string">
            <text:p>PRESSURE UNI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RESSURE WASH CAPACITY</text:p>
          </table:table-cell>
          <table:table-cell table:formula="of:=[.A1593]" office:value-type="string" office:string-value="PRESSURE WASH CAPACITY" calcext:value-type="string">
            <text:p>PRESSURE WASH CAPAC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RIMARY CURRENT</text:p>
          </table:table-cell>
          <table:table-cell table:formula="of:=[.A1594]" office:value-type="string" office:string-value="PRIMARY CURRENT" calcext:value-type="string">
            <text:p>PRIMARY CURRE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RIMARY TAP CONFIG</text:p>
          </table:table-cell>
          <table:table-cell table:formula="of:=[.A1595]" office:value-type="string" office:string-value="PRIMARY TAP CONFIG" calcext:value-type="string">
            <text:p>PRIMARY TAP CONFI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RIMARY VOLTA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RIME MOVER</text:p>
          </table:table-cell>
          <table:table-cell table:formula="of:=[.A1597]" office:value-type="string" office:string-value="PRIME MOVER" calcext:value-type="string">
            <text:p>PRIME MOV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RIME RATING</text:p>
          </table:table-cell>
          <table:table-cell table:formula="of:=[.A1598]" office:value-type="string" office:string-value="PRIME RATING" calcext:value-type="string">
            <text:p>PRIME RAT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RINT DATA</text:p>
          </table:table-cell>
          <table:table-cell table:formula="of:=[.A1599]" office:value-type="string" office:string-value="PRINT DATA" calcext:value-type="string">
            <text:p>PRINT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RINT QUALITY</text:p>
          </table:table-cell>
          <table:table-cell table:formula="of:=[.A1600]" office:value-type="string" office:string-value="PRINT QUALITY" calcext:value-type="string">
            <text:p>PRINT QUAL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RINT TECHNOLOGY</text:p>
          </table:table-cell>
          <table:table-cell table:formula="of:=[.A1601]" office:value-type="string" office:string-value="PRINT TECHNOLOGY" calcext:value-type="string">
            <text:p>PRINT TECHNOLOG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RINTING METHOD</text:p>
          </table:table-cell>
          <table:table-cell table:formula="of:=[.A1602]" office:value-type="string" office:string-value="PRINTING METHOD" calcext:value-type="string">
            <text:p>PRINTING METHO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ROBE DATA</text:p>
          </table:table-cell>
          <table:table-cell table:formula="of:=[.A1603]" office:value-type="string" office:string-value="PROBE DATA" calcext:value-type="string">
            <text:p>PROBE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ROBE DEPTH</text:p>
          </table:table-cell>
          <table:table-cell office:value-type="string" calcext:value-type="string">
            <text:p>PROBE DP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ROBE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ROBE MATERIAL</text:p>
          </table:table-cell>
          <table:table-cell office:value-type="string" calcext:value-type="string">
            <text:p>PROBE M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ROCESS CONNECTION</text:p>
          </table:table-cell>
          <table:table-cell office:value-type="string" calcext:value-type="string">
            <text:p>PROCESS CON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ROCESSOR</text:p>
          </table:table-cell>
          <table:table-cell table:formula="of:=[.A1608]" office:value-type="string" office:string-value="PROCESSOR" calcext:value-type="string">
            <text:p>PROCESS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ROCESSOR DATA</text:p>
          </table:table-cell>
          <table:table-cell table:formula="of:=[.A1609]" office:value-type="string" office:string-value="PROCESSOR DATA" calcext:value-type="string">
            <text:p>PROCESSOR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ROCESSOR TYPE</text:p>
          </table:table-cell>
          <table:table-cell table:formula="of:=[.A1610]" office:value-type="string" office:string-value="PROCESSOR TYPE" calcext:value-type="string">
            <text:p>PROCESSOR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RODUCT NAME</text:p>
          </table:table-cell>
          <table:table-cell table:formula="of:=[.A1611]" office:value-type="string" office:string-value="PRODUCT NAME" calcext:value-type="string">
            <text:p>PRODUCT NAM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ROJECTION SYSTEM</text:p>
          </table:table-cell>
          <table:table-cell table:formula="of:=[.A1612]" office:value-type="string" office:string-value="PROJECTION SYSTEM" calcext:value-type="string">
            <text:p>PROJECTION SYSTEM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ROOF PRESSU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ROOFING</text:p>
          </table:table-cell>
          <table:table-cell table:formula="of:=[.A1614]" office:value-type="string" office:string-value="PROOFING" calcext:value-type="string">
            <text:p>PROOF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ROTECTION CLAS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ROTECTION/ENCLOSURE</text:p>
          </table:table-cell>
          <table:table-cell table:formula="of:=[.A1616]" office:value-type="string" office:string-value="PROTECTION/ENCLOSURE" calcext:value-type="string">
            <text:p>PROTECTION/ENCLOSU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ROTOCO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UBLICATION DATE</text:p>
          </table:table-cell>
          <table:table-cell table:formula="of:=[.A1618]" office:value-type="string" office:string-value="PUBLICATION DATE" calcext:value-type="string">
            <text:p>PUBLICATION DAT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UBLISHER</text:p>
          </table:table-cell>
          <table:table-cell table:formula="of:=[.A1619]" office:value-type="string" office:string-value="PUBLISHER" calcext:value-type="string">
            <text:p>PUBLISH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UBLISHER IDENTIFYING NO.</text:p>
          </table:table-cell>
          <table:table-cell table:formula="of:=[.A1620]" office:value-type="string" office:string-value="PUBLISHER IDENTIFYING NO." calcext:value-type="string">
            <text:p>PUBLISHER IDENTIFYING NO.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ULLING FORCE</text:p>
          </table:table-cell>
          <table:table-cell table:formula="of:=[.A1621]" office:value-type="string" office:string-value="PULLING FORCE" calcext:value-type="string">
            <text:p>PULLING FORC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UMP DATA</text:p>
          </table:table-cell>
          <table:table-cell table:formula="of:=[.A1622]" office:value-type="string" office:string-value="PUMP DATA" calcext:value-type="string">
            <text:p>PUMP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PUMP TYPE</text:p>
          </table:table-cell>
          <table:table-cell table:formula="of:=[.A1623]" office:value-type="string" office:string-value="PUMP TYPE" calcext:value-type="string">
            <text:p>PUMP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PUR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ADIATION SPECTRUM</text:p>
          </table:table-cell>
          <table:table-cell table:formula="of:=[.A1625]" office:value-type="string" office:string-value="RADIATION SPECTRUM" calcext:value-type="string">
            <text:p>RADIATION SPECTRUM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RADIU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table:formula="of:=[.A1627]" office:value-type="string" office:string-value="RAM" calcext:value-type="string">
            <text:p>RAM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ANGE DATA</text:p>
          </table:table-cell>
          <table:table-cell table:formula="of:=[.A1629]" office:value-type="string" office:string-value="RANGE DATA" calcext:value-type="string">
            <text:p>RANGE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ANGE DATA-1</text:p>
          </table:table-cell>
          <table:table-cell table:formula="of:=[.A1630]" office:value-type="string" office:string-value="RANGE DATA-1" calcext:value-type="string">
            <text:p>RANGE DATA-1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ANGE DATA-2</text:p>
          </table:table-cell>
          <table:table-cell table:formula="of:=[.A1631]" office:value-type="string" office:string-value="RANGE DATA-2" calcext:value-type="string">
            <text:p>RANGE DATA-2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ANGE OF TEETH</text:p>
          </table:table-cell>
          <table:table-cell table:formula="of:=[.A1632]" office:value-type="string" office:string-value="RANGE OF TEETH" calcext:value-type="string">
            <text:p>RANGE OF TEE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ANGE PER REVOLUTION</text:p>
          </table:table-cell>
          <table:table-cell table:formula="of:=[.A1633]" office:value-type="string" office:string-value="RANGE PER REVOLUTION" calcext:value-type="string">
            <text:p>RANGE PER REVOLU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RANGE-1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RANGE-2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RANGE-3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RANGE-4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ATCHET DATA</text:p>
          </table:table-cell>
          <table:table-cell table:formula="of:=[.A1638]" office:value-type="string" office:string-value="RATCHET DATA" calcext:value-type="string">
            <text:p>RATCHET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ACH</text:p>
          </table:table-cell>
          <table:table-cell table:formula="of:=[.A1639]" office:value-type="string" office:string-value="REACH" calcext:value-type="string">
            <text:p>REAC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ACTION SYSTEM</text:p>
          </table:table-cell>
          <table:table-cell table:formula="of:=[.A1640]" office:value-type="string" office:string-value="REACTION SYSTEM" calcext:value-type="string">
            <text:p>REACTION SYSTEM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AD SPEED</text:p>
          </table:table-cell>
          <table:table-cell table:formula="of:=[.A1641]" office:value-type="string" office:string-value="READ SPEED" calcext:value-type="string">
            <text:p>READ SPEE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ADING</text:p>
          </table:table-cell>
          <table:table-cell table:formula="of:=[.A1642]" office:value-type="string" office:string-value="READING" calcext:value-type="string">
            <text:p>READ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ADING DISTANCE</text:p>
          </table:table-cell>
          <table:table-cell table:formula="of:=[.A1643]" office:value-type="string" office:string-value="READING DISTANCE" calcext:value-type="string">
            <text:p>READING DISTANC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ADOUT</text:p>
          </table:table-cell>
          <table:table-cell table:formula="of:=[.A1644]" office:value-type="string" office:string-value="READOUT" calcext:value-type="string">
            <text:p>READOU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AMER DATA</text:p>
          </table:table-cell>
          <table:table-cell table:formula="of:=[.A1645]" office:value-type="string" office:string-value="REAMER DATA" calcext:value-type="string">
            <text:p>REAMER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CEIVER</text:p>
          </table:table-cell>
          <table:table-cell table:formula="of:=[.A1646]" office:value-type="string" office:string-value="RECEIVER" calcext:value-type="string">
            <text:p>RECEIV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CORDABLE MEDIA</text:p>
          </table:table-cell>
          <table:table-cell table:formula="of:=[.A1647]" office:value-type="string" office:string-value="RECORDABLE MEDIA" calcext:value-type="string">
            <text:p>RECORDABLE MEDI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CORDING FORMAT</text:p>
          </table:table-cell>
          <table:table-cell table:formula="of:=[.A1648]" office:value-type="string" office:string-value="RECORDING FORMAT" calcext:value-type="string">
            <text:p>RECORDING FORMA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CORDING METHOD</text:p>
          </table:table-cell>
          <table:table-cell table:formula="of:=[.A1649]" office:value-type="string" office:string-value="RECORDING METHOD" calcext:value-type="string">
            <text:p>RECORDING METHO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CORDING MODE</text:p>
          </table:table-cell>
          <table:table-cell table:formula="of:=[.A1650]" office:value-type="string" office:string-value="RECORDING MODE" calcext:value-type="string">
            <text:p>RECORDING MOD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CORDING RATE</text:p>
          </table:table-cell>
          <table:table-cell table:formula="of:=[.A1651]" office:value-type="string" office:string-value="RECORDING RATE" calcext:value-type="string">
            <text:p>RECORDING RAT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CORDING SPEED</text:p>
          </table:table-cell>
          <table:table-cell table:formula="of:=[.A1652]" office:value-type="string" office:string-value="RECORDING SPEED" calcext:value-type="string">
            <text:p>RECORDING SPEE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CORDING TIME</text:p>
          </table:table-cell>
          <table:table-cell table:formula="of:=[.A1653]" office:value-type="string" office:string-value="RECORDING TIME" calcext:value-type="string">
            <text:p>RECORDING TIM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COVERED INSIDE DIAMETER</text:p>
          </table:table-cell>
          <table:table-cell table:formula="of:=[.A1654]" office:value-type="string" office:string-value="RECOVERED INSIDE DIAMETER" calcext:value-type="string">
            <text:p>RECOVERED INSIDE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COVERED WALL THICKNESS</text:p>
          </table:table-cell>
          <table:table-cell table:formula="of:=[.A1655]" office:value-type="string" office:string-value="RECOVERED WALL THICKNESS" calcext:value-type="string">
            <text:p>RECOVERED WALL THICKNES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DUCING SIZE</text:p>
          </table:table-cell>
          <table:table-cell table:formula="of:=[.A1656]" office:value-type="string" office:string-value="REDUCING SIZE" calcext:value-type="string">
            <text:p>REDUCING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FERENCE SYSTEM</text:p>
          </table:table-cell>
          <table:table-cell table:formula="of:=[.A1657]" office:value-type="string" office:string-value="REFERENCE SYSTEM" calcext:value-type="string">
            <text:p>REFERENCE SYSTEM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FERENCE UNCERTAINTY</text:p>
          </table:table-cell>
          <table:table-cell table:formula="of:=[.A1658]" office:value-type="string" office:string-value="REFERENCE UNCERTAINTY" calcext:value-type="string">
            <text:p>REFERENCE UNCERTAIN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FILLABLE FEATURE</text:p>
          </table:table-cell>
          <table:table-cell table:formula="of:=[.A1659]" office:value-type="string" office:string-value="REFILLABLE FEATURE" calcext:value-type="string">
            <text:p>REFILLABLE FEATU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FLECTIVE DATA</text:p>
          </table:table-cell>
          <table:table-cell table:formula="of:=[.A1660]" office:value-type="string" office:string-value="REFLECTIVE DATA" calcext:value-type="string">
            <text:p>REFLECTIVE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REFRACTIVE INDEX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FRIGERANT DATA</text:p>
          </table:table-cell>
          <table:table-cell table:formula="of:=[.A1662]" office:value-type="string" office:string-value="REFRIGERANT DATA" calcext:value-type="string">
            <text:p>REFRIGERANT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FRIGERANT TYPE</text:p>
          </table:table-cell>
          <table:table-cell table:formula="of:=[.A1663]" office:value-type="string" office:string-value="REFRIGERANT TYPE" calcext:value-type="string">
            <text:p>REFRIGERANT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GISTRATION</text:p>
          </table:table-cell>
          <table:table-cell table:formula="of:=[.A1664]" office:value-type="string" office:string-value="REGISTRATION" calcext:value-type="string">
            <text:p>REGISTRA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GULATION TYPE</text:p>
          </table:table-cell>
          <table:table-cell table:formula="of:=[.A1665]" office:value-type="string" office:string-value="REGULATION TYPE" calcext:value-type="string">
            <text:p>REGULATION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INFORCEMENT DATA</text:p>
          </table:table-cell>
          <table:table-cell office:value-type="string" calcext:value-type="string">
            <text:p>REINFORCEMENT DA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LATIVE HUMIDITY RANGE</text:p>
          </table:table-cell>
          <table:table-cell office:value-type="string" calcext:value-type="string">
            <text:p>RELATIVE HUMID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LAY INPUT</text:p>
          </table:table-cell>
          <table:table-cell office:value-type="string" calcext:value-type="string">
            <text:p>RELAY I/P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LAY OUTPUT</text:p>
          </table:table-cell>
          <table:table-cell office:value-type="string" calcext:value-type="string">
            <text:p>RELAY O/P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MOTE MANAGEMENT PROTOCOL</text:p>
          </table:table-cell>
          <table:table-cell table:formula="of:=[.A1670]" office:value-type="string" office:string-value="REMOTE MANAGEMENT PROTOCOL" calcext:value-type="string">
            <text:p>REMOTE MANAGEMENT PROTOCO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NSPONSE TIME</text:p>
          </table:table-cell>
          <table:table-cell table:formula="of:=[.A1671]" office:value-type="string" office:string-value="RENSPONSE TIME" calcext:value-type="string">
            <text:p>RENSPONSE TIM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REPAIR NAM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REPEATABIL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PRODUCTION TYPE</text:p>
          </table:table-cell>
          <table:table-cell table:formula="of:=[.A1674]" office:value-type="string" office:string-value="REPRODUCTION TYPE" calcext:value-type="string">
            <text:p>REPRODUCTION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SERVOIR CAPACITY</text:p>
          </table:table-cell>
          <table:table-cell table:formula="of:=[.A1675]" office:value-type="string" office:string-value="RESERVOIR CAPACITY" calcext:value-type="string">
            <text:p>RESERVOIR CAPAC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SET METHOD</text:p>
          </table:table-cell>
          <table:table-cell table:formula="of:=[.A1676]" office:value-type="string" office:string-value="RESET METHOD" calcext:value-type="string">
            <text:p>RESET METHO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SETTING METHOD</text:p>
          </table:table-cell>
          <table:table-cell table:formula="of:=[.A1677]" office:value-type="string" office:string-value="RESETTING METHOD" calcext:value-type="string">
            <text:p>RESETTING METHO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SIDU CONTENTS</text:p>
          </table:table-cell>
          <table:table-cell table:formula="of:=[.A1678]" office:value-type="string" office:string-value="RESIDU CONTENTS" calcext:value-type="string">
            <text:p>RESIDU CONTENT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RESIN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RESISTANC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SISTANCE ELEMENT</text:p>
          </table:table-cell>
          <table:table-cell table:formula="of:=[.A1681]" office:value-type="string" office:string-value="RESISTANCE ELEMENT" calcext:value-type="string">
            <text:p>RESISTANCE ELEME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SISTOR TYPE OR USAGE</text:p>
          </table:table-cell>
          <table:table-cell office:value-type="string" calcext:value-type="string">
            <text:p>RESISTOR TYPE OR 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RESOLU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SOLUTION TECHNOLOGY</text:p>
          </table:table-cell>
          <table:table-cell table:formula="of:=[.A1684]" office:value-type="string" office:string-value="RESOLUTION TECHNOLOGY" calcext:value-type="string">
            <text:p>RESOLUTION TECHNOLOG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RESPONSE TIM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VERSE BUOYANCY</text:p>
          </table:table-cell>
          <table:table-cell table:formula="of:=[.A1686]" office:value-type="string" office:string-value="REVERSE BUOYANCY" calcext:value-type="string">
            <text:p>REVERSE BUOYANC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VERSING METHOD</text:p>
          </table:table-cell>
          <table:table-cell table:formula="of:=[.A1687]" office:value-type="string" office:string-value="REVERSING METHOD" calcext:value-type="string">
            <text:p>REVERSING METHO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REVOLU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REVOLUTION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VOLUTIONS PER MINUTE</text:p>
          </table:table-cell>
          <table:table-cell table:formula="of:=[.A1690]" office:value-type="string" office:string-value="REVOLUTIONS PER MINUTE" calcext:value-type="string">
            <text:p>REVOLUTIONS PER MINUT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EWRITE SPEED</text:p>
          </table:table-cell>
          <table:table-cell table:formula="of:=[.A1691]" office:value-type="string" office:string-value="REWRITE SPEED" calcext:value-type="string">
            <text:p>REWRITE SPEE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ING DIAMETER</text:p>
          </table:table-cell>
          <table:table-cell office:value-type="string" calcext:value-type="string">
            <text:p>RING DI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RING DIMENSION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ING QUANTITY</text:p>
          </table:table-cell>
          <table:table-cell table:formula="of:=[.A1694]" office:value-type="string" office:string-value="RING QUANTITY" calcext:value-type="string">
            <text:p>RING QUANT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ING SIZE</text:p>
          </table:table-cell>
          <table:table-cell table:formula="of:=[.A1695]" office:value-type="string" office:string-value="RING SIZE" calcext:value-type="string">
            <text:p>RING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ING STYLE</text:p>
          </table:table-cell>
          <table:table-cell table:formula="of:=[.A1696]" office:value-type="string" office:string-value="RING STYLE" calcext:value-type="string">
            <text:p>RING STY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INGTONES TYPE</text:p>
          </table:table-cell>
          <table:table-cell table:formula="of:=[.A1697]" office:value-type="string" office:string-value="RINGTONES TYPE" calcext:value-type="string">
            <text:p>RINGTONES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ISE/FALL TIME</text:p>
          </table:table-cell>
          <table:table-cell table:formula="of:=[.A1698]" office:value-type="string" office:string-value="RISE/FALL TIME" calcext:value-type="string">
            <text:p>RISE/FALL TIM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IVET MATERIAL</text:p>
          </table:table-cell>
          <table:table-cell table:formula="of:=[.A1699]" office:value-type="string" office:string-value="RIVET MATERIAL" calcext:value-type="string">
            <text:p>RIVET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OD DATA</text:p>
          </table:table-cell>
          <table:table-cell table:formula="of:=[.A1700]" office:value-type="string" office:string-value="ROD DATA" calcext:value-type="string">
            <text:p>ROD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OD DIAMETER</text:p>
          </table:table-cell>
          <table:table-cell table:formula="of:=[.A1701]" office:value-type="string" office:string-value="ROD DIAMETER" calcext:value-type="string">
            <text:p>ROD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OLLER DATA</text:p>
          </table:table-cell>
          <table:table-cell table:formula="of:=[.A1702]" office:value-type="string" office:string-value="ROLLER DATA" calcext:value-type="string">
            <text:p>ROLLER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OLLER DIAMETER</text:p>
          </table:table-cell>
          <table:table-cell office:value-type="string" calcext:value-type="string">
            <text:p>ROLLER DI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OLLER LENGTH</text:p>
          </table:table-cell>
          <table:table-cell table:formula="of:=[.A1704]" office:value-type="string" office:string-value="ROLLER LENGTH" calcext:value-type="string">
            <text:p>ROLLER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OLLER WIDTH</text:p>
          </table:table-cell>
          <table:table-cell table:formula="of:=[.A1705]" office:value-type="string" office:string-value="ROLLER WIDTH" calcext:value-type="string">
            <text:p>ROLLER WID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ROOT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OPE DIAMETER</text:p>
          </table:table-cell>
          <table:table-cell table:formula="of:=[.A1707]" office:value-type="string" office:string-value="ROPE DIAMETER" calcext:value-type="string">
            <text:p>ROPE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ROPE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OPE TYPE</text:p>
          </table:table-cell>
          <table:table-cell table:formula="of:=[.A1709]" office:value-type="string" office:string-value="ROPE TYPE" calcext:value-type="string">
            <text:p>ROPE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OTARY FACE MATERIAL</text:p>
          </table:table-cell>
          <table:table-cell table:formula="of:=[.A1710]" office:value-type="string" office:string-value="ROTARY FACE MATERIAL" calcext:value-type="string">
            <text:p>ROTARY FACE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OTARY SPEED</text:p>
          </table:table-cell>
          <table:table-cell table:formula="of:=[.A1711]" office:value-type="string" office:string-value="ROTARY SPEED" calcext:value-type="string">
            <text:p>ROTARY SPEE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ROTA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OTOR MATERIAL</text:p>
          </table:table-cell>
          <table:table-cell table:formula="of:=[.A1713]" office:value-type="string" office:string-value="ROTOR MATERIAL" calcext:value-type="string">
            <text:p>ROTOR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OTOR TYPE</text:p>
          </table:table-cell>
          <table:table-cell table:formula="of:=[.A1714]" office:value-type="string" office:string-value="ROTOR TYPE" calcext:value-type="string">
            <text:p>ROTOR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OWS LONG</text:p>
          </table:table-cell>
          <table:table-cell table:formula="of:=[.A1715]" office:value-type="string" office:string-value="ROWS LONG" calcext:value-type="string">
            <text:p>ROWS LO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OWS WIDE</text:p>
          </table:table-cell>
          <table:table-cell table:formula="of:=[.A1716]" office:value-type="string" office:string-value="ROWS WIDE" calcext:value-type="string">
            <text:p>ROWS WID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ULE LENGTH</text:p>
          </table:table-cell>
          <table:table-cell table:formula="of:=[.A1717]" office:value-type="string" office:string-value="RULE LENGTH" calcext:value-type="string">
            <text:p>RULE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UN CONNECTION DATA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RUN SIZE</text:p>
          </table:table-cell>
          <table:table-cell table:formula="of:=[.A1719]" office:value-type="string" office:string-value="RUN SIZE" calcext:value-type="string">
            <text:p>RUN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AE GRAD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AFE OPERATING LOAD</text:p>
          </table:table-cell>
          <table:table-cell table:formula="of:=[.A1721]" office:value-type="string" office:string-value="SAFE OPERATING LOAD" calcext:value-type="string">
            <text:p>SAFE OPERATING LOA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AFE WORKING LOAD</text:p>
          </table:table-cell>
          <table:table-cell table:formula="of:=[.A1722]" office:value-type="string" office:string-value="SAFE WORKING LOAD" calcext:value-type="string">
            <text:p>SAFE WORKING LOA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AFE WORKING PRESSURE</text:p>
          </table:table-cell>
          <table:table-cell table:formula="of:=[.A1723]" office:value-type="string" office:string-value="SAFE WORKING PRESSURE" calcext:value-type="string">
            <text:p>SAFE WORKING PRESSU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AFETY FACTOR</text:p>
          </table:table-cell>
          <table:table-cell table:formula="of:=[.A1724]" office:value-type="string" office:string-value="SAFETY FACTOR" calcext:value-type="string">
            <text:p>SAFETY FACT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ALT REJECTION</text:p>
          </table:table-cell>
          <table:table-cell table:formula="of:=[.A1725]" office:value-type="string" office:string-value="SALT REJECTION" calcext:value-type="string">
            <text:p>SALT REJEC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AMPLE SIZE/PATH-LENGTH</text:p>
          </table:table-cell>
          <table:table-cell table:formula="of:=[.A1726]" office:value-type="string" office:string-value="SAMPLE SIZE/PATH-LENGTH" calcext:value-type="string">
            <text:p>SAMPLE SIZE/PATH-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AMPLING FREQUENCY</text:p>
          </table:table-cell>
          <table:table-cell table:formula="of:=[.A1727]" office:value-type="string" office:string-value="SAMPLING FREQUENCY" calcext:value-type="string">
            <text:p>SAMPLING FREQUENC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AMPLING TYPE</text:p>
          </table:table-cell>
          <table:table-cell table:formula="of:=[.A1728]" office:value-type="string" office:string-value="SAMPLING TYPE" calcext:value-type="string">
            <text:p>SAMPLING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ANDER-POLISHER DATA</text:p>
          </table:table-cell>
          <table:table-cell table:formula="of:=[.A1729]" office:value-type="string" office:string-value="SANDER-POLISHER DATA" calcext:value-type="string">
            <text:p>SANDER-POLISHER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ATURE LENGTH</text:p>
          </table:table-cell>
          <table:table-cell table:formula="of:=[.A1730]" office:value-type="string" office:string-value="SATURE LENGTH" calcext:value-type="string">
            <text:p>SATURE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AW SIZE</text:p>
          </table:table-cell>
          <table:table-cell table:formula="of:=[.A1731]" office:value-type="string" office:string-value="SAW SIZE" calcext:value-type="string">
            <text:p>SAW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table:formula="of:=[.A1732]" office:value-type="string" office:string-value="SCALE" calcext:value-type="string">
            <text:p>SCA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CALE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CALE TYPE</text:p>
          </table:table-cell>
          <table:table-cell table:formula="of:=[.A1734]" office:value-type="string" office:string-value="SCALE TYPE" calcext:value-type="string">
            <text:p>SCALE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CAN RATE</text:p>
          </table:table-cell>
          <table:table-cell table:formula="of:=[.A1735]" office:value-type="string" office:string-value="SCAN RATE" calcext:value-type="string">
            <text:p>SCAN RAT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CANNER ELEMENT</text:p>
          </table:table-cell>
          <table:table-cell table:formula="of:=[.A1736]" office:value-type="string" office:string-value="SCANNER ELEMENT" calcext:value-type="string">
            <text:p>SCANNER ELEME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CANNING MODE</text:p>
          </table:table-cell>
          <table:table-cell table:formula="of:=[.A1737]" office:value-type="string" office:string-value="SCANNING MODE" calcext:value-type="string">
            <text:p>SCANNING MOD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CANNING RANGE</text:p>
          </table:table-cell>
          <table:table-cell table:formula="of:=[.A1738]" office:value-type="string" office:string-value="SCANNING RANGE" calcext:value-type="string">
            <text:p>SCANNING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CHEDU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COPE OF WORK_1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SCOPE OF WORK_2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COPE OF WORK_3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COPE OF WORK_4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COPE OF WORK_5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COPE OF WORK_6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COPE OF WORK_7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COPE OF WORK_8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COPE OF WORK_9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CRAPER LENGTH</text:p>
          </table:table-cell>
          <table:table-cell table:formula="of:=[.A1749]" office:value-type="string" office:string-value="SCRAPER LENGTH" calcext:value-type="string">
            <text:p>SCRAPER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CREEN MATERIAL</text:p>
          </table:table-cell>
          <table:table-cell table:formula="of:=[.A1750]" office:value-type="string" office:string-value="SCREEN MATERIAL" calcext:value-type="string">
            <text:p>SCREEN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CREEN SIZE</text:p>
          </table:table-cell>
          <table:table-cell table:formula="of:=[.A1751]" office:value-type="string" office:string-value="SCREEN SIZE" calcext:value-type="string">
            <text:p>SCREEN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CREEN TECHNOLOGY</text:p>
          </table:table-cell>
          <table:table-cell table:formula="of:=[.A1752]" office:value-type="string" office:string-value="SCREEN TECHNOLOGY" calcext:value-type="string">
            <text:p>SCREEN TECHNOLOG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CREW DATA</text:p>
          </table:table-cell>
          <table:table-cell table:formula="of:=[.A1753]" office:value-type="string" office:string-value="SCREW DATA" calcext:value-type="string">
            <text:p>SCREW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CREW DIAMETER</text:p>
          </table:table-cell>
          <table:table-cell table:formula="of:=[.A1754]" office:value-type="string" office:string-value="SCREW DIAMETER" calcext:value-type="string">
            <text:p>SCREW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CREW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CREW THREAD DESIGNATOR</text:p>
          </table:table-cell>
          <table:table-cell table:formula="of:=[.A1756]" office:value-type="string" office:string-value="SCREW THREAD DESIGNATOR" calcext:value-type="string">
            <text:p>SCREW THREAD DESIGNAT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AL BORE</text:p>
          </table:table-cell>
          <table:table-cell table:formula="of:=[.A1757]" office:value-type="string" office:string-value="SEAL BORE" calcext:value-type="string">
            <text:p>SEAL B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AL BORE DIAMETER</text:p>
          </table:table-cell>
          <table:table-cell table:formula="of:=[.A1758]" office:value-type="string" office:string-value="SEAL BORE DIAMETER" calcext:value-type="string">
            <text:p>SEAL BORE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EAL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AL LOCATION</text:p>
          </table:table-cell>
          <table:table-cell table:formula="of:=[.A1760]" office:value-type="string" office:string-value="SEAL LOCATION" calcext:value-type="string">
            <text:p>SEAL LOCA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ALING METHOD</text:p>
          </table:table-cell>
          <table:table-cell table:formula="of:=[.A1761]" office:value-type="string" office:string-value="SEALING METHOD" calcext:value-type="string">
            <text:p>SEALING METHO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ALS MATERIAL</text:p>
          </table:table-cell>
          <table:table-cell table:formula="of:=[.A1762]" office:value-type="string" office:string-value="SEALS MATERIAL" calcext:value-type="string">
            <text:p>SEALS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AM METHOD</text:p>
          </table:table-cell>
          <table:table-cell table:formula="of:=[.A1763]" office:value-type="string" office:string-value="SEAM METHOD" calcext:value-type="string">
            <text:p>SEAM METHO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AT AND BACKREST MATERIAL</text:p>
          </table:table-cell>
          <table:table-cell table:formula="of:=[.A1764]" office:value-type="string" office:string-value="SEAT AND BACKREST MATERIAL" calcext:value-type="string">
            <text:p>SEAT AND BACKREST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AT ANGLE</text:p>
          </table:table-cell>
          <table:table-cell table:formula="of:=[.A1765]" office:value-type="string" office:string-value="SEAT ANGLE" calcext:value-type="string">
            <text:p>SEAT ANG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AT DATA</text:p>
          </table:table-cell>
          <table:table-cell table:formula="of:=[.A1766]" office:value-type="string" office:string-value="SEAT DATA" calcext:value-type="string">
            <text:p>SEAT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EAT DESIG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AT HEIGHT</text:p>
          </table:table-cell>
          <table:table-cell table:formula="of:=[.A1768]" office:value-type="string" office:string-value="SEAT HEIGHT" calcext:value-type="string">
            <text:p>SEAT HEIGH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EAT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AT RADIUS</text:p>
          </table:table-cell>
          <table:table-cell table:formula="of:=[.A1770]" office:value-type="string" office:string-value="SEAT RADIUS" calcext:value-type="string">
            <text:p>SEAT RADIU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AT SIZE</text:p>
          </table:table-cell>
          <table:table-cell table:formula="of:=[.A1771]" office:value-type="string" office:string-value="SEAT SIZE" calcext:value-type="string">
            <text:p>SEAT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AT SPRING MATERIAL</text:p>
          </table:table-cell>
          <table:table-cell table:formula="of:=[.A1772]" office:value-type="string" office:string-value="SEAT SPRING MATERIAL" calcext:value-type="string">
            <text:p>SEAT SPRING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AT SURFACE SHAPE</text:p>
          </table:table-cell>
          <table:table-cell table:formula="of:=[.A1773]" office:value-type="string" office:string-value="SEAT SURFACE SHAPE" calcext:value-type="string">
            <text:p>SEAT SURFACE SHA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ATING ARRANGEMENT</text:p>
          </table:table-cell>
          <table:table-cell table:formula="of:=[.A1774]" office:value-type="string" office:string-value="SEATING ARRANGEMENT" calcext:value-type="string">
            <text:p>SEATING ARRANGEME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COND END DATA</text:p>
          </table:table-cell>
          <table:table-cell table:formula="of:=[.A1775]" office:value-type="string" office:string-value="SECOND END DATA" calcext:value-type="string">
            <text:p>SECOND END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COND END THREAD DATA</text:p>
          </table:table-cell>
          <table:table-cell table:formula="of:=[.A1776]" office:value-type="string" office:string-value="SECOND END THREAD DATA" calcext:value-type="string">
            <text:p>SECOND END THREAD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CONDARY CURRENT</text:p>
          </table:table-cell>
          <table:table-cell table:formula="of:=[.A1777]" office:value-type="string" office:string-value="SECONDARY CURRENT" calcext:value-type="string">
            <text:p>SECONDARY CURRE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CONDARY SEAL</text:p>
          </table:table-cell>
          <table:table-cell table:formula="of:=[.A1778]" office:value-type="string" office:string-value="SECONDARY SEAL" calcext:value-type="string">
            <text:p>SECONDARY SE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CONDARY TAP CONFIG</text:p>
          </table:table-cell>
          <table:table-cell table:formula="of:=[.A1779]" office:value-type="string" office:string-value="SECONDARY TAP CONFIG" calcext:value-type="string">
            <text:p>SECONDARY TAP CONFI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ECONDARY VOLTA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CONDARY WINDING TAP CON</text:p>
          </table:table-cell>
          <table:table-cell table:formula="of:=[.A1781]" office:value-type="string" office:string-value="SECONDARY WINDING TAP CON" calcext:value-type="string">
            <text:p>SECONDARY WINDING TAP C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CTION LENGTH</text:p>
          </table:table-cell>
          <table:table-cell table:formula="of:=[.A1782]" office:value-type="string" office:string-value="SECTION LENGTH" calcext:value-type="string">
            <text:p>SECTION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CTION SHAPE</text:p>
          </table:table-cell>
          <table:table-cell table:formula="of:=[.A1783]" office:value-type="string" office:string-value="SECTION SHAPE" calcext:value-type="string">
            <text:p>SECTION SHA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CTION SIZE</text:p>
          </table:table-cell>
          <table:table-cell office:value-type="string" calcext:value-type="string">
            <text:p>SECT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CTION TYPE</text:p>
          </table:table-cell>
          <table:table-cell table:formula="of:=[.A1785]" office:value-type="string" office:string-value="SECTION TYPE" calcext:value-type="string">
            <text:p>SECTION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CURING METHOD</text:p>
          </table:table-cell>
          <table:table-cell table:formula="of:=[.A1786]" office:value-type="string" office:string-value="SECURING METHOD" calcext:value-type="string">
            <text:p>SECURING METHO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MICONDUCTOR MATERIAL</text:p>
          </table:table-cell>
          <table:table-cell table:formula="of:=[.A1787]" office:value-type="string" office:string-value="SEMICONDUCTOR MATERIAL" calcext:value-type="string">
            <text:p>SEMICONDUCTOR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NSING CURRENT</text:p>
          </table:table-cell>
          <table:table-cell table:formula="of:=[.A1788]" office:value-type="string" office:string-value="SENSING CURRENT" calcext:value-type="string">
            <text:p>SENSING CURRE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NSING ELEMENT</text:p>
          </table:table-cell>
          <table:table-cell table:formula="of:=[.A1789]" office:value-type="string" office:string-value="SENSING ELEMENT" calcext:value-type="string">
            <text:p>SENSING ELEME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NSING ELEMENT TYPE</text:p>
          </table:table-cell>
          <table:table-cell table:formula="of:=[.A1790]" office:value-type="string" office:string-value="SENSING ELEMENT TYPE" calcext:value-type="string">
            <text:p>SENSING ELEMENT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NSING MATERIAL</text:p>
          </table:table-cell>
          <table:table-cell table:formula="of:=[.A1791]" office:value-type="string" office:string-value="SENSING MATERIAL" calcext:value-type="string">
            <text:p>SENSING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NSING RANGE</text:p>
          </table:table-cell>
          <table:table-cell table:formula="of:=[.A1792]" office:value-type="string" office:string-value="SENSING RANGE" calcext:value-type="string">
            <text:p>SENSING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NSING TYPE</text:p>
          </table:table-cell>
          <table:table-cell table:formula="of:=[.A1793]" office:value-type="string" office:string-value="SENSING TYPE" calcext:value-type="string">
            <text:p>SENSING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NSING UNIT AND SPRING</text:p>
          </table:table-cell>
          <table:table-cell table:formula="of:=[.A1794]" office:value-type="string" office:string-value="SENSING UNIT AND SPRING" calcext:value-type="string">
            <text:p>SENSING UNIT AND SPR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ENSITIV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NSOR DATA</text:p>
          </table:table-cell>
          <table:table-cell table:formula="of:=[.A1796]" office:value-type="string" office:string-value="SENSOR DATA" calcext:value-type="string">
            <text:p>SENSOR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NSOR MATERIAL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NSOR PROBE SIZE</text:p>
          </table:table-cell>
          <table:table-cell table:formula="of:=[.A1798]" office:value-type="string" office:string-value="SENSOR PROBE SIZE" calcext:value-type="string">
            <text:p>SENSOR PROBE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ENSOR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PARATE CATALYST</text:p>
          </table:table-cell>
          <table:table-cell table:formula="of:=[.A1800]" office:value-type="string" office:string-value="SEPARATE CATALYST" calcext:value-type="string">
            <text:p>SEPARATE CATALYS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ERIAL NUMB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SERIE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RVICE CHARACTERISTICS</text:p>
          </table:table-cell>
          <table:table-cell table:formula="of:=[.A1803]" office:value-type="string" office:string-value="SERVICE CHARACTERISTICS" calcext:value-type="string">
            <text:p>SERVICE CHARACTERISTIC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ERVICE FACT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ERVICE FLUI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ERVICE MEDI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ERVICE PERIO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ERVICE PRESSU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RVICE TYPE</text:p>
          </table:table-cell>
          <table:table-cell table:formula="of:=[.A1809]" office:value-type="string" office:string-value="SERVICE TYPE" calcext:value-type="string">
            <text:p>SERVICE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T DATA</text:p>
          </table:table-cell>
          <table:table-cell table:formula="of:=[.A1810]" office:value-type="string" office:string-value="SET DATA" calcext:value-type="string">
            <text:p>SET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T POINT PRESSURE</text:p>
          </table:table-cell>
          <table:table-cell office:value-type="string" calcext:value-type="string">
            <text:p>SET POINT PRES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TTING TIME</text:p>
          </table:table-cell>
          <table:table-cell table:formula="of:=[.A1812]" office:value-type="string" office:string-value="SETTING TIME" calcext:value-type="string">
            <text:p>SETTING TIM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EWING TYPE</text:p>
          </table:table-cell>
          <table:table-cell table:formula="of:=[.A1813]" office:value-type="string" office:string-value="SEWING TYPE" calcext:value-type="string">
            <text:p>SEWING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ACKLE DIAMETER</text:p>
          </table:table-cell>
          <table:table-cell office:value-type="string" calcext:value-type="string">
            <text:p>SHACKLE DI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ACKLE HIGH</text:p>
          </table:table-cell>
          <table:table-cell office:value-type="string" calcext:value-type="string">
            <text:p>SHACKLE 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AFT BORE DIAMETER</text:p>
          </table:table-cell>
          <table:table-cell office:value-type="string" calcext:value-type="string">
            <text:p>SHAFT DI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AFT CENTRE HEIGHT</text:p>
          </table:table-cell>
          <table:table-cell office:value-type="string" calcext:value-type="string">
            <text:p>SHAFT CENTRE 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HAFT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HAFT DIMENSION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HAFT DISTANC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AFT END CHARACTERISTICS</text:p>
          </table:table-cell>
          <table:table-cell table:formula="of:=[.A1821]" office:value-type="string" office:string-value="SHAFT END CHARACTERISTICS" calcext:value-type="string">
            <text:p>SHAFT END CHARACTERISTIC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AFT HEIGHT</text:p>
          </table:table-cell>
          <table:table-cell office:value-type="string" calcext:value-type="string">
            <text:p>SHAFT 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HAFT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HAFT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HAFT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AFT SLEEVE DIAMETER</text:p>
          </table:table-cell>
          <table:table-cell table:formula="of:=[.A1826]" office:value-type="string" office:string-value="SHAFT SLEEVE DIAMETER" calcext:value-type="string">
            <text:p>SHAFT SLEEVE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HAFT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HANK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HANK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HANK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HANK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ANK STYLE</text:p>
          </table:table-cell>
          <table:table-cell table:formula="of:=[.A1832]" office:value-type="string" office:string-value="SHANK STYLE" calcext:value-type="string">
            <text:p>SHANK STY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HANK WID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HA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APE STYLE</text:p>
          </table:table-cell>
          <table:table-cell table:formula="of:=[.A1835]" office:value-type="string" office:string-value="SHAPE STYLE" calcext:value-type="string">
            <text:p>SHAPE STY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HEATH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HEATH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HEATH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EATH OPENING LENGTH</text:p>
          </table:table-cell>
          <table:table-cell table:formula="of:=[.A1839]" office:value-type="string" office:string-value="SHEATH OPENING LENGTH" calcext:value-type="string">
            <text:p>SHEATH OPENING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EATING DATA</text:p>
          </table:table-cell>
          <table:table-cell table:formula="of:=[.A1840]" office:value-type="string" office:string-value="SHEATING DATA" calcext:value-type="string">
            <text:p>SHEATING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EAVE DIAMETER</text:p>
          </table:table-cell>
          <table:table-cell table:formula="of:=[.A1841]" office:value-type="string" office:string-value="SHEAVE DIAMETER" calcext:value-type="string">
            <text:p>SHEAVE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EET SIZE</text:p>
          </table:table-cell>
          <table:table-cell table:formula="of:=[.A1842]" office:value-type="string" office:string-value="SHEET SIZE" calcext:value-type="string">
            <text:p>SHEET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ELF CAPACITY</text:p>
          </table:table-cell>
          <table:table-cell table:formula="of:=[.A1843]" office:value-type="string" office:string-value="SHELF CAPACITY" calcext:value-type="string">
            <text:p>SHELF CAPAC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ELF DATA</text:p>
          </table:table-cell>
          <table:table-cell table:formula="of:=[.A1844]" office:value-type="string" office:string-value="SHELF DATA" calcext:value-type="string">
            <text:p>SHELF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ELL DATA</text:p>
          </table:table-cell>
          <table:table-cell table:formula="of:=[.A1845]" office:value-type="string" office:string-value="SHELL DATA" calcext:value-type="string">
            <text:p>SHELL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ELL MATERIAL</text:p>
          </table:table-cell>
          <table:table-cell table:formula="of:=[.A1846]" office:value-type="string" office:string-value="SHELL MATERIAL" calcext:value-type="string">
            <text:p>SHELL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IELD DATA</text:p>
          </table:table-cell>
          <table:table-cell table:formula="of:=[.A1847]" office:value-type="string" office:string-value="SHIELD DATA" calcext:value-type="string">
            <text:p>SHIELD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OULDER DIAMETER</text:p>
          </table:table-cell>
          <table:table-cell office:value-type="string" calcext:value-type="string">
            <text:p>SHOULDER DI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OULDER LENGTH</text:p>
          </table:table-cell>
          <table:table-cell office:value-type="string" calcext:value-type="string">
            <text:p>SHOULDER L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OWER HEAD DATA</text:p>
          </table:table-cell>
          <table:table-cell table:formula="of:=[.A1850]" office:value-type="string" office:string-value="SHOWER HEAD DATA" calcext:value-type="string">
            <text:p>SHOWER HEAD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OWER HEAD DIMENSIONS</text:p>
          </table:table-cell>
          <table:table-cell table:formula="of:=[.A1851]" office:value-type="string" office:string-value="SHOWER HEAD DIMENSIONS" calcext:value-type="string">
            <text:p>SHOWER HEAD DIMENSION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OWER HEAD MATERIAL</text:p>
          </table:table-cell>
          <table:table-cell table:formula="of:=[.A1852]" office:value-type="string" office:string-value="SHOWER HEAD MATERIAL" calcext:value-type="string">
            <text:p>SHOWER HEAD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UT OFF STYLE</text:p>
          </table:table-cell>
          <table:table-cell table:formula="of:=[.A1853]" office:value-type="string" office:string-value="SHUT OFF STYLE" calcext:value-type="string">
            <text:p>SHUT OFF STY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HUTTLE MATERIAL</text:p>
          </table:table-cell>
          <table:table-cell table:formula="of:=[.A1854]" office:value-type="string" office:string-value="SHUTTLE MATERIAL" calcext:value-type="string">
            <text:p>SHUTTLE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IEVE SIZE</text:p>
          </table:table-cell>
          <table:table-cell table:formula="of:=[.A1855]" office:value-type="string" office:string-value="SIEVE SIZE" calcext:value-type="string">
            <text:p>SIEVE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IGHT GLASS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IGNAL CONNECTION</text:p>
          </table:table-cell>
          <table:table-cell table:formula="of:=[.A1857]" office:value-type="string" office:string-value="SIGNAL CONNECTION" calcext:value-type="string">
            <text:p>SIGNAL CONNEC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IGNAL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IGNAL METHOD</text:p>
          </table:table-cell>
          <table:table-cell table:formula="of:=[.A1859]" office:value-type="string" office:string-value="SIGNAL METHOD" calcext:value-type="string">
            <text:p>SIGNAL METHO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IZE &amp; CONNECTION DATA</text:p>
          </table:table-cell>
          <table:table-cell table:formula="of:=[.A1861]" office:value-type="string" office:string-value="SIZE &amp; CONNECTION DATA" calcext:value-type="string">
            <text:p>SIZE &amp; CONNECTION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IZE DESIGNA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IZE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KIRT LENGTH</text:p>
          </table:table-cell>
          <table:table-cell office:value-type="string" calcext:value-type="string">
            <text:p>SKIRT L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LEEVE MATERIAL</text:p>
          </table:table-cell>
          <table:table-cell table:formula="of:=[.A1865]" office:value-type="string" office:string-value="SLEEVE MATERIAL" calcext:value-type="string">
            <text:p>SLEEVE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LIP BODY SIZE</text:p>
          </table:table-cell>
          <table:table-cell table:formula="of:=[.A1866]" office:value-type="string" office:string-value="SLIP BODY SIZE" calcext:value-type="string">
            <text:p>SLIP BODY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LIP BODY TYPE</text:p>
          </table:table-cell>
          <table:table-cell table:formula="of:=[.A1867]" office:value-type="string" office:string-value="SLIP BODY TYPE" calcext:value-type="string">
            <text:p>SLIP BODY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LIP LOA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LOT DIMENS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LOT WIDTH</text:p>
          </table:table-cell>
          <table:table-cell office:value-type="string" calcext:value-type="string">
            <text:p>SLOT W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LOTTED BIT SIZE</text:p>
          </table:table-cell>
          <table:table-cell table:formula="of:=[.A1871]" office:value-type="string" office:string-value="SLOTTED BIT SIZE" calcext:value-type="string">
            <text:p>SLOTTED BIT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OCKET SHAPE</text:p>
          </table:table-cell>
          <table:table-cell table:formula="of:=[.A1872]" office:value-type="string" office:string-value="SOCKET SHAPE" calcext:value-type="string">
            <text:p>SOCKET SHA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OCKET STYLE</text:p>
          </table:table-cell>
          <table:table-cell table:formula="of:=[.A1873]" office:value-type="string" office:string-value="SOCKET STYLE" calcext:value-type="string">
            <text:p>SOCKET STY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table:formula="of:=[.A1874]" office:value-type="string" office:string-value="SOFTWARE" calcext:value-type="string">
            <text:p>SOFTWA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OLE &amp; HEEL DATA</text:p>
          </table:table-cell>
          <table:table-cell table:formula="of:=[.A1875]" office:value-type="string" office:string-value="SOLE &amp; HEEL DATA" calcext:value-type="string">
            <text:p>SOLE &amp; HEEL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OLE DATA</text:p>
          </table:table-cell>
          <table:table-cell office:value-type="string" calcext:value-type="string">
            <text:p>SO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OLUBIL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OLUBILITY IN H2SO4 3%</text:p>
          </table:table-cell>
          <table:table-cell office:value-type="string" calcext:value-type="string">
            <text:p>SOLUBILITY IN H2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OLUBILITY IN NAOH 3%</text:p>
          </table:table-cell>
          <table:table-cell office:value-type="string" calcext:value-type="string">
            <text:p>SOLUBILITY IN NaO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OLVENT</text:p>
          </table:table-cell>
          <table:table-cell table:formula="of:=[.A1880]" office:value-type="string" office:string-value="SOLVENT" calcext:value-type="string">
            <text:p>SOLVE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table:formula="of:=[.A1881]" office:value-type="string" office:string-value="SOUND" calcext:value-type="string">
            <text:p>SOUN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OUND CHAMBER DIAMETER</text:p>
          </table:table-cell>
          <table:table-cell table:formula="of:=[.A1882]" office:value-type="string" office:string-value="SOUND CHAMBER DIAMETER" calcext:value-type="string">
            <text:p>SOUND CHAMBER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OUND LEVEL</text:p>
          </table:table-cell>
          <table:table-cell table:formula="of:=[.A1883]" office:value-type="string" office:string-value="SOUND LEVEL" calcext:value-type="string">
            <text:p>SOUND LEVE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OUND PRESSURE LEVEL</text:p>
          </table:table-cell>
          <table:table-cell table:formula="of:=[.A1884]" office:value-type="string" office:string-value="SOUND PRESSURE LEVEL" calcext:value-type="string">
            <text:p>SOUND PRESSURE LEVE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OURCE LAMP</text:p>
          </table:table-cell>
          <table:table-cell table:formula="of:=[.A1885]" office:value-type="string" office:string-value="SOURCE LAMP" calcext:value-type="string">
            <text:p>SOURCE LAMP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PACING</text:p>
          </table:table-cell>
          <table:table-cell table:formula="of:=[.A1886]" office:value-type="string" office:string-value="SPACING" calcext:value-type="string">
            <text:p>SPAC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PAN LENGTH</text:p>
          </table:table-cell>
          <table:table-cell table:formula="of:=[.A1887]" office:value-type="string" office:string-value="SPAN LENGTH" calcext:value-type="string">
            <text:p>SPAN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PEAKER DATA</text:p>
          </table:table-cell>
          <table:table-cell table:formula="of:=[.A1888]" office:value-type="string" office:string-value="SPEAKER DATA" calcext:value-type="string">
            <text:p>SPEAKER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PECIAL FEATURE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PECIAL FEATURES-1</text:p>
          </table:table-cell>
          <table:table-cell table:formula="of:=[.A1890]" office:value-type="string" office:string-value="SPECIAL FEATURES-1" calcext:value-type="string">
            <text:p>SPECIAL FEATURES-1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PECIAL FEATURES-2</text:p>
          </table:table-cell>
          <table:table-cell table:formula="of:=[.A1891]" office:value-type="string" office:string-value="SPECIAL FEATURES-2" calcext:value-type="string">
            <text:p>SPECIAL FEATURES-2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PECIAL FEATURES-3</text:p>
          </table:table-cell>
          <table:table-cell table:formula="of:=[.A1892]" office:value-type="string" office:string-value="SPECIAL FEATURES-3" calcext:value-type="string">
            <text:p>SPECIAL FEATURES-3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PECIAL FEATURES-4</text:p>
          </table:table-cell>
          <table:table-cell table:formula="of:=[.A1893]" office:value-type="string" office:string-value="SPECIAL FEATURES-4" calcext:value-type="string">
            <text:p>SPECIAL FEATURES-4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PECIAL FUNCTIONS</text:p>
          </table:table-cell>
          <table:table-cell table:formula="of:=[.A1894]" office:value-type="string" office:string-value="SPECIAL FUNCTIONS" calcext:value-type="string">
            <text:p>SPECIAL FUNCTION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PECIAL MARKING</text:p>
          </table:table-cell>
          <table:table-cell table:formula="of:=[.A1895]" office:value-type="string" office:string-value="SPECIAL MARKING" calcext:value-type="string">
            <text:p>SPECIAL MARK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table:formula="of:=[.A1896]" office:value-type="string" office:string-value="SPECIES" calcext:value-type="string">
            <text:p>SPECIE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PECIFIC GRAV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PECIFIC SURFACE AREA</text:p>
          </table:table-cell>
          <table:table-cell table:formula="of:=[.A1898]" office:value-type="string" office:string-value="SPECIFIC SURFACE AREA" calcext:value-type="string">
            <text:p>SPECIFIC SURFACE ARE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PECIFICA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PECIFICATION-1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SPECIFICATION-2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SPECIFICATION-3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SPECIFICATION-4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SPECIFICATION-5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SPECIFICATION-6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SPECIFICATION-7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SPECIFICATION-8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office:value-type="string" calcext:value-type="string">
            <text:p>SPECIFICATION/STD DATA</text:p>
          </table:table-cell>
          <table:table-cell office:value-type="string" calcext:value-type="string">
            <text:p>SPECIFICATION D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PECTRAL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PECTRAL RESPONSE</text:p>
          </table:table-cell>
          <table:table-cell table:formula="of:=[.A1910]" office:value-type="string" office:string-value="SPECTRAL RESPONSE" calcext:value-type="string">
            <text:p>SPECTRAL RESPONS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PEE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PEED OF DELIVERY</text:p>
          </table:table-cell>
          <table:table-cell table:formula="of:=[.A1912]" office:value-type="string" office:string-value="SPEED OF DELIVERY" calcext:value-type="string">
            <text:p>SPEED OF DELIVER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PEED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PEED SETTING TYPE</text:p>
          </table:table-cell>
          <table:table-cell table:formula="of:=[.A1914]" office:value-type="string" office:string-value="SPEED SETTING TYPE" calcext:value-type="string">
            <text:p>SPEED SETTING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PEED TYPE</text:p>
          </table:table-cell>
          <table:table-cell table:formula="of:=[.A1915]" office:value-type="string" office:string-value="SPEED TYPE" calcext:value-type="string">
            <text:p>SPEED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PINDLE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PINDLE LENGTH</text:p>
          </table:table-cell>
          <table:table-cell table:formula="of:=[.A1917]" office:value-type="string" office:string-value="SPINDLE LENGTH" calcext:value-type="string">
            <text:p>SPINDLE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PINDLE SIZE</text:p>
          </table:table-cell>
          <table:table-cell table:formula="of:=[.A1918]" office:value-type="string" office:string-value="SPINDLE SIZE" calcext:value-type="string">
            <text:p>SPINDLE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PINDLE SPEED</text:p>
          </table:table-cell>
          <table:table-cell table:formula="of:=[.A1919]" office:value-type="string" office:string-value="SPINDLE SPEED" calcext:value-type="string">
            <text:p>SPINDLE SPEE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PRAY RATE</text:p>
          </table:table-cell>
          <table:table-cell table:formula="of:=[.A1920]" office:value-type="string" office:string-value="SPRAY RATE" calcext:value-type="string">
            <text:p>SPRAY RAT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PREAD WIDTH</text:p>
          </table:table-cell>
          <table:table-cell office:value-type="string" calcext:value-type="string">
            <text:p>SPREAD W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PRING DATA</text:p>
          </table:table-cell>
          <table:table-cell table:formula="of:=[.A1922]" office:value-type="string" office:string-value="SPRING DATA" calcext:value-type="string">
            <text:p>SPRING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PRING FREE LENGTH</text:p>
          </table:table-cell>
          <table:table-cell table:formula="of:=[.A1923]" office:value-type="string" office:string-value="SPRING FREE LENGTH" calcext:value-type="string">
            <text:p>SPRING FREE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PRING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PRING RING HEIGHT</text:p>
          </table:table-cell>
          <table:table-cell office:value-type="string" calcext:value-type="string">
            <text:p>SPRING RING 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ABILITY</text:p>
          </table:table-cell>
          <table:table-cell table:formula="of:=[.A1926]" office:value-type="string" office:string-value="STABILITY" calcext:value-type="string">
            <text:p>STABIL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ABILIZER</text:p>
          </table:table-cell>
          <table:table-cell table:formula="of:=[.A1927]" office:value-type="string" office:string-value="STABILIZER" calcext:value-type="string">
            <text:p>STABILIZ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AND RANGE</text:p>
          </table:table-cell>
          <table:table-cell table:formula="of:=[.A1928]" office:value-type="string" office:string-value="STAND RANGE" calcext:value-type="string">
            <text:p>STAND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APLE DATA</text:p>
          </table:table-cell>
          <table:table-cell office:value-type="string" calcext:value-type="string">
            <text:p>USE STAPLE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APLING CAPACITY</text:p>
          </table:table-cell>
          <table:table-cell table:formula="of:=[.A1930]" office:value-type="string" office:string-value="STAPLING CAPACITY" calcext:value-type="string">
            <text:p>STAPLING CAPAC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ARTER TYPE</text:p>
          </table:table-cell>
          <table:table-cell table:formula="of:=[.A1931]" office:value-type="string" office:string-value="STARTER TYPE" calcext:value-type="string">
            <text:p>STARTER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ARTING CHARACTERISTIC</text:p>
          </table:table-cell>
          <table:table-cell table:formula="of:=[.A1932]" office:value-type="string" office:string-value="STARTING CHARACTERISTIC" calcext:value-type="string">
            <text:p>STARTING CHARACTERISTIC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ATIC PRESSURE</text:p>
          </table:table-cell>
          <table:table-cell table:formula="of:=[.A1933]" office:value-type="string" office:string-value="STATIC PRESSURE" calcext:value-type="string">
            <text:p>STATIC PRESSU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ATIONARY FACE MATERIAL</text:p>
          </table:table-cell>
          <table:table-cell table:formula="of:=[.A1934]" office:value-type="string" office:string-value="STATIONARY FACE MATERIAL" calcext:value-type="string">
            <text:p>STATIONARY FACE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EAM CLEANING CAPACITY</text:p>
          </table:table-cell>
          <table:table-cell table:formula="of:=[.A1935]" office:value-type="string" office:string-value="STEAM CLEANING CAPACITY" calcext:value-type="string">
            <text:p>STEAM CLEANING CAPAC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EM DATA</text:p>
          </table:table-cell>
          <table:table-cell table:formula="of:=[.A1936]" office:value-type="string" office:string-value="STEM DATA" calcext:value-type="string">
            <text:p>STEM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EM DESIGN</text:p>
          </table:table-cell>
          <table:table-cell table:formula="of:=[.A1937]" office:value-type="string" office:string-value="STEM DESIGN" calcext:value-type="string">
            <text:p>STEM DESIG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TEM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EM INSIDE DIAMETER</text:p>
          </table:table-cell>
          <table:table-cell office:value-type="string" calcext:value-type="string">
            <text:p>STEM I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TEM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TEM LOCA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TEM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EM OUTSIDE DIAMETER</text:p>
          </table:table-cell>
          <table:table-cell office:value-type="string" calcext:value-type="string">
            <text:p>STEM OUTSIDE DI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TEM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TEP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ERILITY</text:p>
          </table:table-cell>
          <table:table-cell table:formula="of:=[.A1946]" office:value-type="string" office:string-value="STERILITY" calcext:value-type="string">
            <text:p>STERIL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ITCHING DATA</text:p>
          </table:table-cell>
          <table:table-cell table:formula="of:=[.A1947]" office:value-type="string" office:string-value="STITCHING DATA" calcext:value-type="string">
            <text:p>STITCHING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OCK SHAPE</text:p>
          </table:table-cell>
          <table:table-cell table:formula="of:=[.A1948]" office:value-type="string" office:string-value="STOCK SHAPE" calcext:value-type="string">
            <text:p>STOCK SHA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OP PIN MATERIAL</text:p>
          </table:table-cell>
          <table:table-cell table:formula="of:=[.A1949]" office:value-type="string" office:string-value="STOP PIN MATERIAL" calcext:value-type="string">
            <text:p>STOP PIN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OPPER DATA</text:p>
          </table:table-cell>
          <table:table-cell table:formula="of:=[.A1950]" office:value-type="string" office:string-value="STOPPER DATA" calcext:value-type="string">
            <text:p>STOPPER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ORAGE TYPE</text:p>
          </table:table-cell>
          <table:table-cell table:formula="of:=[.A1951]" office:value-type="string" office:string-value="STORAGE TYPE" calcext:value-type="string">
            <text:p>STORAGE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RAIN RELIEF TYPE</text:p>
          </table:table-cell>
          <table:table-cell table:formula="of:=[.A1952]" office:value-type="string" office:string-value="STRAIN RELIEF TYPE" calcext:value-type="string">
            <text:p>STRAIN RELIEF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RAND QUANTITY</text:p>
          </table:table-cell>
          <table:table-cell table:formula="of:=[.A1953]" office:value-type="string" office:string-value="STRAND QUANTITY" calcext:value-type="string">
            <text:p>STRAND QUANT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RAP DATA</text:p>
          </table:table-cell>
          <table:table-cell table:formula="of:=[.A1954]" office:value-type="string" office:string-value="STRAP DATA" calcext:value-type="string">
            <text:p>STRAP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RAPPING MATERIAL</text:p>
          </table:table-cell>
          <table:table-cell table:formula="of:=[.A1955]" office:value-type="string" office:string-value="STRAPPING MATERIAL" calcext:value-type="string">
            <text:p>STRAPPING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RAPPING SIZE</text:p>
          </table:table-cell>
          <table:table-cell table:formula="of:=[.A1956]" office:value-type="string" office:string-value="STRAPPING SIZE" calcext:value-type="string">
            <text:p>STRAPPING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RAPPING THICKNESS</text:p>
          </table:table-cell>
          <table:table-cell table:formula="of:=[.A1957]" office:value-type="string" office:string-value="STRAPPING THICKNESS" calcext:value-type="string">
            <text:p>STRAPPING THICKNES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RAPPING TYPE</text:p>
          </table:table-cell>
          <table:table-cell table:formula="of:=[.A1958]" office:value-type="string" office:string-value="STRAPPING TYPE" calcext:value-type="string">
            <text:p>STRAPPING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RAPPING WIDTH</text:p>
          </table:table-cell>
          <table:table-cell table:formula="of:=[.A1959]" office:value-type="string" office:string-value="STRAPPING WIDTH" calcext:value-type="string">
            <text:p>STRAPPING WID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TRENGTH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RENGTH GRADE</text:p>
          </table:table-cell>
          <table:table-cell table:formula="of:=[.A1961]" office:value-type="string" office:string-value="STRENGTH GRADE" calcext:value-type="string">
            <text:p>STRENGTH GRAD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RENGTH RATING</text:p>
          </table:table-cell>
          <table:table-cell table:formula="of:=[.A1962]" office:value-type="string" office:string-value="STRENGTH RATING" calcext:value-type="string">
            <text:p>STRENGTH RAT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RENGTHENING FEATURE</text:p>
          </table:table-cell>
          <table:table-cell office:value-type="string" calcext:value-type="string">
            <text:p>STRENGTH FEATU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TROK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ROKE PER MINUTE</text:p>
          </table:table-cell>
          <table:table-cell office:value-type="string" calcext:value-type="string">
            <text:p>STROKE PER MI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ROKE VOLUME</text:p>
          </table:table-cell>
          <table:table-cell table:formula="of:=[.A1966]" office:value-type="string" office:string-value="STROKE VOLUME" calcext:value-type="string">
            <text:p>STROKE VOLUM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UD DIAMETER</text:p>
          </table:table-cell>
          <table:table-cell table:formula="of:=[.A1967]" office:value-type="string" office:string-value="STUD DIAMETER" calcext:value-type="string">
            <text:p>STUD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UD SIZE</text:p>
          </table:table-cell>
          <table:table-cell office:value-type="string" calcext:value-type="string">
            <text:p>STU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TY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TYLE DESIGNATOR</text:p>
          </table:table-cell>
          <table:table-cell table:formula="of:=[.A1970]" office:value-type="string" office:string-value="STYLE DESIGNATOR" calcext:value-type="string">
            <text:p>STYLE DESIGNAT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UB-ASSEMBL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office:value-type="string" calcext:value-type="string">
            <text:p>SUB-ASSEMBLY-1</text:p>
          </table:table-cell>
          <table:table-cell table:formula="of:=[.A1972]" office:value-type="string" office:string-value="SUB-ASSEMBLY-1" calcext:value-type="string">
            <text:p>SUB-ASSEMBLY-1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UB-ASSEMBLY-2</text:p>
          </table:table-cell>
          <table:table-cell table:formula="of:=[.A1973]" office:value-type="string" office:string-value="SUB-ASSEMBLY-2" calcext:value-type="string">
            <text:p>SUB-ASSEMBLY-2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UB-ASSEMBLY-3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UB-ASSEMBLY-4</text:p>
          </table:table-cell>
          <table:table-cell table:formula="of:=[.A1975]" office:value-type="string" office:string-value="SUB-ASSEMBLY-4" calcext:value-type="string">
            <text:p>SUB-ASSEMBLY-4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UB-ASSEMBLY-5</text:p>
          </table:table-cell>
          <table:table-cell table:formula="of:=[.A1976]" office:value-type="string" office:string-value="SUB-ASSEMBLY-5" calcext:value-type="string">
            <text:p>SUB-ASSEMBLY-5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UB-ASSEMBLY-6</text:p>
          </table:table-cell>
          <table:table-cell table:formula="of:=[.A1977]" office:value-type="string" office:string-value="SUB-ASSEMBLY-6" calcext:value-type="string">
            <text:p>SUB-ASSEMBLY-6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UBSTANCE</text:p>
          </table:table-cell>
          <table:table-cell table:formula="of:=[.A1978]" office:value-type="string" office:string-value="SUBSTANCE" calcext:value-type="string">
            <text:p>SUBSTANC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UBTANCES</text:p>
          </table:table-cell>
          <table:table-cell table:formula="of:=[.A1979]" office:value-type="string" office:string-value="SUBTANCES" calcext:value-type="string">
            <text:p>SUBTANCE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UCTION CONNECTION DATA</text:p>
          </table:table-cell>
          <table:table-cell office:value-type="string" calcext:value-type="string">
            <text:p>SUC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UCTION HEA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UCTION LINE SIZE</text:p>
          </table:table-cell>
          <table:table-cell table:formula="of:=[.A1982]" office:value-type="string" office:string-value="SUCTION LINE SIZE" calcext:value-type="string">
            <text:p>SUCTION LINE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UCTION PRESSU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ULFUR CONTENT</text:p>
          </table:table-cell>
          <table:table-cell table:formula="of:=[.A1984]" office:value-type="string" office:string-value="SULFUR CONTENT" calcext:value-type="string">
            <text:p>SULFUR CONTE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UPPLY AI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UPPLY CURRE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UPPLY LENGTH</text:p>
          </table:table-cell>
          <table:table-cell office:value-type="string" calcext:value-type="string">
            <text:p>SP L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UPPLY PRESSU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UPPLY VOLTA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UPPORTED PRINTER</text:p>
          </table:table-cell>
          <table:table-cell table:formula="of:=[.A1990]" office:value-type="string" office:string-value="SUPPORTED PRINTER" calcext:value-type="string">
            <text:p>SUPPORTED PRIN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URFACE ARE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URFACE FINIS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URFACE SPEE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URFACE TREATME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URFACTANT TYPE</text:p>
          </table:table-cell>
          <table:table-cell table:formula="of:=[.A1995]" office:value-type="string" office:string-value="SURFACTANT TYPE" calcext:value-type="string">
            <text:p>SURFACTANT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SUSPENS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WITCH CURRENT</text:p>
          </table:table-cell>
          <table:table-cell table:formula="of:=[.A1997]" office:value-type="string" office:string-value="SWITCH CURRENT" calcext:value-type="string">
            <text:p>SWITCH CURRE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WITCH DATA</text:p>
          </table:table-cell>
          <table:table-cell table:formula="of:=[.A1998]" office:value-type="string" office:string-value="SWITCH DATA" calcext:value-type="string">
            <text:p>SWITCH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WITCHING PROTOCOL</text:p>
          </table:table-cell>
          <table:table-cell table:formula="of:=[.A1999]" office:value-type="string" office:string-value="SWITCHING PROTOCOL" calcext:value-type="string">
            <text:p>SWITCHING PROTOCO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YSTEM CARD</text:p>
          </table:table-cell>
          <table:table-cell table:formula="of:=[.A2000]" office:value-type="string" office:string-value="SYSTEM CARD" calcext:value-type="string">
            <text:p>SYSTEM CAR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SYSTEM REQUIREMENTS</text:p>
          </table:table-cell>
          <table:table-cell table:formula="of:=[.A2001]" office:value-type="string" office:string-value="SYSTEM REQUIREMENTS" calcext:value-type="string">
            <text:p>SYSTEM REQUIREMENT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AIL DIAMETER</text:p>
          </table:table-cell>
          <table:table-cell table:formula="of:=[.A2002]" office:value-type="string" office:string-value="TAIL DIAMETER" calcext:value-type="string">
            <text:p>TAIL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AKE UP LENGTH</text:p>
          </table:table-cell>
          <table:table-cell table:formula="of:=[.A2003]" office:value-type="string" office:string-value="TAKE UP LENGTH" calcext:value-type="string">
            <text:p>TAKE UP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ANK CAPACITY</text:p>
          </table:table-cell>
          <table:table-cell table:formula="of:=[.A2004]" office:value-type="string" office:string-value="TANK CAPACITY" calcext:value-type="string">
            <text:p>TANK CAPAC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ANK DATA</text:p>
          </table:table-cell>
          <table:table-cell table:formula="of:=[.A2005]" office:value-type="string" office:string-value="TANK DATA" calcext:value-type="string">
            <text:p>TANK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ANK MATERIAL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AP END THREAD LENGTH</text:p>
          </table:table-cell>
          <table:table-cell office:value-type="string" calcext:value-type="string">
            <text:p>TAP END THREAD 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AP LOCATION</text:p>
          </table:table-cell>
          <table:table-cell table:formula="of:=[.A2008]" office:value-type="string" office:string-value="TAP LOCATION" calcext:value-type="string">
            <text:p>TAP LOCA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AP SIZE</text:p>
          </table:table-cell>
          <table:table-cell table:formula="of:=[.A2009]" office:value-type="string" office:string-value="TAP SIZE" calcext:value-type="string">
            <text:p>TAP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AP SIZE AND CONNECTION</text:p>
          </table:table-cell>
          <table:table-cell table:formula="of:=[.A2010]" office:value-type="string" office:string-value="TAP SIZE AND CONNECTION" calcext:value-type="string">
            <text:p>TAP SIZE AND CONNEC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AP THREAD SERIES</text:p>
          </table:table-cell>
          <table:table-cell table:formula="of:=[.A2011]" office:value-type="string" office:string-value="TAP THREAD SERIES" calcext:value-type="string">
            <text:p>TAP THREAD SERIE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AP THREAD SIZE</text:p>
          </table:table-cell>
          <table:table-cell table:formula="of:=[.A2012]" office:value-type="string" office:string-value="TAP THREAD SIZE" calcext:value-type="string">
            <text:p>TAP THREAD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APE DATA</text:p>
          </table:table-cell>
          <table:table-cell table:formula="of:=[.A2013]" office:value-type="string" office:string-value="TAPE DATA" calcext:value-type="string">
            <text:p>TAPE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APE FORMAT</text:p>
          </table:table-cell>
          <table:table-cell table:formula="of:=[.A2014]" office:value-type="string" office:string-value="TAPE FORMAT" calcext:value-type="string">
            <text:p>TAPE FORMA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APE LENGTH</text:p>
          </table:table-cell>
          <table:table-cell table:formula="of:=[.A2015]" office:value-type="string" office:string-value="TAPE LENGTH" calcext:value-type="string">
            <text:p>TAPE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APE MATERIAL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APE SPEED</text:p>
          </table:table-cell>
          <table:table-cell table:formula="of:=[.A2017]" office:value-type="string" office:string-value="TAPE SPEED" calcext:value-type="string">
            <text:p>TAPE SPEE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APE THICKNESS</text:p>
          </table:table-cell>
          <table:table-cell office:value-type="string" calcext:value-type="string">
            <text:p>TAPE THK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APE WIDTH</text:p>
          </table:table-cell>
          <table:table-cell office:value-type="string" calcext:value-type="string">
            <text:p>TAPE W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APER</text:p>
          </table:table-cell>
          <table:table-cell table:formula="of:=[.A2020]" office:value-type="string" office:string-value="TAPER" calcext:value-type="string">
            <text:p>TAP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APER CURVE PER SECTION</text:p>
          </table:table-cell>
          <table:table-cell table:formula="of:=[.A2021]" office:value-type="string" office:string-value="TAPER CURVE PER SECTION" calcext:value-type="string">
            <text:p>TAPER CURVE PER SEC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ECHNOLOGY TYPE</text:p>
          </table:table-cell>
          <table:table-cell table:formula="of:=[.A2022]" office:value-type="string" office:string-value="TECHNOLOGY TYPE" calcext:value-type="string">
            <text:p>TECHNOLOGY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EETH ANG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EETH CUTTING STRUCTURE</text:p>
          </table:table-cell>
          <table:table-cell table:formula="of:=[.A2024]" office:value-type="string" office:string-value="TEETH CUTTING STRUCTURE" calcext:value-type="string">
            <text:p>TEETH CUTTING STRUCTU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EETH PER INCH</text:p>
          </table:table-cell>
          <table:table-cell table:formula="of:=[.A2025]" office:value-type="string" office:string-value="TEETH PER INCH" calcext:value-type="string">
            <text:p>TEETH PER INC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EETH QUANTITY</text:p>
          </table:table-cell>
          <table:table-cell table:formula="of:=[.A2026]" office:value-type="string" office:string-value="TEETH QUANTITY" calcext:value-type="string">
            <text:p>TEETH QUANT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EMP SENSOR TYPE</text:p>
          </table:table-cell>
          <table:table-cell table:formula="of:=[.A2027]" office:value-type="string" office:string-value="TEMP SENSOR TYPE" calcext:value-type="string">
            <text:p>TEMP SENSOR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table:formula="of:=[.A2028]" office:value-type="string" office:string-value="TEMPERATURE" calcext:value-type="string">
            <text:p>TEMPERATU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EMPERATURE CLASS</text:p>
          </table:table-cell>
          <table:table-cell table:formula="of:=[.A2029]" office:value-type="string" office:string-value="TEMPERATURE CLASS" calcext:value-type="string">
            <text:p>TEMPERATURE CLAS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EMPERATURE COMPENSATION RANGE</text:p>
          </table:table-cell>
          <table:table-cell table:formula="of:=[.A2030]" office:value-type="string" office:string-value="TEMPERATURE COMPENSATION RANGE" calcext:value-type="string">
            <text:p>TEMPERATURE COMPENSATION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EMPERATURE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EMPERATURE RATING</text:p>
          </table:table-cell>
          <table:table-cell office:value-type="string" calcext:value-type="string">
            <text:p>TEMP RAT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EMPERATURE RESOLUTION</text:p>
          </table:table-cell>
          <table:table-cell table:formula="of:=[.A2033]" office:value-type="string" office:string-value="TEMPERATURE RESOLUTION" calcext:value-type="string">
            <text:p>TEMPERATURE RESOLU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EMPERATURE UNIFORMITY</text:p>
          </table:table-cell>
          <table:table-cell table:formula="of:=[.A2034]" office:value-type="string" office:string-value="TEMPERATURE UNIFORMITY" calcext:value-type="string">
            <text:p>TEMPERATURE UNIFORM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ENSILE STR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ERMINAL BLOCK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ERMINAL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ERMINAL TYPE</text:p>
          </table:table-cell>
          <table:table-cell table:formula="of:=[.A2038]" office:value-type="string" office:string-value="TERMINAL TYPE" calcext:value-type="string">
            <text:p>TERMINAL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ERMINATION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EST edit2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EST PRESSURE</text:p>
          </table:table-cell>
          <table:table-cell office:value-type="string" calcext:value-type="string">
            <text:p>TEST PRES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EST3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HERMAL CONDUCTIVITY</text:p>
          </table:table-cell>
          <table:table-cell table:formula="of:=[.A2043]" office:value-type="string" office:string-value="THERMAL CONDUCTIVITY" calcext:value-type="string">
            <text:p>THERMAL CONDUCTIV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HICKENER DATA</text:p>
          </table:table-cell>
          <table:table-cell office:value-type="string" calcext:value-type="string">
            <text:p>THICKEN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HICKNES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HICKNESS OF COVER</text:p>
          </table:table-cell>
          <table:table-cell office:value-type="string" calcext:value-type="string">
            <text:p>THK OF COV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HICKNESS OF LINERS</text:p>
          </table:table-cell>
          <table:table-cell table:formula="of:=[.A2047]" office:value-type="string" office:string-value="THICKNESS OF LINERS" calcext:value-type="string">
            <text:p>THICKNESS OF LINER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HICKNESS TOLERANCE</text:p>
          </table:table-cell>
          <table:table-cell table:formula="of:=[.A2048]" office:value-type="string" office:string-value="THICKNESS TOLERANCE" calcext:value-type="string">
            <text:p>THICKNESS TOLERANC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HIKNESS</text:p>
          </table:table-cell>
          <table:table-cell table:formula="of:=[.A2049]" office:value-type="string" office:string-value="THIKNESS" calcext:value-type="string">
            <text:p>THIKNES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HIMBLE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HREAD ACCOMODATION</text:p>
          </table:table-cell>
          <table:table-cell table:formula="of:=[.A2051]" office:value-type="string" office:string-value="THREAD ACCOMODATION" calcext:value-type="string">
            <text:p>THREAD ACCOMODA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HREAD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HREAD DATA X LENGTH</text:p>
          </table:table-cell>
          <table:table-cell table:formula="of:=[.A2053]" office:value-type="string" office:string-value="THREAD DATA X LENGTH" calcext:value-type="string">
            <text:p>THREAD DATA X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HREAD DIAMETER</text:p>
          </table:table-cell>
          <table:table-cell table:formula="of:=[.A2054]" office:value-type="string" office:string-value="THREAD DIAMETER" calcext:value-type="string">
            <text:p>THREAD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HREAD DIREC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HREAD LENGTH</text:p>
          </table:table-cell>
          <table:table-cell office:value-type="string" calcext:value-type="string">
            <text:p>THD L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HREAD PITC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HREAD PROTECTOR</text:p>
          </table:table-cell>
          <table:table-cell table:formula="of:=[.A2058]" office:value-type="string" office:string-value="THREAD PROTECTOR" calcext:value-type="string">
            <text:p>THREAD PROTECT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HREAD PROVISION</text:p>
          </table:table-cell>
          <table:table-cell table:formula="of:=[.A2059]" office:value-type="string" office:string-value="THREAD PROVISION" calcext:value-type="string">
            <text:p>THREAD PROVIS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HREAD QUANTITY PER INCH</text:p>
          </table:table-cell>
          <table:table-cell table:formula="of:=[.A2060]" office:value-type="string" office:string-value="THREAD QUANTITY PER INCH" calcext:value-type="string">
            <text:p>THREAD QUANTITY PER INC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HREAD REACH</text:p>
          </table:table-cell>
          <table:table-cell table:formula="of:=[.A2061]" office:value-type="string" office:string-value="THREAD REACH" calcext:value-type="string">
            <text:p>THREAD REAC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HREAD SERIE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HREAD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HREAD STYLE</text:p>
          </table:table-cell>
          <table:table-cell table:formula="of:=[.A2064]" office:value-type="string" office:string-value="THREAD STYLE" calcext:value-type="string">
            <text:p>THREAD STY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HROAT DEPTH</text:p>
          </table:table-cell>
          <table:table-cell table:formula="of:=[.A2065]" office:value-type="string" office:string-value="THROAT DEPTH" calcext:value-type="string">
            <text:p>THROAT DEP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HROAT OPENING</text:p>
          </table:table-cell>
          <table:table-cell table:formula="of:=[.A2066]" office:value-type="string" office:string-value="THROAT OPENING" calcext:value-type="string">
            <text:p>THROAT OPEN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IME DELA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IME DURATION</text:p>
          </table:table-cell>
          <table:table-cell table:formula="of:=[.A2068]" office:value-type="string" office:string-value="TIME DURATION" calcext:value-type="string">
            <text:p>TIME DURA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IME RANGE</text:p>
          </table:table-cell>
          <table:table-cell table:formula="of:=[.A2069]" office:value-type="string" office:string-value="TIME RANGE" calcext:value-type="string">
            <text:p>TIME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IME ROTATION</text:p>
          </table:table-cell>
          <table:table-cell table:formula="of:=[.A2070]" office:value-type="string" office:string-value="TIME ROTATION" calcext:value-type="string">
            <text:p>TIME ROTA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IMING CAPACITY</text:p>
          </table:table-cell>
          <table:table-cell table:formula="of:=[.A2071]" office:value-type="string" office:string-value="TIMING CAPACITY" calcext:value-type="string">
            <text:p>TIMING CAPAC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IMING MODE</text:p>
          </table:table-cell>
          <table:table-cell table:formula="of:=[.A2072]" office:value-type="string" office:string-value="TIMING MODE" calcext:value-type="string">
            <text:p>TIMING MOD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INES DATA</text:p>
          </table:table-cell>
          <table:table-cell table:formula="of:=[.A2073]" office:value-type="string" office:string-value="TINES DATA" calcext:value-type="string">
            <text:p>TINES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IP CLEARANCE</text:p>
          </table:table-cell>
          <table:table-cell table:formula="of:=[.A2074]" office:value-type="string" office:string-value="TIP CLEARANCE" calcext:value-type="string">
            <text:p>TIP CLEARANC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IP DATA</text:p>
          </table:table-cell>
          <table:table-cell table:formula="of:=[.A2075]" office:value-type="string" office:string-value="TIP DATA" calcext:value-type="string">
            <text:p>TIP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IP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IP REPLACEABILITY</text:p>
          </table:table-cell>
          <table:table-cell table:formula="of:=[.A2077]" office:value-type="string" office:string-value="TIP REPLACEABILITY" calcext:value-type="string">
            <text:p>TIP REPLACEABIL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IP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table:formula="of:=[.A2079]" office:value-type="string" office:string-value="TITLE" calcext:value-type="string">
            <text:p>TIT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ITLE SLOT</text:p>
          </table:table-cell>
          <table:table-cell table:formula="of:=[.A2080]" office:value-type="string" office:string-value="TITLE SLOT" calcext:value-type="string">
            <text:p>TITLE SLO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ITLE-1</text:p>
          </table:table-cell>
          <table:table-cell table:formula="of:=[.A2081]" office:value-type="string" office:string-value="TITLE-1" calcext:value-type="string">
            <text:p>TITLE-1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ITLE-2</text:p>
          </table:table-cell>
          <table:table-cell table:formula="of:=[.A2082]" office:value-type="string" office:string-value="TITLE-2" calcext:value-type="string">
            <text:p>TITLE-2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OE CONSTRUCTION</text:p>
          </table:table-cell>
          <table:table-cell table:formula="of:=[.A2083]" office:value-type="string" office:string-value="TOE CONSTRUCTION" calcext:value-type="string">
            <text:p>TOE CONSTRUC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OLERANC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ONE</text:p>
          </table:table-cell>
          <table:table-cell table:formula="of:=[.A2085]" office:value-type="string" office:string-value="TONE" calcext:value-type="string">
            <text:p>TON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OOL INSIDE DIAMETER</text:p>
          </table:table-cell>
          <table:table-cell table:formula="of:=[.A2086]" office:value-type="string" office:string-value="TOOL INSIDE DIAMETER" calcext:value-type="string">
            <text:p>TOOL INSIDE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OOL OUTSIDE DIAMETER</text:p>
          </table:table-cell>
          <table:table-cell table:formula="of:=[.A2087]" office:value-type="string" office:string-value="TOOL OUTSIDE DIAMETER" calcext:value-type="string">
            <text:p>TOOL OUTSIDE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OOL STYLE COD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OOTH DATA</text:p>
          </table:table-cell>
          <table:table-cell table:formula="of:=[.A2089]" office:value-type="string" office:string-value="TOOTH DATA" calcext:value-type="string">
            <text:p>TOOTH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OOTH SET TYPE</text:p>
          </table:table-cell>
          <table:table-cell table:formula="of:=[.A2090]" office:value-type="string" office:string-value="TOOTH SET TYPE" calcext:value-type="string">
            <text:p>TOOTH SET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OOTH STYLE</text:p>
          </table:table-cell>
          <table:table-cell table:formula="of:=[.A2091]" office:value-type="string" office:string-value="TOOTH STYLE" calcext:value-type="string">
            <text:p>TOOTH STY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OOTH TYPE</text:p>
          </table:table-cell>
          <table:table-cell table:formula="of:=[.A2092]" office:value-type="string" office:string-value="TOOTH TYPE" calcext:value-type="string">
            <text:p>TOOTH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OP CONNECTION DATA</text:p>
          </table:table-cell>
          <table:table-cell table:formula="of:=[.A2093]" office:value-type="string" office:string-value="TOP CONNECTION DATA" calcext:value-type="string">
            <text:p>TOP CONNECTION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OP CONSTRUCTION</text:p>
          </table:table-cell>
          <table:table-cell table:formula="of:=[.A2094]" office:value-type="string" office:string-value="TOP CONSTRUCTION" calcext:value-type="string">
            <text:p>TOP CONSTRUC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OP FLANGE SIZE</text:p>
          </table:table-cell>
          <table:table-cell office:value-type="string" calcext:value-type="string">
            <text:p>TOP FL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OP INSIDE DIAMETER</text:p>
          </table:table-cell>
          <table:table-cell table:formula="of:=[.A2096]" office:value-type="string" office:string-value="TOP INSIDE DIAMETER" calcext:value-type="string">
            <text:p>TOP INSIDE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OP MATERIAL</text:p>
          </table:table-cell>
          <table:table-cell table:formula="of:=[.A2097]" office:value-type="string" office:string-value="TOP MATERIAL" calcext:value-type="string">
            <text:p>TOP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OP SPOU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OP STYLE</text:p>
          </table:table-cell>
          <table:table-cell table:formula="of:=[.A2099]" office:value-type="string" office:string-value="TOP STYLE" calcext:value-type="string">
            <text:p>TOP STY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OP THREAD CONNECTION</text:p>
          </table:table-cell>
          <table:table-cell table:formula="of:=[.A2100]" office:value-type="string" office:string-value="TOP THREAD CONNECTION" calcext:value-type="string">
            <text:p>TOP THREAD CONNEC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ORQUE CAPAC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ORQUE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ORQUE RAT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ORQUE RATIO</text:p>
          </table:table-cell>
          <table:table-cell table:formula="of:=[.A2104]" office:value-type="string" office:string-value="TORQUE RATIO" calcext:value-type="string">
            <text:p>TORQUE RATIO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ORX BIT SIZE</text:p>
          </table:table-cell>
          <table:table-cell table:formula="of:=[.A2105]" office:value-type="string" office:string-value="TORX BIT SIZE" calcext:value-type="string">
            <text:p>TORX BIT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OTAL EXCHANGE CAPACITY</text:p>
          </table:table-cell>
          <table:table-cell office:value-type="string" calcext:value-type="string">
            <text:p>TOT EXCHANGE CAPAC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OTAL HEA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OTAL SOLI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OTAL UNCERTAINTY</text:p>
          </table:table-cell>
          <table:table-cell table:formula="of:=[.A2109]" office:value-type="string" office:string-value="TOTAL UNCERTAINTY" calcext:value-type="string">
            <text:p>TOTAL UNCERTAIN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RADE NAME</text:p>
          </table:table-cell>
          <table:table-cell table:formula="of:=[.A2110]" office:value-type="string" office:string-value="TRADE NAME" calcext:value-type="string">
            <text:p>TRADE NAM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RADE SIZE</text:p>
          </table:table-cell>
          <table:table-cell table:formula="of:=[.A2111]" office:value-type="string" office:string-value="TRADE SIZE" calcext:value-type="string">
            <text:p>TRADE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RAK TYPE</text:p>
          </table:table-cell>
          <table:table-cell table:formula="of:=[.A2112]" office:value-type="string" office:string-value="TRAK TYPE" calcext:value-type="string">
            <text:p>TRAK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RANSFER RATE</text:p>
          </table:table-cell>
          <table:table-cell table:formula="of:=[.A2113]" office:value-type="string" office:string-value="TRANSFER RATE" calcext:value-type="string">
            <text:p>TRANSFER RAT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RANSFORMATION RATIO</text:p>
          </table:table-cell>
          <table:table-cell table:formula="of:=[.A2114]" office:value-type="string" office:string-value="TRANSFORMATION RATIO" calcext:value-type="string">
            <text:p>TRANSFORMATION RATIO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RANSITION RANGE</text:p>
          </table:table-cell>
          <table:table-cell table:formula="of:=[.A2115]" office:value-type="string" office:string-value="TRANSITION RANGE" calcext:value-type="string">
            <text:p>TRANSITION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RANSMISSION SPEED</text:p>
          </table:table-cell>
          <table:table-cell table:formula="of:=[.A2116]" office:value-type="string" office:string-value="TRANSMISSION SPEED" calcext:value-type="string">
            <text:p>TRANSMISSION SPEE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RANSPARENCY</text:p>
          </table:table-cell>
          <table:table-cell table:formula="of:=[.A2117]" office:value-type="string" office:string-value="TRANSPARENCY" calcext:value-type="string">
            <text:p>TRANSPARENC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RANSPORT PROTOCOL</text:p>
          </table:table-cell>
          <table:table-cell table:formula="of:=[.A2118]" office:value-type="string" office:string-value="TRANSPORT PROTOCOL" calcext:value-type="string">
            <text:p>TRANSPORT PROTOCO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RAVEL</text:p>
          </table:table-cell>
          <table:table-cell table:formula="of:=[.A2119]" office:value-type="string" office:string-value="TRAVEL" calcext:value-type="string">
            <text:p>TRAVE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RAVERSE SPEE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READ TYPE</text:p>
          </table:table-cell>
          <table:table-cell table:formula="of:=[.A2121]" office:value-type="string" office:string-value="TREAD TYPE" calcext:value-type="string">
            <text:p>TREAD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REATMENT TYPE</text:p>
          </table:table-cell>
          <table:table-cell table:formula="of:=[.A2122]" office:value-type="string" office:string-value="TREATMENT TYPE" calcext:value-type="string">
            <text:p>TREATMENT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RIM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RIP COIL VOLTAGE</text:p>
          </table:table-cell>
          <table:table-cell table:formula="of:=[.A2124]" office:value-type="string" office:string-value="TRIP COIL VOLTAGE" calcext:value-type="string">
            <text:p>TRIP COIL VOLTA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RIP LEVE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RIP RELEASE METHOD</text:p>
          </table:table-cell>
          <table:table-cell table:formula="of:=[.A2126]" office:value-type="string" office:string-value="TRIP RELEASE METHOD" calcext:value-type="string">
            <text:p>TRIP RELEASE METHO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RIP SPEE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RIP TEMPERATURE</text:p>
          </table:table-cell>
          <table:table-cell table:formula="of:=[.A2128]" office:value-type="string" office:string-value="TRIP TEMPERATURE" calcext:value-type="string">
            <text:p>TRIP TEMPERATU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UBE CONN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office:value-type="string" calcext:value-type="string">
            <text:p>TUBE DATA</text:p>
          </table:table-cell>
          <table:table-cell table:formula="of:=[.A2130]" office:value-type="string" office:string-value="TUBE DATA" calcext:value-type="string">
            <text:p>TUBE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UBE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UBE INSIDE DIAMETER</text:p>
          </table:table-cell>
          <table:table-cell office:value-type="string" calcext:value-type="string">
            <text:p>TUBE INSIDE DI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UBE LENGTH</text:p>
          </table:table-cell>
          <table:table-cell table:formula="of:=[.A2133]" office:value-type="string" office:string-value="TUBE LENGTH" calcext:value-type="string">
            <text:p>TUBE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UBE MATERIAL</text:p>
          </table:table-cell>
          <table:table-cell table:formula="of:=[.A2134]" office:value-type="string" office:string-value="TUBE MATERIAL" calcext:value-type="string">
            <text:p>TUBE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UBE OUTSIDE DIAMETER</text:p>
          </table:table-cell>
          <table:table-cell office:value-type="string" calcext:value-type="string">
            <text:p>TUBE OUTSIDE DI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UBE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UBE THICKNES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UBE TYPE</text:p>
          </table:table-cell>
          <table:table-cell table:formula="of:=[.A2138]" office:value-type="string" office:string-value="TUBE TYPE" calcext:value-type="string">
            <text:p>TUBE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UBING DIAMETER</text:p>
          </table:table-cell>
          <table:table-cell table:formula="of:=[.A2139]" office:value-type="string" office:string-value="TUBING DIAMETER" calcext:value-type="string">
            <text:p>TUBING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UBING LENGTH</text:p>
          </table:table-cell>
          <table:table-cell table:formula="of:=[.A2140]" office:value-type="string" office:string-value="TUBING LENGTH" calcext:value-type="string">
            <text:p>TUBING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UBING MATERIAL</text:p>
          </table:table-cell>
          <table:table-cell table:formula="of:=[.A2141]" office:value-type="string" office:string-value="TUBING MATERIAL" calcext:value-type="string">
            <text:p>TUBING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UBING SIZE</text:p>
          </table:table-cell>
          <table:table-cell table:formula="of:=[.A2142]" office:value-type="string" office:string-value="TUBING SIZE" calcext:value-type="string">
            <text:p>TUBING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URN RATIO</text:p>
          </table:table-cell>
          <table:table-cell table:formula="of:=[.A2143]" office:value-type="string" office:string-value="TURN RATIO" calcext:value-type="string">
            <text:p>TURN RATIO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URN RATIO RANGE</text:p>
          </table:table-cell>
          <table:table-cell table:formula="of:=[.A2144]" office:value-type="string" office:string-value="TURN RATIO RANGE" calcext:value-type="string">
            <text:p>TURN RATIO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URNABLE PLAT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URNBUCKLE SPEC OR STD</text:p>
          </table:table-cell>
          <table:table-cell office:value-type="string" calcext:value-type="string">
            <text:p>TURNBUCKLE SPEC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URNS RATIO RANGE</text:p>
          </table:table-cell>
          <table:table-cell table:formula="of:=[.A2147]" office:value-type="string" office:string-value="TURNS RATIO RANGE" calcext:value-type="string">
            <text:p>TURNS RATIO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V RESOLUTIONS</text:p>
          </table:table-cell>
          <table:table-cell table:formula="of:=[.A2148]" office:value-type="string" office:string-value="TV RESOLUTIONS" calcext:value-type="string">
            <text:p>TV RESOLUTION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YPE INDICATOR</text:p>
          </table:table-cell>
          <table:table-cell table:formula="of:=[.A2150]" office:value-type="string" office:string-value="TYPE INDICATOR" calcext:value-type="string">
            <text:p>TYPE INDICAT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YPE NUMB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YPE OF DIELECTRIC</text:p>
          </table:table-cell>
          <table:table-cell table:formula="of:=[.A2152]" office:value-type="string" office:string-value="TYPE OF DIELECTRIC" calcext:value-type="string">
            <text:p>TYPE OF DIELECTRIC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YPE OF FIXING/CHIPBREAK</text:p>
          </table:table-cell>
          <table:table-cell table:formula="of:=[.A2153]" office:value-type="string" office:string-value="TYPE OF FIXING/CHIPBREAK" calcext:value-type="string">
            <text:p>TYPE OF FIXING/CHIPBREAK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YPE OF MEDIA</text:p>
          </table:table-cell>
          <table:table-cell table:formula="of:=[.A2154]" office:value-type="string" office:string-value="TYPE OF MEDIA" calcext:value-type="string">
            <text:p>TYPE OF MEDI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YPE OF POINT</text:p>
          </table:table-cell>
          <table:table-cell table:formula="of:=[.A2155]" office:value-type="string" office:string-value="TYPE OF POINT" calcext:value-type="string">
            <text:p>TYPE OF POI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YPE OF SUPPORT</text:p>
          </table:table-cell>
          <table:table-cell table:formula="of:=[.A2156]" office:value-type="string" office:string-value="TYPE OF SUPPORT" calcext:value-type="string">
            <text:p>TYPE OF SUPPOR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YPE OR CHEMISTRY</text:p>
          </table:table-cell>
          <table:table-cell table:formula="of:=[.A2157]" office:value-type="string" office:string-value="TYPE OR CHEMISTRY" calcext:value-type="string">
            <text:p>TYPE OR CHEMISTR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YPE OR SERIES</text:p>
          </table:table-cell>
          <table:table-cell table:formula="of:=[.A2158]" office:value-type="string" office:string-value="TYPE OR SERIES" calcext:value-type="string">
            <text:p>TYPE OR SERIE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TYPE OR USA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table:number-columns-repeated="2" office:value-type="string" calcext:value-type="string">
            <text:p>TYPE/MODE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YPING SPEED</text:p>
          </table:table-cell>
          <table:table-cell table:formula="of:=[.A2161]" office:value-type="string" office:string-value="TYPING SPEED" calcext:value-type="string">
            <text:p>TYPING SPEE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TYPING WIDTH</text:p>
          </table:table-cell>
          <table:table-cell table:formula="of:=[.A2162]" office:value-type="string" office:string-value="TYPING WIDTH" calcext:value-type="string">
            <text:p>TYPING WID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ULTIMATE ELONGATION</text:p>
          </table:table-cell>
          <table:table-cell office:value-type="string" calcext:value-type="string">
            <text:p>ULTIMATE ELONGATI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ULTIMATE SHEAR</text:p>
          </table:table-cell>
          <table:table-cell table:formula="of:=[.A2164]" office:value-type="string" office:string-value="ULTIMATE SHEAR" calcext:value-type="string">
            <text:p>ULTIMATE SHEA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ULTIMATE STRENGTH TENSION</text:p>
          </table:table-cell>
          <table:table-cell table:formula="of:=[.A2165]" office:value-type="string" office:string-value="ULTIMATE STRENGTH TENSION" calcext:value-type="string">
            <text:p>ULTIMATE STRENGTH TENS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UNIFORMITY COEFFICIENT</text:p>
          </table:table-cell>
          <table:table-cell office:value-type="string" calcext:value-type="string">
            <text:p>UNIFORMITY COEFFI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EM</text:p>
          </table:table-cell>
        </table:table-row>
        <table:table-row table:style-name="ro1">
          <table:table-cell office:value-type="string" calcext:value-type="string">
            <text:p>UNION JOINT LOCATION</text:p>
          </table:table-cell>
          <table:table-cell table:formula="of:=[.A2167]" office:value-type="string" office:string-value="UNION JOINT LOCATION" calcext:value-type="string">
            <text:p>UNION JOINT LOCA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UNIT TYPE</text:p>
          </table:table-cell>
          <table:table-cell table:formula="of:=[.A2168]" office:value-type="string" office:string-value="UNIT TYPE" calcext:value-type="string">
            <text:p>UNIT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UNITS &amp; STATION</text:p>
          </table:table-cell>
          <table:table-cell table:formula="of:=[.A2169]" office:value-type="string" office:string-value="UNITS &amp; STATION" calcext:value-type="string">
            <text:p>UNITS &amp; STA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UNPACKED UNIT WEIGHT</text:p>
          </table:table-cell>
          <table:table-cell table:formula="of:=[.A2170]" office:value-type="string" office:string-value="UNPACKED UNIT WEIGHT" calcext:value-type="string">
            <text:p>UNPACKED UNIT WEIGH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UNTHREADED DATA</text:p>
          </table:table-cell>
          <table:table-cell table:formula="of:=[.A2171]" office:value-type="string" office:string-value="UNTHREADED DATA" calcext:value-type="string">
            <text:p>UNTHREADED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UNTHREADED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UPDATE RATE</text:p>
          </table:table-cell>
          <table:table-cell table:formula="of:=[.A2173]" office:value-type="string" office:string-value="UPDATE RATE" calcext:value-type="string">
            <text:p>UPDATE RAT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UPHOLSTERY DATA</text:p>
          </table:table-cell>
          <table:table-cell table:formula="of:=[.A2174]" office:value-type="string" office:string-value="UPHOLSTERY DATA" calcext:value-type="string">
            <text:p>UPHOLSTERY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USA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USAGE DESIG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USER DESIGNATION</text:p>
          </table:table-cell>
          <table:table-cell table:formula="of:=[.A2177]" office:value-type="string" office:string-value="USER DESIGNATION" calcext:value-type="string">
            <text:p>USER DESIGNA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 GROOVE ANGLE</text:p>
          </table:table-cell>
          <table:table-cell table:formula="of:=[.A2178]" office:value-type="string" office:string-value="V GROOVE ANGLE" calcext:value-type="string">
            <text:p>V GROOVE ANG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VACUUM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VACUUM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ALVE CONNECTION DATA</text:p>
          </table:table-cell>
          <table:table-cell table:formula="of:=[.A2181]" office:value-type="string" office:string-value="VALVE CONNECTION DATA" calcext:value-type="string">
            <text:p>VALVE CONNECTION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VALVE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ALVE LOADING METHOD</text:p>
          </table:table-cell>
          <table:table-cell table:formula="of:=[.A2183]" office:value-type="string" office:string-value="VALVE LOADING METHOD" calcext:value-type="string">
            <text:p>VALVE LOADING METHO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ALVE OPERATION METHOD</text:p>
          </table:table-cell>
          <table:table-cell table:formula="of:=[.A2184]" office:value-type="string" office:string-value="VALVE OPERATION METHOD" calcext:value-type="string">
            <text:p>VALVE OPERATION METHO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ALVE PLATE MATERIAL</text:p>
          </table:table-cell>
          <table:table-cell office:value-type="string" calcext:value-type="string">
            <text:p>VALVE PLATE MA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VALVE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VALVE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ANE DATA</text:p>
          </table:table-cell>
          <table:table-cell table:formula="of:=[.A2188]" office:value-type="string" office:string-value="VANE DATA" calcext:value-type="string">
            <text:p>VANE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ANE OR BOW DATA</text:p>
          </table:table-cell>
          <table:table-cell table:formula="of:=[.A2189]" office:value-type="string" office:string-value="VANE OR BOW DATA" calcext:value-type="string">
            <text:p>VANE OR BOW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VAPOR DENS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APOR PRESSURE</text:p>
          </table:table-cell>
          <table:table-cell office:value-type="string" calcext:value-type="string">
            <text:p>VAPOR PRES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ECTOR GROUP</text:p>
          </table:table-cell>
          <table:table-cell table:formula="of:=[.A2192]" office:value-type="string" office:string-value="VECTOR GROUP" calcext:value-type="string">
            <text:p>VECTOR GROUP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VELOC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VENT CONNEC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table:formula="of:=[.A2195]" office:value-type="string" office:string-value="VERSION" calcext:value-type="string">
            <text:p>VERS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VIAL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IBRATOR TYPE</text:p>
          </table:table-cell>
          <table:table-cell table:formula="of:=[.A2197]" office:value-type="string" office:string-value="VIBRATOR TYPE" calcext:value-type="string">
            <text:p>VIBRATOR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IDEO COMPATIBILITY</text:p>
          </table:table-cell>
          <table:table-cell table:formula="of:=[.A2198]" office:value-type="string" office:string-value="VIDEO COMPATIBILITY" calcext:value-type="string">
            <text:p>VIDEO COMPATIBIL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IDEO COMPRESSION</text:p>
          </table:table-cell>
          <table:table-cell table:formula="of:=[.A2199]" office:value-type="string" office:string-value="VIDEO COMPRESSION" calcext:value-type="string">
            <text:p>VIDEO COMPRESS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IDEO FORMAT</text:p>
          </table:table-cell>
          <table:table-cell table:formula="of:=[.A2200]" office:value-type="string" office:string-value="VIDEO FORMAT" calcext:value-type="string">
            <text:p>VIDEO FORMA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IDEO INPUT</text:p>
          </table:table-cell>
          <table:table-cell table:formula="of:=[.A2201]" office:value-type="string" office:string-value="VIDEO INPUT" calcext:value-type="string">
            <text:p>VIDEO INPU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IDEO OUTPUT</text:p>
          </table:table-cell>
          <table:table-cell table:formula="of:=[.A2202]" office:value-type="string" office:string-value="VIDEO OUTPUT" calcext:value-type="string">
            <text:p>VIDEO OUTPU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IEWING AREA</text:p>
          </table:table-cell>
          <table:table-cell table:formula="of:=[.A2203]" office:value-type="string" office:string-value="VIEWING AREA" calcext:value-type="string">
            <text:p>VIEWING ARE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IEWING DIAMETER</text:p>
          </table:table-cell>
          <table:table-cell table:formula="of:=[.A2204]" office:value-type="string" office:string-value="VIEWING DIAMETER" calcext:value-type="string">
            <text:p>VIEWING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VISCOS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VISCOSITY GRAD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VISCOSITY INDEX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ISCOSITY RANGE</text:p>
          </table:table-cell>
          <table:table-cell table:formula="of:=[.A2208]" office:value-type="string" office:string-value="VISCOSITY RANGE" calcext:value-type="string">
            <text:p>VISCOSITY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VISIBLE L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ISOR DATA</text:p>
          </table:table-cell>
          <table:table-cell table:formula="of:=[.A2210]" office:value-type="string" office:string-value="VISOR DATA" calcext:value-type="string">
            <text:p>VISOR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ISUAL INDICATOR</text:p>
          </table:table-cell>
          <table:table-cell table:formula="of:=[.A2211]" office:value-type="string" office:string-value="VISUAL INDICATOR" calcext:value-type="string">
            <text:p>VISUAL INDICAT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VOID VOLUM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VOLATILE MAT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VOLTA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VOLTAGE ACCURAC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OLTAGE MEASURING RANGE</text:p>
          </table:table-cell>
          <table:table-cell table:formula="of:=[.A2216]" office:value-type="string" office:string-value="VOLTAGE MEASURING RANGE" calcext:value-type="string">
            <text:p>VOLTAGE MEASURING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OLTAGE RANGE</text:p>
          </table:table-cell>
          <table:table-cell table:formula="of:=[.A2217]" office:value-type="string" office:string-value="VOLTAGE RANGE" calcext:value-type="string">
            <text:p>VOLTAGE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VOLTAGE RAT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OLTAGE RATING DRY</text:p>
          </table:table-cell>
          <table:table-cell table:formula="of:=[.A2219]" office:value-type="string" office:string-value="VOLTAGE RATING DRY" calcext:value-type="string">
            <text:p>VOLTAGE RATING DR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OLTAGE RATING WET</text:p>
          </table:table-cell>
          <table:table-cell table:formula="of:=[.A2220]" office:value-type="string" office:string-value="VOLTAGE RATING WET" calcext:value-type="string">
            <text:p>VOLTAGE RATING WE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OLTAGE REGULATION</text:p>
          </table:table-cell>
          <table:table-cell table:formula="of:=[.A2221]" office:value-type="string" office:string-value="VOLTAGE REGULATION" calcext:value-type="string">
            <text:p>VOLTAGE REGULA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VOLUM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OLUME IDENTIFICATION</text:p>
          </table:table-cell>
          <table:table-cell table:formula="of:=[.A2223]" office:value-type="string" office:string-value="VOLUME IDENTIFICATION" calcext:value-type="string">
            <text:p>VOLUME IDENTIFICA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OLUME PER STROKE</text:p>
          </table:table-cell>
          <table:table-cell office:value-type="string" calcext:value-type="string">
            <text:p>VOL PER STROK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VOTAGE RATING</text:p>
          </table:table-cell>
          <table:table-cell table:formula="of:=[.A2225]" office:value-type="string" office:string-value="VOTAGE RATING" calcext:value-type="string">
            <text:p>VOTAGE RAT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AIST SIZE</text:p>
          </table:table-cell>
          <table:table-cell table:formula="of:=[.A2226]" office:value-type="string" office:string-value="WAIST SIZE" calcext:value-type="string">
            <text:p>WAIST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ALL LARGEST THICKNESS</text:p>
          </table:table-cell>
          <table:table-cell table:formula="of:=[.A2227]" office:value-type="string" office:string-value="WALL LARGEST THICKNESS" calcext:value-type="string">
            <text:p>WALL LARGEST THICKNES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ALL SMALLEST THICKNESS</text:p>
          </table:table-cell>
          <table:table-cell table:formula="of:=[.A2228]" office:value-type="string" office:string-value="WALL SMALLEST THICKNESS" calcext:value-type="string">
            <text:p>WALL SMALLEST THICKNES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WALL THICKNES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ALL THICKNESS/SCHEDULE</text:p>
          </table:table-cell>
          <table:table-cell table:formula="of:=[.A2230]" office:value-type="string" office:string-value="WALL THICKNESS/SCHEDULE" calcext:value-type="string">
            <text:p>WALL THICKNESS/SCHEDUL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ASHER DATA</text:p>
          </table:table-cell>
          <table:table-cell table:formula="of:=[.A2231]" office:value-type="string" office:string-value="WASHER DATA" calcext:value-type="string">
            <text:p>WASHER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WATER CONTENT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ATT-HOURS RATING</text:p>
          </table:table-cell>
          <table:table-cell table:formula="of:=[.A2233]" office:value-type="string" office:string-value="WATT-HOURS RATING" calcext:value-type="string">
            <text:p>WATT-HOURS RAT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ATTAGE</text:p>
          </table:table-cell>
          <table:table-cell table:formula="of:=[.A2234]" office:value-type="string" office:string-value="WATTAGE" calcext:value-type="string">
            <text:p>WATTA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ATTAGE RATING</text:p>
          </table:table-cell>
          <table:table-cell table:formula="of:=[.A2235]" office:value-type="string" office:string-value="WATTAGE RATING" calcext:value-type="string">
            <text:p>WATTAGE RAT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AVE LENGTH</text:p>
          </table:table-cell>
          <table:table-cell office:value-type="string" calcext:value-type="string">
            <text:p>WAVE L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AVEFORM TYPE</text:p>
          </table:table-cell>
          <table:table-cell table:formula="of:=[.A2237]" office:value-type="string" office:string-value="WAVEFORM TYPE" calcext:value-type="string">
            <text:p>WAVEFORM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EAVE</text:p>
          </table:table-cell>
          <table:table-cell table:formula="of:=[.A2238]" office:value-type="string" office:string-value="WEAVE" calcext:value-type="string">
            <text:p>WEAV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EB THICKNESS</text:p>
          </table:table-cell>
          <table:table-cell table:formula="of:=[.A2239]" office:value-type="string" office:string-value="WEB THICKNESS" calcext:value-type="string">
            <text:p>WEB THICKNES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EDGE MATERIAL</text:p>
          </table:table-cell>
          <table:table-cell table:formula="of:=[.A2240]" office:value-type="string" office:string-value="WEDGE MATERIAL" calcext:value-type="string">
            <text:p>WEDGE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table:formula="of:=[.A2241]" office:value-type="string" office:string-value="WEIGHT" calcext:value-type="string">
            <text:p>WEIGH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EIGHT CAPACITY</text:p>
          </table:table-cell>
          <table:table-cell table:formula="of:=[.A2242]" office:value-type="string" office:string-value="WEIGHT CAPACITY" calcext:value-type="string">
            <text:p>WEIGHT CAPAC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EIGHT OR WALL THICKNESS</text:p>
          </table:table-cell>
          <table:table-cell table:formula="of:=[.A2243]" office:value-type="string" office:string-value="WEIGHT OR WALL THICKNESS" calcext:value-type="string">
            <text:p>WEIGHT OR WALL THICKNES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EIGHT PER UNIT MEASURE</text:p>
          </table:table-cell>
          <table:table-cell table:formula="of:=[.A2244]" office:value-type="string" office:string-value="WEIGHT PER UNIT MEASURE" calcext:value-type="string">
            <text:p>WEIGHT PER UNIT MEASU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EIGHTED BASE</text:p>
          </table:table-cell>
          <table:table-cell table:formula="of:=[.A2245]" office:value-type="string" office:string-value="WEIGHTED BASE" calcext:value-type="string">
            <text:p>WEIGHTED BAS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ELD POSITION</text:p>
          </table:table-cell>
          <table:table-cell table:formula="of:=[.A2246]" office:value-type="string" office:string-value="WELD POSITION" calcext:value-type="string">
            <text:p>WELD POSI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ELD RANGE</text:p>
          </table:table-cell>
          <table:table-cell table:formula="of:=[.A2247]" office:value-type="string" office:string-value="WELD RANGE" calcext:value-type="string">
            <text:p>WELD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WELL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ELLHEAD TYPE</text:p>
          </table:table-cell>
          <table:table-cell table:formula="of:=[.A2249]" office:value-type="string" office:string-value="WELLHEAD TYPE" calcext:value-type="string">
            <text:p>WELLHEAD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ET BULB TEMPERATURE RANGE</text:p>
          </table:table-cell>
          <table:table-cell table:formula="of:=[.A2250]" office:value-type="string" office:string-value="WET BULB TEMPERATURE RANGE" calcext:value-type="string">
            <text:p>WET BULB TEMPERATURE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ETTABILITY</text:p>
          </table:table-cell>
          <table:table-cell table:formula="of:=[.A2251]" office:value-type="string" office:string-value="WETTABILITY" calcext:value-type="string">
            <text:p>WETTABIL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ETTED MATERIAL</text:p>
          </table:table-cell>
          <table:table-cell table:formula="of:=[.A2252]" office:value-type="string" office:string-value="WETTED MATERIAL" calcext:value-type="string">
            <text:p>WETTED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HEEL DATA</text:p>
          </table:table-cell>
          <table:table-cell table:formula="of:=[.A2253]" office:value-type="string" office:string-value="WHEEL DATA" calcext:value-type="string">
            <text:p>WHEEL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HEEL DIAMETER</text:p>
          </table:table-cell>
          <table:table-cell table:formula="of:=[.A2254]" office:value-type="string" office:string-value="WHEEL DIAMETER" calcext:value-type="string">
            <text:p>WHEEL DIAMET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HEEL OR CASTOR DATA</text:p>
          </table:table-cell>
          <table:table-cell table:formula="of:=[.A2255]" office:value-type="string" office:string-value="WHEEL OR CASTOR DATA" calcext:value-type="string">
            <text:p>WHEEL OR CASTOR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HEEL SIZE</text:p>
          </table:table-cell>
          <table:table-cell table:formula="of:=[.A2256]" office:value-type="string" office:string-value="WHEEL SIZE" calcext:value-type="string">
            <text:p>WHEEL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HITENESS</text:p>
          </table:table-cell>
          <table:table-cell table:formula="of:=[.A2257]" office:value-type="string" office:string-value="WHITENESS" calcext:value-type="string">
            <text:p>WHITENES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WID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IDTH ACROSS FLATS</text:p>
          </table:table-cell>
          <table:table-cell office:value-type="string" calcext:value-type="string">
            <text:p>WIDTH ACROSS FLA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IDTH ACROSS FORK</text:p>
          </table:table-cell>
          <table:table-cell table:formula="of:=[.A2260]" office:value-type="string" office:string-value="WIDTH ACROSS FORK" calcext:value-type="string">
            <text:p>WIDTH ACROSS FORK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IDTH BETWEEN FORK</text:p>
          </table:table-cell>
          <table:table-cell table:formula="of:=[.A2261]" office:value-type="string" office:string-value="WIDTH BETWEEN FORK" calcext:value-type="string">
            <text:p>WIDTH BETWEEN FORK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IDTH BETWEEN ROLLER PLATE</text:p>
          </table:table-cell>
          <table:table-cell office:value-type="string" calcext:value-type="string">
            <text:p>W BETW RLLR PLT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IDTH OF JAW</text:p>
          </table:table-cell>
          <table:table-cell office:value-type="string" calcext:value-type="string">
            <text:p>JAW W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IDTH OVER THE FORK</text:p>
          </table:table-cell>
          <table:table-cell office:value-type="string" calcext:value-type="string">
            <text:p>W OVER THE FORK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INDING MATERIAL</text:p>
          </table:table-cell>
          <table:table-cell office:value-type="string" calcext:value-type="string">
            <text:p>WINDIN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INDING TAP CONFIG</text:p>
          </table:table-cell>
          <table:table-cell table:formula="of:=[.A2266]" office:value-type="string" office:string-value="WINDING TAP CONFIG" calcext:value-type="string">
            <text:p>WINDING TAP CONFIG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INDING TYPE</text:p>
          </table:table-cell>
          <table:table-cell table:formula="of:=[.A2267]" office:value-type="string" office:string-value="WINDING TYPE" calcext:value-type="string">
            <text:p>WINDING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INDOW TYPE</text:p>
          </table:table-cell>
          <table:table-cell table:formula="of:=[.A2268]" office:value-type="string" office:string-value="WINDOW TYPE" calcext:value-type="string">
            <text:p>WINDOW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IRE APPLICATION</text:p>
          </table:table-cell>
          <table:table-cell table:formula="of:=[.A2269]" office:value-type="string" office:string-value="WIRE APPLICATION" calcext:value-type="string">
            <text:p>WIRE APPLICATION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WIRE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IRE DIAMETER</text:p>
          </table:table-cell>
          <table:table-cell office:value-type="string" calcext:value-type="string">
            <text:p>WIRE DI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IRE GAUGE</text:p>
          </table:table-cell>
          <table:table-cell table:formula="of:=[.A2272]" office:value-type="string" office:string-value="WIRE GAUGE" calcext:value-type="string">
            <text:p>WIRE GAU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WIRE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IRE RANGE</text:p>
          </table:table-cell>
          <table:table-cell table:formula="of:=[.A2274]" office:value-type="string" office:string-value="WIRE RANGE" calcext:value-type="string">
            <text:p>WIRE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IRE ROPE SIZE</text:p>
          </table:table-cell>
          <table:table-cell table:formula="of:=[.A2275]" office:value-type="string" office:string-value="WIRE ROPE SIZE" calcext:value-type="string">
            <text:p>WIRE ROPE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WIRE SIZ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IRE TYPE</text:p>
          </table:table-cell>
          <table:table-cell table:formula="of:=[.A2277]" office:value-type="string" office:string-value="WIRE TYPE" calcext:value-type="string">
            <text:p>WIRE TYP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ORD DATA</text:p>
          </table:table-cell>
          <table:table-cell table:formula="of:=[.A2278]" office:value-type="string" office:string-value="WORD DATA" calcext:value-type="string">
            <text:p>WORD DATA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ORKING DISTANCE</text:p>
          </table:table-cell>
          <table:table-cell table:formula="of:=[.A2279]" office:value-type="string" office:string-value="WORKING DISTANCE" calcext:value-type="string">
            <text:p>WORKING DISTANC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WORKING FORC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ORKING LOAD</text:p>
          </table:table-cell>
          <table:table-cell table:formula="of:=[.A2281]" office:value-type="string" office:string-value="WORKING LOAD" calcext:value-type="string">
            <text:p>WORKING LOA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ORKING LOAD LIMIT</text:p>
          </table:table-cell>
          <table:table-cell table:formula="of:=[.A2282]" office:value-type="string" office:string-value="WORKING LOAD LIMIT" calcext:value-type="string">
            <text:p>WORKING LOAD LIMI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table:number-columns-repeated="2" office:value-type="string" calcext:value-type="string">
            <text:p>WORKING PRESSU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ORKING RANGE</text:p>
          </table:table-cell>
          <table:table-cell table:formula="of:=[.A2284]" office:value-type="string" office:string-value="WORKING RANGE" calcext:value-type="string">
            <text:p>WORKING RAN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ORKING TEMPERATURE</text:p>
          </table:table-cell>
          <table:table-cell office:value-type="string" calcext:value-type="string">
            <text:p>WORKING TEMP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ORKING TORQUE</text:p>
          </table:table-cell>
          <table:table-cell table:formula="of:=[.A2286]" office:value-type="string" office:string-value="WORKING TORQUE" calcext:value-type="string">
            <text:p>WORKING TORQU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ORKING VOLTAGE</text:p>
          </table:table-cell>
          <table:table-cell table:formula="of:=[.A2287]" office:value-type="string" office:string-value="WORKING VOLTAGE" calcext:value-type="string">
            <text:p>WORKING VOLTAG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ORM OUTSIDE DIAMETER</text:p>
          </table:table-cell>
          <table:table-cell office:value-type="string" calcext:value-type="string">
            <text:p>WORM O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ORM THREAD DIRECTION</text:p>
          </table:table-cell>
          <table:table-cell office:value-type="string" calcext:value-type="string">
            <text:p>WORM TH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ORM THREAD QUANTITY</text:p>
          </table:table-cell>
          <table:table-cell table:formula="of:=[.A2290]" office:value-type="string" office:string-value="WORM THREAD QUANTITY" calcext:value-type="string">
            <text:p>WORM THREAD QUANTIT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WRITE SPEED</text:p>
          </table:table-cell>
          <table:table-cell table:formula="of:=[.A2291]" office:value-type="string" office:string-value="WRITE SPEED" calcext:value-type="string">
            <text:p>WRITE SPEE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YARN MATERIAL</text:p>
          </table:table-cell>
          <table:table-cell table:formula="of:=[.A2292]" office:value-type="string" office:string-value="YARN MATERIAL" calcext:value-type="string">
            <text:p>YARN MATERIAL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YIELD POINT</text:p>
          </table:table-cell>
          <table:table-cell table:formula="of:=[.A2293]" office:value-type="string" office:string-value="YIELD POINT" calcext:value-type="string">
            <text:p>YIELD POINT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YIELD STRENGTH</text:p>
          </table:table-cell>
          <table:table-cell table:formula="of:=[.A2294]" office:value-type="string" office:string-value="YIELD STRENGTH" calcext:value-type="string">
            <text:p>YIELD STRENGTH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ZOOM</text:p>
          </table:table-cell>
          <table:table-cell table:formula="of:=[.A2295]" office:value-type="string" office:string-value="ZOOM" calcext:value-type="string">
            <text:p>ZOOM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ZOOM RATIO</text:p>
          </table:table-cell>
          <table:table-cell table:formula="of:=[.A2296]" office:value-type="string" office:string-value="ZOOM RATIO" calcext:value-type="string">
            <text:p>ZOOM RATIO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</text:p>
          </table:table-cell>
        </table:table-row>
        <table:table-row table:style-name="ro1" table:number-rows-repeated="14">
          <table:table-cell table:number-columns-repeated="5"/>
        </table:table-row>
        <table:table-row table:style-name="ro1" table:visibility="filter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229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07:03:39.802370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oerodin </meta:initial-creator>
    <meta:creation-date>2016-12-11T07:02:11.479001783</meta:creation-date>
    <dc:date>2016-12-12T07:04:03.104935315</dc:date>
    <dc:creator>Khoerodin </dc:creator>
    <meta:editing-duration>PT9M59S</meta:editing-duration>
    <meta:editing-cycles>6</meta:editing-cycles>
    <meta:generator>LibreOffice/5.2.3.2$Linux_X86_64 LibreOffice_project/20m0$Build-2</meta:generator>
    <meta:document-statistic meta:table-count="1" meta:cell-count="11476" meta:object-count="0"/>
  </office:meta>
</office:document-meta>
</file>